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peedValue_Acceleration2" table:style-name="ta1">
        <table:shapes>
          <draw:frame draw:z-index="1" draw:id="id0" draw:style-name="a0" draw:name="Diagramm 1" svg:x="7.62347in" svg:y="37.10292in" svg:width="6.30361in" svg:height="3.544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Median:</text:p>
          </table:table-cell>
          <table:table-cell office:value-type="string" table:number-columns-spanned="3" table:number-rows-spanned="1" table:style-name="ce4">
            <text:p>Acceleration on linoleum floor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22504199999999999" table:style-name="ce1">
            <text:p>0,225042</text:p>
          </table:table-cell>
          <table:table-cell office:value-type="string" table:style-name="ce1">
            <text:p>with 3 values</text:p>
          </table:table-cell>
          <table:table-cell office:value-type="string" table:style-name="ce1">
            <text:p>with 5 values</text:p>
          </table:table-cell>
          <table:table-cell office:value-type="string" table:style-name="ce1">
            <text:p>Delta</text:p>
          </table:table-cell>
          <table:table-cell table:number-columns-repeated="16379" table:style-name="ce1"/>
        </table:table-row>
        <table:table-row table:style-name="ro1">
          <table:table-cell office:value-type="float" office:value="1.5199999999999901E-4" table:style-name="ce1">
            <text:p>0,000152</text:p>
          </table:table-cell>
          <table:table-cell office:value-type="float" office:value="0.45030399999999998" table:style-name="ce1">
            <text:p>0,450304</text:p>
          </table:table-cell>
          <table:table-cell office:value-type="float" office:value="0.45030399999999998" table:formula="of:=MEDIAN([.B2:.B4])" table:style-name="ce1">
            <text:p>0,45030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2.5704000000000001E-2" table:style-name="ce1">
            <text:p>0,025704</text:p>
          </table:table-cell>
          <table:table-cell office:value-type="float" office:value="0.645814" table:style-name="ce1">
            <text:p>0,645814</text:p>
          </table:table-cell>
          <table:table-cell office:value-type="float" office:value="0.45030399999999998" table:formula="of:=MEDIAN([.B3:.B5])" table:style-name="ce1">
            <text:p>0,450304</text:p>
          </table:table-cell>
          <table:table-cell office:value-type="float" office:value="0.45030399999999998" table:formula="of:=MEDIAN([.B2:.B6])" table:style-name="ce1">
            <text:p>0,450304</text:p>
          </table:table-cell>
          <table:table-cell table:number-columns-repeated="16380" table:style-name="ce1"/>
        </table:table-row>
        <table:table-row table:style-name="ro1">
          <table:table-cell office:value-type="float" office:value="2.5856000000000001E-2" table:style-name="ce1">
            <text:p>0,025856</text:p>
          </table:table-cell>
          <table:table-cell office:value-type="float" office:value="0.43054300000000001" table:style-name="ce1">
            <text:p>0,430543</text:p>
          </table:table-cell>
          <table:table-cell office:value-type="float" office:value="0.645814" table:formula="of:=MEDIAN([.B4:.B6])" table:style-name="ce1">
            <text:p>0,645814</text:p>
          </table:table-cell>
          <table:table-cell office:value-type="float" office:value="0.645814" table:formula="of:=MEDIAN([.B3:.B7])" table:style-name="ce1">
            <text:p>0,645814</text:p>
          </table:table-cell>
          <table:table-cell office:value-type="float" office:value="0.19551000000000002" table:formula="of:=[.D5]-[.D4]" table:style-name="ce1">
            <text:p>0,19551</text:p>
          </table:table-cell>
          <table:table-cell table:number-columns-repeated="16379" table:style-name="ce1"/>
        </table:table-row>
        <table:table-row table:style-name="ro1">
          <table:table-cell office:value-type="float" office:value="5.0316E-2" table:style-name="ce1">
            <text:p>0,050316</text:p>
          </table:table-cell>
          <table:table-cell office:value-type="float" office:value="0.67446799999999996" table:style-name="ce1">
            <text:p>0,674468</text:p>
          </table:table-cell>
          <table:table-cell office:value-type="float" office:value="0.67413900000000004" table:formula="of:=MEDIAN([.B5:.B7])" table:style-name="ce1">
            <text:p>0,674139</text:p>
          </table:table-cell>
          <table:table-cell office:value-type="float" office:value="0.67413900000000004" table:formula="of:=MEDIAN([.B4:.B8])" table:style-name="ce1">
            <text:p>0,674139</text:p>
          </table:table-cell>
          <table:table-cell office:value-type="float" office:value="2.8325000000000045E-2" table:formula="of:=[.D6]-[.D5]" table:style-name="ce1">
            <text:p>0,028325</text:p>
          </table:table-cell>
          <table:table-cell table:number-columns-repeated="16379" table:style-name="ce1"/>
        </table:table-row>
        <table:table-row table:style-name="ro1">
          <table:table-cell office:value-type="float" office:value="5.0479999999999997E-2" table:style-name="ce1">
            <text:p>0,05048</text:p>
          </table:table-cell>
          <table:table-cell office:value-type="float" office:value="0.67413900000000004" table:style-name="ce1">
            <text:p>0,674139</text:p>
          </table:table-cell>
          <table:table-cell office:value-type="float" office:value="0.67446799999999996" table:formula="of:=MEDIAN([.B6:.B8])" table:style-name="ce1">
            <text:p>0,674468</text:p>
          </table:table-cell>
          <table:table-cell office:value-type="float" office:value="0.67446799999999996" table:formula="of:=MEDIAN([.B5:.B9])" table:style-name="ce1">
            <text:p>0,674468</text:p>
          </table:table-cell>
          <table:table-cell office:value-type="float" office:value="3.289999999999127E-4" table:formula="of:=[.D7]-[.D6]" table:style-name="ce1">
            <text:p>0,000329</text:p>
          </table:table-cell>
          <table:table-cell table:number-columns-repeated="16379" table:style-name="ce1"/>
        </table:table-row>
        <table:table-row table:style-name="ro1">
          <table:table-cell office:value-type="float" office:value="7.5964000000000004E-2" table:style-name="ce1">
            <text:p>0,075964</text:p>
          </table:table-cell>
          <table:table-cell office:value-type="float" office:value="0.86296499999999998" table:style-name="ce1">
            <text:p>0,862965</text:p>
          </table:table-cell>
          <table:table-cell office:value-type="float" office:value="0.86296499999999998" table:formula="of:=MEDIAN([.B7:.B9])" table:style-name="ce1">
            <text:p>0,862965</text:p>
          </table:table-cell>
          <table:table-cell office:value-type="float" office:value="0.86296499999999998" table:formula="of:=MEDIAN([.B6:.B10])" table:style-name="ce1">
            <text:p>0,862965</text:p>
          </table:table-cell>
          <table:table-cell office:value-type="float" office:value="0.18849700000000003" table:formula="of:=[.D8]-[.D7]" table:style-name="ce1">
            <text:p>0,188497</text:p>
          </table:table-cell>
          <table:table-cell table:number-columns-repeated="16379" table:style-name="ce1"/>
        </table:table-row>
        <table:table-row table:style-name="ro1">
          <table:table-cell office:value-type="float" office:value="7.6119999999999993E-2" table:style-name="ce1">
            <text:p>0,07612</text:p>
          </table:table-cell>
          <table:table-cell office:value-type="float" office:value="0.86323399999999995" table:style-name="ce1">
            <text:p>0,863234</text:p>
          </table:table-cell>
          <table:table-cell office:value-type="float" office:value="0.86323399999999995" table:formula="of:=MEDIAN([.B8:.B10])" table:style-name="ce1">
            <text:p>0,863234</text:p>
          </table:table-cell>
          <table:table-cell office:value-type="float" office:value="0.86323399999999995" table:formula="of:=MEDIAN([.B7:.B11])" table:style-name="ce1">
            <text:p>0,863234</text:p>
          </table:table-cell>
          <table:table-cell office:value-type="float" office:value="2.6899999999996371E-4" table:formula="of:=[.D9]-[.D8]" table:style-name="ce1">
            <text:p>0,000269</text:p>
          </table:table-cell>
          <table:table-cell table:number-columns-repeated="16379" table:style-name="ce1"/>
        </table:table-row>
        <table:table-row table:style-name="ro1">
          <table:table-cell office:value-type="float" office:value="0.100628" table:style-name="ce1">
            <text:p>0,100628</text:p>
          </table:table-cell>
          <table:table-cell office:value-type="float" office:value="0.89739400000000002" table:style-name="ce1">
            <text:p>0,897394</text:p>
          </table:table-cell>
          <table:table-cell office:value-type="float" office:value="0.89739400000000002" table:formula="of:=MEDIAN([.B9:.B11])" table:style-name="ce1">
            <text:p>0,897394</text:p>
          </table:table-cell>
          <table:table-cell office:value-type="float" office:value="0.89739400000000002" table:formula="of:=MEDIAN([.B8:.B12])" table:style-name="ce1">
            <text:p>0,897394</text:p>
          </table:table-cell>
          <table:table-cell office:value-type="float" office:value="3.4160000000000079E-2" table:formula="of:=[.D10]-[.D9]" table:style-name="ce1">
            <text:p>0,03416</text:p>
          </table:table-cell>
          <table:table-cell table:number-columns-repeated="16379" table:style-name="ce1"/>
        </table:table-row>
        <table:table-row table:style-name="ro1">
          <table:table-cell office:value-type="float" office:value="0.100784" table:style-name="ce1">
            <text:p>0,100784</text:p>
          </table:table-cell>
          <table:table-cell office:value-type="float" office:value="0.89739400000000002" table:style-name="ce1">
            <text:p>0,897394</text:p>
          </table:table-cell>
          <table:table-cell office:value-type="float" office:value="0.89739400000000002" table:formula="of:=MEDIAN([.B10:.B12])" table:style-name="ce1">
            <text:p>0,897394</text:p>
          </table:table-cell>
          <table:table-cell office:value-type="float" office:value="0.89739400000000002" table:formula="of:=MEDIAN([.B9:.B13])" table:style-name="ce1">
            <text:p>0,897394</text:p>
          </table:table-cell>
          <table:table-cell office:value-type="float" office:value="0" table:formula="of:=[.D11]-[.D1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0.125384" table:style-name="ce1">
            <text:p>0,125384</text:p>
          </table:table-cell>
          <table:table-cell office:value-type="float" office:value="1.3410899999999999" table:style-name="ce1">
            <text:p>1,34109</text:p>
          </table:table-cell>
          <table:table-cell office:value-type="float" office:value="1.11721" table:formula="of:=MEDIAN([.B11:.B13])" table:style-name="ce1">
            <text:p>1,11721</text:p>
          </table:table-cell>
          <table:table-cell office:value-type="float" office:value="1.11721" table:formula="of:=MEDIAN([.B10:.B14])" table:style-name="ce1">
            <text:p>1,11721</text:p>
          </table:table-cell>
          <table:table-cell office:value-type="float" office:value="0.21981600000000001" table:formula="of:=[.D12]-[.D11]" table:style-name="ce1">
            <text:p>0,219816</text:p>
          </table:table-cell>
          <table:table-cell table:number-columns-repeated="16379" table:style-name="ce1"/>
        </table:table-row>
        <table:table-row table:style-name="ro1">
          <table:table-cell office:value-type="float" office:value="0.12554799999999999" table:style-name="ce1">
            <text:p>0,125548</text:p>
          </table:table-cell>
          <table:table-cell office:value-type="float" office:value="1.11721" table:style-name="ce1">
            <text:p>1,11721</text:p>
          </table:table-cell>
          <table:table-cell office:value-type="float" office:value="1.31558" table:formula="of:=MEDIAN([.B12:.B14])" table:style-name="ce1">
            <text:p>1,31558</text:p>
          </table:table-cell>
          <table:table-cell office:value-type="float" office:value="1.31558" table:formula="of:=MEDIAN([.B11:.B15])" table:style-name="ce1">
            <text:p>1,31558</text:p>
          </table:table-cell>
          <table:table-cell office:value-type="float" office:value="0.19836999999999994" table:formula="of:=[.D13]-[.D12]" table:style-name="ce1">
            <text:p>0,19837</text:p>
          </table:table-cell>
          <table:table-cell table:number-columns-repeated="16379" table:style-name="ce1"/>
        </table:table-row>
        <table:table-row table:style-name="ro1">
          <table:table-cell office:value-type="float" office:value="0.15062" table:style-name="ce1">
            <text:p>0,15062</text:p>
          </table:table-cell>
          <table:table-cell office:value-type="float" office:value="1.31558" table:style-name="ce1">
            <text:p>1,31558</text:p>
          </table:table-cell>
          <table:table-cell office:value-type="float" office:value="1.31558" table:formula="of:=MEDIAN([.B13:.B15])" table:style-name="ce1">
            <text:p>1,31558</text:p>
          </table:table-cell>
          <table:table-cell office:value-type="float" office:value="1.3410899999999999" table:formula="of:=MEDIAN([.B12:.B16])" table:style-name="ce1">
            <text:p>1,34109</text:p>
          </table:table-cell>
          <table:table-cell office:value-type="float" office:value="2.5509999999999922E-2" table:formula="of:=[.D14]-[.D13]" table:style-name="ce1">
            <text:p>0,02551</text:p>
          </table:table-cell>
          <table:table-cell table:number-columns-repeated="16379" table:style-name="ce1"/>
        </table:table-row>
        <table:table-row table:style-name="ro1">
          <table:table-cell office:value-type="float" office:value="0.15077199999999999" table:style-name="ce1">
            <text:p>0,150772</text:p>
          </table:table-cell>
          <table:table-cell office:value-type="float" office:value="1.5355700000000001" table:style-name="ce1">
            <text:p>1,53557</text:p>
          </table:table-cell>
          <table:table-cell office:value-type="float" office:value="1.5355700000000001" table:formula="of:=MEDIAN([.B14:.B16])" table:style-name="ce1">
            <text:p>1,53557</text:p>
          </table:table-cell>
          <table:table-cell office:value-type="float" office:value="1.5355700000000001" table:formula="of:=MEDIAN([.B13:.B17])" table:style-name="ce1">
            <text:p>1,53557</text:p>
          </table:table-cell>
          <table:table-cell office:value-type="float" office:value="0.19448000000000021" table:formula="of:=[.D15]-[.D14]" table:style-name="ce1">
            <text:p>0,19448</text:p>
          </table:table-cell>
          <table:table-cell table:number-columns-repeated="16379" table:style-name="ce1"/>
        </table:table-row>
        <table:table-row table:style-name="ro1">
          <table:table-cell office:value-type="float" office:value="0.17532400000000001" table:style-name="ce1">
            <text:p>0,175324</text:p>
          </table:table-cell>
          <table:table-cell office:value-type="float" office:value="1.5679000000000001" table:style-name="ce1">
            <text:p>1,5679</text:p>
          </table:table-cell>
          <table:table-cell office:value-type="float" office:value="1.56714" table:formula="of:=MEDIAN([.B15:.B17])" table:style-name="ce1">
            <text:p>1,56714</text:p>
          </table:table-cell>
          <table:table-cell office:value-type="float" office:value="1.56714" table:formula="of:=MEDIAN([.B14:.B18])" table:style-name="ce1">
            <text:p>1,56714</text:p>
          </table:table-cell>
          <table:table-cell office:value-type="float" office:value="3.1569999999999876E-2" table:formula="of:=[.D16]-[.D15]" table:style-name="ce1">
            <text:p>0,03157</text:p>
          </table:table-cell>
          <table:table-cell table:number-columns-repeated="16379" table:style-name="ce1"/>
        </table:table-row>
        <table:table-row table:style-name="ro1">
          <table:table-cell office:value-type="float" office:value="0.17548800000000001" table:style-name="ce1">
            <text:p>0,175488</text:p>
          </table:table-cell>
          <table:table-cell office:value-type="float" office:value="1.56714" table:style-name="ce1">
            <text:p>1,56714</text:p>
          </table:table-cell>
          <table:table-cell office:value-type="float" office:value="1.5679000000000001" table:formula="of:=MEDIAN([.B16:.B18])" table:style-name="ce1">
            <text:p>1,5679</text:p>
          </table:table-cell>
          <table:table-cell office:value-type="float" office:value="1.5679000000000001" table:formula="of:=MEDIAN([.B15:.B19])" table:style-name="ce1">
            <text:p>1,5679</text:p>
          </table:table-cell>
          <table:table-cell office:value-type="float" office:value="7.6000000000009393E-4" table:formula="of:=[.D17]-[.D16]" table:style-name="ce1">
            <text:p>0,00076</text:p>
          </table:table-cell>
          <table:table-cell table:number-columns-repeated="16379"/>
        </table:table-row>
        <table:table-row table:style-name="ro1">
          <table:table-cell office:value-type="float" office:value="0.20108400000000001" table:style-name="ce1">
            <text:p>0,201084</text:p>
          </table:table-cell>
          <table:table-cell office:value-type="float" office:value="1.93323" table:style-name="ce1">
            <text:p>1,93323</text:p>
          </table:table-cell>
          <table:table-cell office:value-type="float" office:value="1.71896" table:formula="of:=MEDIAN([.B17:.B19])" table:style-name="ce1">
            <text:p>1,71896</text:p>
          </table:table-cell>
          <table:table-cell office:value-type="float" office:value="1.71896" table:formula="of:=MEDIAN([.B16:.B20])" table:style-name="ce1">
            <text:p>1,71896</text:p>
          </table:table-cell>
          <table:table-cell office:value-type="float" office:value="0.15105999999999997" table:formula="of:=[.D18]-[.D17]" table:style-name="ce1">
            <text:p>0,15106</text:p>
          </table:table-cell>
          <table:table-cell table:number-columns-repeated="16379"/>
        </table:table-row>
        <table:table-row table:style-name="ro1">
          <table:table-cell office:value-type="float" office:value="0.20124" table:style-name="ce1">
            <text:p>0,20124</text:p>
          </table:table-cell>
          <table:table-cell office:value-type="float" office:value="1.71896" table:style-name="ce1">
            <text:p>1,71896</text:p>
          </table:table-cell>
          <table:table-cell office:value-type="float" office:value="1.8243799999999999" table:formula="of:=MEDIAN([.B18:.B20])" table:style-name="ce1">
            <text:p>1,82438</text:p>
          </table:table-cell>
          <table:table-cell office:value-type="float" office:value="1.8243799999999999" table:formula="of:=MEDIAN([.B17:.B21])" table:style-name="ce1">
            <text:p>1,82438</text:p>
          </table:table-cell>
          <table:table-cell office:value-type="float" office:value="0.10541999999999985" table:formula="of:=[.D19]-[.D18]" table:style-name="ce1">
            <text:p>0,10542</text:p>
          </table:table-cell>
          <table:table-cell table:number-columns-repeated="16379"/>
        </table:table-row>
        <table:table-row table:style-name="ro1">
          <table:table-cell office:value-type="float" office:value="0.22534799999999999" table:style-name="ce1">
            <text:p>0,225348</text:p>
          </table:table-cell>
          <table:table-cell office:value-type="float" office:value="1.8243799999999999" table:style-name="ce1">
            <text:p>1,82438</text:p>
          </table:table-cell>
          <table:table-cell office:value-type="float" office:value="1.8243799999999999" table:formula="of:=MEDIAN([.B19:.B21])" table:style-name="ce1">
            <text:p>1,82438</text:p>
          </table:table-cell>
          <table:table-cell office:value-type="float" office:value="1.93323" table:formula="of:=MEDIAN([.B18:.B22])" table:style-name="ce1">
            <text:p>1,93323</text:p>
          </table:table-cell>
          <table:table-cell office:value-type="float" office:value="0.10885000000000011" table:formula="of:=[.D20]-[.D19]" table:style-name="ce1">
            <text:p>0,10885</text:p>
          </table:table-cell>
          <table:table-cell table:number-columns-repeated="16379"/>
        </table:table-row>
        <table:table-row table:style-name="ro1">
          <table:table-cell office:value-type="float" office:value="0.22551199999999999" table:style-name="ce1">
            <text:p>0,225512</text:p>
          </table:table-cell>
          <table:table-cell office:value-type="float" office:value="2.0517500000000002" table:style-name="ce1">
            <text:p>2,05175</text:p>
          </table:table-cell>
          <table:table-cell office:value-type="float" office:value="2.0517500000000002" table:formula="of:=MEDIAN([.B20:.B22])" table:style-name="ce1">
            <text:p>2,05175</text:p>
          </table:table-cell>
          <table:table-cell office:value-type="float" office:value="1.9317299999999999" table:formula="of:=MEDIAN([.B19:.B23])" table:style-name="ce1">
            <text:p>1,93173</text:p>
          </table:table-cell>
          <table:table-cell office:value-type="float" office:value="-1.5000000000000568E-3" table:formula="of:=[.D21]-[.D20]" table:style-name="ce1">
            <text:p>-0,0015</text:p>
          </table:table-cell>
          <table:table-cell table:number-columns-repeated="16379"/>
        </table:table-row>
        <table:table-row table:style-name="ro1">
          <table:table-cell office:value-type="float" office:value="0.25113600000000003" table:style-name="ce1">
            <text:p>0,251136</text:p>
          </table:table-cell>
          <table:table-cell office:value-type="float" office:value="2.1457000000000002" table:style-name="ce1">
            <text:p>2,1457</text:p>
          </table:table-cell>
          <table:table-cell office:value-type="float" office:value="2.0517500000000002" table:formula="of:=MEDIAN([.B21:.B23])" table:style-name="ce1">
            <text:p>2,05175</text:p>
          </table:table-cell>
          <table:table-cell office:value-type="float" office:value="2.0103300000000002" table:formula="of:=MEDIAN([.B20:.B24])" table:style-name="ce1">
            <text:p>2,01033</text:p>
          </table:table-cell>
          <table:table-cell office:value-type="float" office:value="7.8600000000000225E-2" table:formula="of:=[.D22]-[.D21]" table:style-name="ce1">
            <text:p>0,0786</text:p>
          </table:table-cell>
          <table:table-cell table:number-columns-repeated="16379"/>
        </table:table-row>
        <table:table-row table:style-name="ro1">
          <table:table-cell office:value-type="float" office:value="0.25129200000000002" table:style-name="ce1">
            <text:p>0,251292</text:p>
          </table:table-cell>
          <table:table-cell office:value-type="float" office:value="1.9317299999999999" table:style-name="ce1">
            <text:p>1,93173</text:p>
          </table:table-cell>
          <table:table-cell office:value-type="float" office:value="2.0103300000000002" table:formula="of:=MEDIAN([.B22:.B24])" table:style-name="ce1">
            <text:p>2,01033</text:p>
          </table:table-cell>
          <table:table-cell office:value-type="float" office:value="2.0517500000000002" table:formula="of:=MEDIAN([.B21:.B25])" table:style-name="ce1">
            <text:p>2,05175</text:p>
          </table:table-cell>
          <table:table-cell office:value-type="float" office:value="4.1420000000000012E-2" table:formula="of:=[.D23]-[.D22]" table:style-name="ce1">
            <text:p>0,04142</text:p>
          </table:table-cell>
          <table:table-cell table:number-columns-repeated="16379"/>
        </table:table-row>
        <table:table-row table:style-name="ro1">
          <table:table-cell office:value-type="float" office:value="0.27590799999999999" table:style-name="ce1">
            <text:p>0,275908</text:p>
          </table:table-cell>
          <table:table-cell office:value-type="float" office:value="2.0103300000000002" table:style-name="ce1">
            <text:p>2,01033</text:p>
          </table:table-cell>
          <table:table-cell office:value-type="float" office:value="2.0103300000000002" table:formula="of:=MEDIAN([.B23:.B25])" table:style-name="ce1">
            <text:p>2,01033</text:p>
          </table:table-cell>
          <table:table-cell office:value-type="float" office:value="2.1457000000000002" table:formula="of:=MEDIAN([.B22:.B26])" table:style-name="ce1">
            <text:p>2,1457</text:p>
          </table:table-cell>
          <table:table-cell office:value-type="float" office:value="9.3949999999999978E-2" table:formula="of:=[.D24]-[.D23]" table:style-name="ce1">
            <text:p>0,09395</text:p>
          </table:table-cell>
          <table:table-cell table:number-columns-repeated="16379"/>
        </table:table-row>
        <table:table-row table:style-name="ro1">
          <table:table-cell office:value-type="float" office:value="0.27606000000000003" table:style-name="ce1">
            <text:p>0,27606</text:p>
          </table:table-cell>
          <table:table-cell office:value-type="float" office:value="2.23407" table:style-name="ce1">
            <text:p>2,23407</text:p>
          </table:table-cell>
          <table:table-cell office:value-type="float" office:value="2.23407" table:formula="of:=MEDIAN([.B24:.B26])" table:style-name="ce1">
            <text:p>2,23407</text:p>
          </table:table-cell>
          <table:table-cell office:value-type="float" office:value="2.23298" table:formula="of:=MEDIAN([.B23:.B27])" table:style-name="ce1">
            <text:p>2,23298</text:p>
          </table:table-cell>
          <table:table-cell office:value-type="float" office:value="8.7279999999999802E-2" table:formula="of:=[.D25]-[.D24]" table:style-name="ce1">
            <text:p>0,08728</text:p>
          </table:table-cell>
          <table:table-cell table:number-columns-repeated="16379"/>
        </table:table-row>
        <table:table-row table:style-name="ro1">
          <table:table-cell office:value-type="float" office:value="0.30066799999999999" table:style-name="ce1">
            <text:p>0,300668</text:p>
          </table:table-cell>
          <table:table-cell office:value-type="float" office:value="2.2347899999999998" table:style-name="ce1">
            <text:p>2,23479</text:p>
          </table:table-cell>
          <table:table-cell office:value-type="float" office:value="2.23407" table:formula="of:=MEDIAN([.B25:.B27])" table:style-name="ce1">
            <text:p>2,23407</text:p>
          </table:table-cell>
          <table:table-cell office:value-type="float" office:value="2.23407" table:formula="of:=MEDIAN([.B24:.B28])" table:style-name="ce1">
            <text:p>2,23407</text:p>
          </table:table-cell>
          <table:table-cell office:value-type="float" office:value="1.0900000000000354E-3" table:formula="of:=[.D26]-[.D25]" table:style-name="ce1">
            <text:p>0,00109</text:p>
          </table:table-cell>
          <table:table-cell table:number-columns-repeated="16379"/>
        </table:table-row>
        <table:table-row table:style-name="ro1">
          <table:table-cell office:value-type="float" office:value="0.30084" table:style-name="ce1">
            <text:p>0,30084</text:p>
          </table:table-cell>
          <table:table-cell office:value-type="float" office:value="2.23298" table:style-name="ce1">
            <text:p>2,23298</text:p>
          </table:table-cell>
          <table:table-cell office:value-type="float" office:value="2.2347899999999998" table:formula="of:=MEDIAN([.B26:.B28])" table:style-name="ce1">
            <text:p>2,23479</text:p>
          </table:table-cell>
          <table:table-cell office:value-type="float" office:value="2.2347899999999998" table:formula="of:=MEDIAN([.B25:.B29])" table:style-name="ce1">
            <text:p>2,23479</text:p>
          </table:table-cell>
          <table:table-cell office:value-type="float" office:value="7.1999999999983189E-4" table:formula="of:=[.D27]-[.D26]" table:style-name="ce1">
            <text:p>0,00072</text:p>
          </table:table-cell>
          <table:table-cell table:number-columns-repeated="16379"/>
        </table:table-row>
        <table:table-row table:style-name="ro1">
          <table:table-cell office:value-type="float" office:value="0.32585199999999997" table:style-name="ce1">
            <text:p>0,325852</text:p>
          </table:table-cell>
          <table:table-cell office:value-type="float" office:value="2.4168799999999999" table:style-name="ce1">
            <text:p>2,41688</text:p>
          </table:table-cell>
          <table:table-cell office:value-type="float" office:value="2.4168799999999999" table:formula="of:=MEDIAN([.B27:.B29])" table:style-name="ce1">
            <text:p>2,41688</text:p>
          </table:table-cell>
          <table:table-cell office:value-type="float" office:value="2.4168799999999999" table:formula="of:=MEDIAN([.B26:.B30])" table:style-name="ce1">
            <text:p>2,41688</text:p>
          </table:table-cell>
          <table:table-cell office:value-type="float" office:value="0.18209000000000009" table:formula="of:=[.D28]-[.D27]" table:style-name="ce1">
            <text:p>0,18209</text:p>
          </table:table-cell>
          <table:table-cell table:number-columns-repeated="16379"/>
        </table:table-row>
        <table:table-row table:style-name="ro1">
          <table:table-cell office:value-type="float" office:value="0.32602399999999998" table:style-name="ce1">
            <text:p>0,326024</text:p>
          </table:table-cell>
          <table:table-cell office:value-type="float" office:value="2.63659" table:style-name="ce1">
            <text:p>2,63659</text:p>
          </table:table-cell>
          <table:table-cell office:value-type="float" office:value="2.5019200000000001" table:formula="of:=MEDIAN([.B28:.B30])" table:style-name="ce1">
            <text:p>2,50192</text:p>
          </table:table-cell>
          <table:table-cell office:value-type="float" office:value="2.4168799999999999" table:formula="of:=MEDIAN([.B27:.B31])" table:style-name="ce1">
            <text:p>2,41688</text:p>
          </table:table-cell>
          <table:table-cell office:value-type="float" office:value="0" table:formula="of:=[.D29]-[.D2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017999999999999" table:style-name="ce1">
            <text:p>0,35018</text:p>
          </table:table-cell>
          <table:table-cell office:value-type="float" office:value="2.5019200000000001" table:style-name="ce1">
            <text:p>2,50192</text:p>
          </table:table-cell>
          <table:table-cell office:value-type="float" office:value="2.5019200000000001" table:formula="of:=MEDIAN([.B29:.B31])" table:style-name="ce1">
            <text:p>2,50192</text:p>
          </table:table-cell>
          <table:table-cell office:value-type="float" office:value="2.5019200000000001" table:formula="of:=MEDIAN([.B28:.B32])" table:style-name="ce1">
            <text:p>2,50192</text:p>
          </table:table-cell>
          <table:table-cell office:value-type="float" office:value="8.5040000000000227E-2" table:formula="of:=[.D30]-[.D29]" table:style-name="ce1">
            <text:p>0,08504</text:p>
          </table:table-cell>
          <table:table-cell table:number-columns-repeated="16379"/>
        </table:table-row>
        <table:table-row table:style-name="ro1">
          <table:table-cell office:value-type="float" office:value="0.350352" table:style-name="ce1">
            <text:p>0,350352</text:p>
          </table:table-cell>
          <table:table-cell office:value-type="float" office:value="2.27447" table:style-name="ce1">
            <text:p>2,27447</text:p>
          </table:table-cell>
          <table:table-cell office:value-type="float" office:value="2.5019200000000001" table:formula="of:=MEDIAN([.B30:.B32])" table:style-name="ce1">
            <text:p>2,50192</text:p>
          </table:table-cell>
          <table:table-cell office:value-type="float" office:value="2.63659" table:formula="of:=MEDIAN([.B29:.B33])" table:style-name="ce1">
            <text:p>2,63659</text:p>
          </table:table-cell>
          <table:table-cell office:value-type="float" office:value="0.13466999999999985" table:formula="of:=[.D31]-[.D30]" table:style-name="ce1">
            <text:p>0,13467</text:p>
          </table:table-cell>
          <table:table-cell table:number-columns-repeated="16379"/>
        </table:table-row>
        <table:table-row table:style-name="ro1">
          <table:table-cell office:value-type="float" office:value="0.37596400000000002" table:style-name="ce1">
            <text:p>0,375964</text:p>
          </table:table-cell>
          <table:table-cell office:value-type="float" office:value="2.7898399999999999" table:style-name="ce1">
            <text:p>2,78984</text:p>
          </table:table-cell>
          <table:table-cell office:value-type="float" office:value="2.7898399999999999" table:formula="of:=MEDIAN([.B31:.B33])" table:style-name="ce1">
            <text:p>2,78984</text:p>
          </table:table-cell>
          <table:table-cell office:value-type="float" office:value="2.6774200000000001" table:formula="of:=MEDIAN([.B30:.B34])" table:style-name="ce1">
            <text:p>2,67742</text:p>
          </table:table-cell>
          <table:table-cell office:value-type="float" office:value="4.0830000000000144E-2" table:formula="of:=[.D32]-[.D31]" table:style-name="ce1">
            <text:p>0,04083</text:p>
          </table:table-cell>
          <table:table-cell table:number-columns-repeated="16379"/>
        </table:table-row>
        <table:table-row table:style-name="ro1">
          <table:table-cell office:value-type="float" office:value="0.37612000000000001" table:style-name="ce1">
            <text:p>0,37612</text:p>
          </table:table-cell>
          <table:table-cell office:value-type="float" office:value="2.7915800000000002" table:style-name="ce1">
            <text:p>2,79158</text:p>
          </table:table-cell>
          <table:table-cell office:value-type="float" office:value="2.7898399999999999" table:formula="of:=MEDIAN([.B32:.B34])" table:style-name="ce1">
            <text:p>2,78984</text:p>
          </table:table-cell>
          <table:table-cell office:value-type="float" office:value="2.6778499999999998" table:formula="of:=MEDIAN([.B31:.B35])" table:style-name="ce1">
            <text:p>2,67785</text:p>
          </table:table-cell>
          <table:table-cell office:value-type="float" office:value="4.2999999999970839E-4" table:formula="of:=[.D33]-[.D32]" table:style-name="ce1">
            <text:p>0,00043</text:p>
          </table:table-cell>
          <table:table-cell table:number-columns-repeated="16379"/>
        </table:table-row>
        <table:table-row table:style-name="ro1">
          <table:table-cell office:value-type="float" office:value="0.40076400000000001" table:style-name="ce1">
            <text:p>0,400764</text:p>
          </table:table-cell>
          <table:table-cell office:value-type="float" office:value="2.6774200000000001" table:style-name="ce1">
            <text:p>2,67742</text:p>
          </table:table-cell>
          <table:table-cell office:value-type="float" office:value="2.6778499999999998" table:formula="of:=MEDIAN([.B33:.B35])" table:style-name="ce1">
            <text:p>2,67785</text:p>
          </table:table-cell>
          <table:table-cell office:value-type="float" office:value="2.7365599999999999" table:formula="of:=MEDIAN([.B32:.B36])" table:style-name="ce1">
            <text:p>2,73656</text:p>
          </table:table-cell>
          <table:table-cell office:value-type="float" office:value="5.871000000000004E-2" table:formula="of:=[.D34]-[.D33]" table:style-name="ce1">
            <text:p>0,05871</text:p>
          </table:table-cell>
          <table:table-cell table:number-columns-repeated="16379"/>
        </table:table-row>
        <table:table-row table:style-name="ro1">
          <table:table-cell office:value-type="float" office:value="0.40091599999999999" table:style-name="ce1">
            <text:p>0,400916</text:p>
          </table:table-cell>
          <table:table-cell office:value-type="float" office:value="2.6778499999999998" table:style-name="ce1">
            <text:p>2,67785</text:p>
          </table:table-cell>
          <table:table-cell office:value-type="float" office:value="2.6778499999999998" table:formula="of:=MEDIAN([.B34:.B36])" table:style-name="ce1">
            <text:p>2,67785</text:p>
          </table:table-cell>
          <table:table-cell office:value-type="float" office:value="2.73611" table:formula="of:=MEDIAN([.B33:.B37])" table:style-name="ce1">
            <text:p>2,73611</text:p>
          </table:table-cell>
          <table:table-cell office:value-type="float" office:value="-4.4999999999983942E-4" table:formula="of:=[.D35]-[.D34]" table:style-name="ce1">
            <text:p>-0,00045</text:p>
          </table:table-cell>
          <table:table-cell table:number-columns-repeated="16379"/>
        </table:table-row>
        <table:table-row table:style-name="ro1">
          <table:table-cell office:value-type="float" office:value="0.42502800000000002" table:style-name="ce1">
            <text:p>0,425028</text:p>
          </table:table-cell>
          <table:table-cell office:value-type="float" office:value="2.7365599999999999" table:style-name="ce1">
            <text:p>2,73656</text:p>
          </table:table-cell>
          <table:table-cell office:value-type="float" office:value="2.73611" table:formula="of:=MEDIAN([.B35:.B37])" table:style-name="ce1">
            <text:p>2,73611</text:p>
          </table:table-cell>
          <table:table-cell office:value-type="float" office:value="2.73611" table:formula="of:=MEDIAN([.B34:.B38])" table:style-name="ce1">
            <text:p>2,73611</text:p>
          </table:table-cell>
          <table:table-cell office:value-type="float" office:value="0" table:formula="of:=[.D36]-[.D3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2518400000000001" table:style-name="ce1">
            <text:p>0,425184</text:p>
          </table:table-cell>
          <table:table-cell office:value-type="float" office:value="2.73611" table:style-name="ce1">
            <text:p>2,73611</text:p>
          </table:table-cell>
          <table:table-cell office:value-type="float" office:value="2.7365599999999999" table:formula="of:=MEDIAN([.B36:.B38])" table:style-name="ce1">
            <text:p>2,73656</text:p>
          </table:table-cell>
          <table:table-cell office:value-type="float" office:value="2.7365599999999999" table:formula="of:=MEDIAN([.B35:.B39])" table:style-name="ce1">
            <text:p>2,73656</text:p>
          </table:table-cell>
          <table:table-cell office:value-type="float" office:value="4.4999999999983942E-4" table:formula="of:=[.D37]-[.D36]" table:style-name="ce1">
            <text:p>0,00045</text:p>
          </table:table-cell>
          <table:table-cell table:number-columns-repeated="16379"/>
        </table:table-row>
        <table:table-row table:style-name="ro1">
          <table:table-cell office:value-type="float" office:value="0.45072000000000001" table:style-name="ce1">
            <text:p>0,45072</text:p>
          </table:table-cell>
          <table:table-cell office:value-type="float" office:value="2.79983" table:style-name="ce1">
            <text:p>2,79983</text:p>
          </table:table-cell>
          <table:table-cell office:value-type="float" office:value="2.79983" table:formula="of:=MEDIAN([.B37:.B39])" table:style-name="ce1">
            <text:p>2,79983</text:p>
          </table:table-cell>
          <table:table-cell office:value-type="float" office:value="2.79983" table:formula="of:=MEDIAN([.B36:.B40])" table:style-name="ce1">
            <text:p>2,79983</text:p>
          </table:table-cell>
          <table:table-cell office:value-type="float" office:value="6.3270000000000159E-2" table:formula="of:=[.D38]-[.D37]" table:style-name="ce1">
            <text:p>0,06327</text:p>
          </table:table-cell>
          <table:table-cell table:number-columns-repeated="16379"/>
        </table:table-row>
        <table:table-row table:style-name="ro1">
          <table:table-cell office:value-type="float" office:value="0.450876" table:style-name="ce1">
            <text:p>0,450876</text:p>
          </table:table-cell>
          <table:table-cell office:value-type="float" office:value="2.79983" table:style-name="ce1">
            <text:p>2,79983</text:p>
          </table:table-cell>
          <table:table-cell office:value-type="float" office:value="2.79983" table:formula="of:=MEDIAN([.B38:.B40])" table:style-name="ce1">
            <text:p>2,79983</text:p>
          </table:table-cell>
          <table:table-cell office:value-type="float" office:value="2.79983" table:formula="of:=MEDIAN([.B37:.B41])" table:style-name="ce1">
            <text:p>2,79983</text:p>
          </table:table-cell>
          <table:table-cell office:value-type="float" office:value="0" table:formula="of:=[.D39]-[.D3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7550399999999998" table:style-name="ce1">
            <text:p>0,475504</text:p>
          </table:table-cell>
          <table:table-cell office:value-type="float" office:value="2.9024100000000002" table:style-name="ce1">
            <text:p>2,90241</text:p>
          </table:table-cell>
          <table:table-cell office:value-type="float" office:value="2.9024100000000002" table:formula="of:=MEDIAN([.B39:.B41])" table:style-name="ce1">
            <text:p>2,90241</text:p>
          </table:table-cell>
          <table:table-cell office:value-type="float" office:value="2.9024100000000002" table:formula="of:=MEDIAN([.B38:.B42])" table:style-name="ce1">
            <text:p>2,90241</text:p>
          </table:table-cell>
          <table:table-cell office:value-type="float" office:value="0.10258000000000012" table:formula="of:=[.D40]-[.D39]" table:style-name="ce1">
            <text:p>0,10258</text:p>
          </table:table-cell>
          <table:table-cell table:number-columns-repeated="16379"/>
        </table:table-row>
        <table:table-row table:style-name="ro1">
          <table:table-cell office:value-type="float" office:value="0.47565600000000002" table:style-name="ce1">
            <text:p>0,475656</text:p>
          </table:table-cell>
          <table:table-cell office:value-type="float" office:value="3.1261800000000002" table:style-name="ce1">
            <text:p>3,12618</text:p>
          </table:table-cell>
          <table:table-cell office:value-type="float" office:value="3.0585399999999998" table:formula="of:=MEDIAN([.B40:.B42])" table:style-name="ce1">
            <text:p>3,05854</text:p>
          </table:table-cell>
          <table:table-cell office:value-type="float" office:value="3.0580599999999998" table:formula="of:=MEDIAN([.B39:.B43])" table:style-name="ce1">
            <text:p>3,05806</text:p>
          </table:table-cell>
          <table:table-cell office:value-type="float" office:value="0.15564999999999962" table:formula="of:=[.D41]-[.D40]" table:style-name="ce1">
            <text:p>0,15565</text:p>
          </table:table-cell>
          <table:table-cell table:number-columns-repeated="16379"/>
        </table:table-row>
        <table:table-row table:style-name="ro1">
          <table:table-cell office:value-type="float" office:value="0.50083200000000005" table:style-name="ce1">
            <text:p>0,500832</text:p>
          </table:table-cell>
          <table:table-cell office:value-type="float" office:value="3.0585399999999998" table:style-name="ce1">
            <text:p>3,05854</text:p>
          </table:table-cell>
          <table:table-cell office:value-type="float" office:value="3.0585399999999998" table:formula="of:=MEDIAN([.B41:.B43])" table:style-name="ce1">
            <text:p>3,05854</text:p>
          </table:table-cell>
          <table:table-cell office:value-type="float" office:value="3.0585399999999998" table:formula="of:=MEDIAN([.B40:.B44])" table:style-name="ce1">
            <text:p>3,05854</text:p>
          </table:table-cell>
          <table:table-cell office:value-type="float" office:value="4.8000000000003595E-4" table:formula="of:=[.D42]-[.D41]" table:style-name="ce1">
            <text:p>0,00048</text:p>
          </table:table-cell>
          <table:table-cell table:number-columns-repeated="16379"/>
        </table:table-row>
        <table:table-row table:style-name="ro1">
          <table:table-cell office:value-type="float" office:value="0.50098799999999999" table:style-name="ce1">
            <text:p>0,500988</text:p>
          </table:table-cell>
          <table:table-cell office:value-type="float" office:value="3.0580599999999998" table:style-name="ce1">
            <text:p>3,05806</text:p>
          </table:table-cell>
          <table:table-cell office:value-type="float" office:value="3.0585399999999998" table:formula="of:=MEDIAN([.B42:.B44])" table:style-name="ce1">
            <text:p>3,05854</text:p>
          </table:table-cell>
          <table:table-cell office:value-type="float" office:value="3.12114" table:formula="of:=MEDIAN([.B41:.B45])" table:style-name="ce1">
            <text:p>3,12114</text:p>
          </table:table-cell>
          <table:table-cell office:value-type="float" office:value="6.2600000000000211E-2" table:formula="of:=[.D43]-[.D42]" table:style-name="ce1">
            <text:p>0,0626</text:p>
          </table:table-cell>
          <table:table-cell table:number-columns-repeated="16379"/>
        </table:table-row>
        <table:table-row table:style-name="ro1">
          <table:table-cell office:value-type="float" office:value="0.52565200000000001" table:style-name="ce1">
            <text:p>0,525652</text:p>
          </table:table-cell>
          <table:table-cell office:value-type="float" office:value="3.12114" table:style-name="ce1">
            <text:p>3,12114</text:p>
          </table:table-cell>
          <table:table-cell office:value-type="float" office:value="3.12114" table:formula="of:=MEDIAN([.B43:.B45])" table:style-name="ce1">
            <text:p>3,12114</text:p>
          </table:table-cell>
          <table:table-cell office:value-type="float" office:value="3.0585399999999998" table:formula="of:=MEDIAN([.B42:.B46])" table:style-name="ce1">
            <text:p>3,05854</text:p>
          </table:table-cell>
          <table:table-cell office:value-type="float" office:value="-6.2600000000000211E-2" table:formula="of:=[.D44]-[.D43]" table:style-name="ce1">
            <text:p>-0,0626</text:p>
          </table:table-cell>
          <table:table-cell table:number-columns-repeated="16379"/>
        </table:table-row>
        <table:table-row table:style-name="ro1">
          <table:table-cell office:value-type="float" office:value="0.52580800000000005" table:style-name="ce1">
            <text:p>0,525808</text:p>
          </table:table-cell>
          <table:table-cell office:value-type="float" office:value="3.12114" table:style-name="ce1">
            <text:p>3,12114</text:p>
          </table:table-cell>
          <table:table-cell office:value-type="float" office:value="3.12114" table:formula="of:=MEDIAN([.B44:.B46])" table:style-name="ce1">
            <text:p>3,12114</text:p>
          </table:table-cell>
          <table:table-cell office:value-type="float" office:value="3.0580599999999998" table:formula="of:=MEDIAN([.B43:.B47])" table:style-name="ce1">
            <text:p>3,05806</text:p>
          </table:table-cell>
          <table:table-cell office:value-type="float" office:value="-4.8000000000003595E-4" table:formula="of:=[.D45]-[.D44]" table:style-name="ce1">
            <text:p>-0,00048</text:p>
          </table:table-cell>
          <table:table-cell table:number-columns-repeated="16379"/>
        </table:table-row>
        <table:table-row table:style-name="ro1">
          <table:table-cell office:value-type="float" office:value="0.55101599999999995" table:style-name="ce1">
            <text:p>0,551016</text:p>
          </table:table-cell>
          <table:table-cell office:value-type="float" office:value="3.0541999999999998" table:style-name="ce1">
            <text:p>3,0542</text:p>
          </table:table-cell>
          <table:table-cell office:value-type="float" office:value="3.0541999999999998" table:formula="of:=MEDIAN([.B45:.B47])" table:style-name="ce1">
            <text:p>3,0542</text:p>
          </table:table-cell>
          <table:table-cell office:value-type="float" office:value="3.12114" table:formula="of:=MEDIAN([.B44:.B48])" table:style-name="ce1">
            <text:p>3,12114</text:p>
          </table:table-cell>
          <table:table-cell office:value-type="float" office:value="6.3080000000000247E-2" table:formula="of:=[.D46]-[.D45]" table:style-name="ce1">
            <text:p>0,06308</text:p>
          </table:table-cell>
          <table:table-cell table:number-columns-repeated="16379"/>
        </table:table-row>
        <table:table-row table:style-name="ro1">
          <table:table-cell office:value-type="float" office:value="0.551172" table:style-name="ce1">
            <text:p>0,551172</text:p>
          </table:table-cell>
          <table:table-cell office:value-type="float" office:value="3.0541999999999998" table:style-name="ce1">
            <text:p>3,0542</text:p>
          </table:table-cell>
          <table:table-cell office:value-type="float" office:value="3.0541999999999998" table:formula="of:=MEDIAN([.B46:.B48])" table:style-name="ce1">
            <text:p>3,0542</text:p>
          </table:table-cell>
          <table:table-cell office:value-type="float" office:value="3.12114" table:formula="of:=MEDIAN([.B45:.B49])" table:style-name="ce1">
            <text:p>3,12114</text:p>
          </table:table-cell>
          <table:table-cell office:value-type="float" office:value="0" table:formula="of:=[.D47]-[.D4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57678399999999996" table:style-name="ce1">
            <text:p>0,576784</text:p>
          </table:table-cell>
          <table:table-cell office:value-type="float" office:value="3.22105" table:style-name="ce1">
            <text:p>3,22105</text:p>
          </table:table-cell>
          <table:table-cell office:value-type="float" office:value="3.22105" table:formula="of:=MEDIAN([.B47:.B49])" table:style-name="ce1">
            <text:p>3,22105</text:p>
          </table:table-cell>
          <table:table-cell office:value-type="float" office:value="3.22105" table:formula="of:=MEDIAN([.B46:.B50])" table:style-name="ce1">
            <text:p>3,22105</text:p>
          </table:table-cell>
          <table:table-cell office:value-type="float" office:value="9.9909999999999943E-2" table:formula="of:=[.D48]-[.D47]" table:style-name="ce1">
            <text:p>0,09991</text:p>
          </table:table-cell>
          <table:table-cell table:number-columns-repeated="16379"/>
        </table:table-row>
        <table:table-row table:style-name="ro1">
          <table:table-cell office:value-type="float" office:value="0.57694000000000001" table:style-name="ce1">
            <text:p>0,57694</text:p>
          </table:table-cell>
          <table:table-cell office:value-type="float" office:value="3.22105" table:style-name="ce1">
            <text:p>3,22105</text:p>
          </table:table-cell>
          <table:table-cell office:value-type="float" office:value="3.22105" table:formula="of:=MEDIAN([.B48:.B50])" table:style-name="ce1">
            <text:p>3,22105</text:p>
          </table:table-cell>
          <table:table-cell office:value-type="float" office:value="3.22105" table:formula="of:=MEDIAN([.B47:.B51])" table:style-name="ce1">
            <text:p>3,22105</text:p>
          </table:table-cell>
          <table:table-cell office:value-type="float" office:value="0" table:formula="of:=[.D49]-[.D4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0110799999999998" table:style-name="ce1">
            <text:p>0,601108</text:p>
          </table:table-cell>
          <table:table-cell office:value-type="float" office:value="3.4122699999999999" table:style-name="ce1">
            <text:p>3,41227</text:p>
          </table:table-cell>
          <table:table-cell office:value-type="float" office:value="3.4122699999999999" table:formula="of:=MEDIAN([.B49:.B51])" table:style-name="ce1">
            <text:p>3,41227</text:p>
          </table:table-cell>
          <table:table-cell office:value-type="float" office:value="3.22105" table:formula="of:=MEDIAN([.B48:.B52])" table:style-name="ce1">
            <text:p>3,22105</text:p>
          </table:table-cell>
          <table:table-cell office:value-type="float" office:value="0" table:formula="of:=[.D50]-[.D4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0126400000000002" table:style-name="ce1">
            <text:p>0,601264</text:p>
          </table:table-cell>
          <table:table-cell office:value-type="float" office:value="3.4122699999999999" table:style-name="ce1">
            <text:p>3,41227</text:p>
          </table:table-cell>
          <table:table-cell office:value-type="float" office:value="3.4122699999999999" table:formula="of:=MEDIAN([.B50:.B52])" table:style-name="ce1">
            <text:p>3,41227</text:p>
          </table:table-cell>
          <table:table-cell office:value-type="float" office:value="3.22105" table:formula="of:=MEDIAN([.B49:.B53])" table:style-name="ce1">
            <text:p>3,22105</text:p>
          </table:table-cell>
          <table:table-cell office:value-type="float" office:value="0" table:formula="of:=[.D51]-[.D5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2690400000000002" table:style-name="ce1">
            <text:p>0,626904</text:p>
          </table:table-cell>
          <table:table-cell office:value-type="float" office:value="3.2175500000000001" table:style-name="ce1">
            <text:p>3,21755</text:p>
          </table:table-cell>
          <table:table-cell office:value-type="float" office:value="3.2180499999999999" table:formula="of:=MEDIAN([.B51:.B53])" table:style-name="ce1">
            <text:p>3,21805</text:p>
          </table:table-cell>
          <table:table-cell office:value-type="float" office:value="3.34246" table:formula="of:=MEDIAN([.B50:.B54])" table:style-name="ce1">
            <text:p>3,34246</text:p>
          </table:table-cell>
          <table:table-cell office:value-type="float" office:value="0.12141000000000002" table:formula="of:=[.D52]-[.D51]" table:style-name="ce1">
            <text:p>0,12141</text:p>
          </table:table-cell>
          <table:table-cell table:number-columns-repeated="16379"/>
        </table:table-row>
        <table:table-row table:style-name="ro1">
          <table:table-cell office:value-type="float" office:value="0.62705599999999995" table:style-name="ce1">
            <text:p>0,627056</text:p>
          </table:table-cell>
          <table:table-cell office:value-type="float" office:value="3.2180499999999999" table:style-name="ce1">
            <text:p>3,21805</text:p>
          </table:table-cell>
          <table:table-cell office:value-type="float" office:value="3.2180499999999999" table:formula="of:=MEDIAN([.B52:.B54])" table:style-name="ce1">
            <text:p>3,21805</text:p>
          </table:table-cell>
          <table:table-cell office:value-type="float" office:value="3.34246" table:formula="of:=MEDIAN([.B51:.B55])" table:style-name="ce1">
            <text:p>3,34246</text:p>
          </table:table-cell>
          <table:table-cell office:value-type="float" office:value="0" table:formula="of:=[.D53]-[.D5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5173599999999998" table:style-name="ce1">
            <text:p>0,651736</text:p>
          </table:table-cell>
          <table:table-cell office:value-type="float" office:value="3.34246" table:style-name="ce1">
            <text:p>3,34246</text:p>
          </table:table-cell>
          <table:table-cell office:value-type="float" office:value="3.34246" table:formula="of:=MEDIAN([.B53:.B55])" table:style-name="ce1">
            <text:p>3,34246</text:p>
          </table:table-cell>
          <table:table-cell office:value-type="float" office:value="3.34246" table:formula="of:=MEDIAN([.B52:.B56])" table:style-name="ce1">
            <text:p>3,34246</text:p>
          </table:table-cell>
          <table:table-cell office:value-type="float" office:value="0" table:formula="of:=[.D54]-[.D53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5188800000000002" table:style-name="ce1">
            <text:p>0,651888</text:p>
          </table:table-cell>
          <table:table-cell office:value-type="float" office:value="3.34246" table:style-name="ce1">
            <text:p>3,34246</text:p>
          </table:table-cell>
          <table:table-cell office:value-type="float" office:value="3.34246" table:formula="of:=MEDIAN([.B54:.B56])" table:style-name="ce1">
            <text:p>3,34246</text:p>
          </table:table-cell>
          <table:table-cell office:value-type="float" office:value="3.34246" table:formula="of:=MEDIAN([.B53:.B57])" table:style-name="ce1">
            <text:p>3,34246</text:p>
          </table:table-cell>
          <table:table-cell office:value-type="float" office:value="0" table:formula="of:=[.D55]-[.D5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67754000000000003" table:style-name="ce1">
            <text:p>0,67754</text:p>
          </table:table-cell>
          <table:table-cell office:value-type="float" office:value="3.43099" table:style-name="ce1">
            <text:p>3,43099</text:p>
          </table:table-cell>
          <table:table-cell office:value-type="float" office:value="3.4304600000000001" table:formula="of:=MEDIAN([.B55:.B57])" table:style-name="ce1">
            <text:p>3,43046</text:p>
          </table:table-cell>
          <table:table-cell office:value-type="float" office:value="3.4304600000000001" table:formula="of:=MEDIAN([.B54:.B58])" table:style-name="ce1">
            <text:p>3,43046</text:p>
          </table:table-cell>
          <table:table-cell office:value-type="float" office:value="8.8000000000000078E-2" table:formula="of:=[.D56]-[.D55]" table:style-name="ce1">
            <text:p>0,088</text:p>
          </table:table-cell>
          <table:table-cell table:number-columns-repeated="16379"/>
        </table:table-row>
        <table:table-row table:style-name="ro1">
          <table:table-cell office:value-type="float" office:value="0.67769599999999997" table:style-name="ce1">
            <text:p>0,677696</text:p>
          </table:table-cell>
          <table:table-cell office:value-type="float" office:value="3.4304600000000001" table:style-name="ce1">
            <text:p>3,43046</text:p>
          </table:table-cell>
          <table:table-cell office:value-type="float" office:value="3.43099" table:formula="of:=MEDIAN([.B56:.B58])" table:style-name="ce1">
            <text:p>3,43099</text:p>
          </table:table-cell>
          <table:table-cell office:value-type="float" office:value="3.43099" table:formula="of:=MEDIAN([.B55:.B59])" table:style-name="ce1">
            <text:p>3,43099</text:p>
          </table:table-cell>
          <table:table-cell office:value-type="float" office:value="5.2999999999991942E-4" table:formula="of:=[.D57]-[.D56]" table:style-name="ce1">
            <text:p>0,00053</text:p>
          </table:table-cell>
          <table:table-cell table:number-columns-repeated="16379"/>
        </table:table-row>
        <table:table-row table:style-name="ro1">
          <table:table-cell office:value-type="float" office:value="0.70530000000000004" table:style-name="ce1">
            <text:p>0,7053</text:p>
          </table:table-cell>
          <table:table-cell office:value-type="float" office:value="3.5878999999999999" table:style-name="ce1">
            <text:p>3,5879</text:p>
          </table:table-cell>
          <table:table-cell office:value-type="float" office:value="3.5868600000000002" table:formula="of:=MEDIAN([.B57:.B59])" table:style-name="ce1">
            <text:p>3,58686</text:p>
          </table:table-cell>
          <table:table-cell office:value-type="float" office:value="3.5868600000000002" table:formula="of:=MEDIAN([.B56:.B60])" table:style-name="ce1">
            <text:p>3,58686</text:p>
          </table:table-cell>
          <table:table-cell office:value-type="float" office:value="0.15587000000000018" table:formula="of:=[.D58]-[.D57]" table:style-name="ce1">
            <text:p>0,15587</text:p>
          </table:table-cell>
          <table:table-cell table:number-columns-repeated="16379"/>
        </table:table-row>
        <table:table-row table:style-name="ro1">
          <table:table-cell office:value-type="float" office:value="0.70546399999999998" table:style-name="ce1">
            <text:p>0,705464</text:p>
          </table:table-cell>
          <table:table-cell office:value-type="float" office:value="3.5868600000000002" table:style-name="ce1">
            <text:p>3,58686</text:p>
          </table:table-cell>
          <table:table-cell office:value-type="float" office:value="3.5878999999999999" table:formula="of:=MEDIAN([.B58:.B60])" table:style-name="ce1">
            <text:p>3,5879</text:p>
          </table:table-cell>
          <table:table-cell office:value-type="float" office:value="3.5878999999999999" table:formula="of:=MEDIAN([.B57:.B61])" table:style-name="ce1">
            <text:p>3,5879</text:p>
          </table:table-cell>
          <table:table-cell office:value-type="float" office:value="1.0399999999997078E-3" table:formula="of:=[.D59]-[.D58]" table:style-name="ce1">
            <text:p>0,00104</text:p>
          </table:table-cell>
          <table:table-cell table:number-columns-repeated="16379"/>
        </table:table-row>
        <table:table-row table:style-name="ro1">
          <table:table-cell office:value-type="float" office:value="0.73114400000000002" table:style-name="ce1">
            <text:p>0,731144</text:p>
          </table:table-cell>
          <table:table-cell office:value-type="float" office:value="3.6397900000000001" table:style-name="ce1">
            <text:p>3,63979</text:p>
          </table:table-cell>
          <table:table-cell office:value-type="float" office:value="3.6386599999999998" table:formula="of:=MEDIAN([.B59:.B61])" table:style-name="ce1">
            <text:p>3,63866</text:p>
          </table:table-cell>
          <table:table-cell office:value-type="float" office:value="3.6386599999999998" table:formula="of:=MEDIAN([.B58:.B62])" table:style-name="ce1">
            <text:p>3,63866</text:p>
          </table:table-cell>
          <table:table-cell office:value-type="float" office:value="5.0759999999999916E-2" table:formula="of:=[.D60]-[.D59]" table:style-name="ce1">
            <text:p>0,05076</text:p>
          </table:table-cell>
          <table:table-cell table:number-columns-repeated="16379"/>
        </table:table-row>
        <table:table-row table:style-name="ro1">
          <table:table-cell office:value-type="float" office:value="0.73131599999999997" table:style-name="ce1">
            <text:p>0,731316</text:p>
          </table:table-cell>
          <table:table-cell office:value-type="float" office:value="3.6386599999999998" table:style-name="ce1">
            <text:p>3,63866</text:p>
          </table:table-cell>
          <table:table-cell office:value-type="float" office:value="3.6397900000000001" table:formula="of:=MEDIAN([.B60:.B62])" table:style-name="ce1">
            <text:p>3,63979</text:p>
          </table:table-cell>
          <table:table-cell office:value-type="float" office:value="3.6397900000000001" table:formula="of:=MEDIAN([.B59:.B63])" table:style-name="ce1">
            <text:p>3,63979</text:p>
          </table:table-cell>
          <table:table-cell office:value-type="float" office:value="1.1300000000002974E-3" table:formula="of:=[.D61]-[.D60]" table:style-name="ce1">
            <text:p>0,00113</text:p>
          </table:table-cell>
          <table:table-cell table:number-columns-repeated="16379"/>
        </table:table-row>
        <table:table-row table:style-name="ro1">
          <table:table-cell office:value-type="float" office:value="0.756884" table:style-name="ce1">
            <text:p>0,756884</text:p>
          </table:table-cell>
          <table:table-cell office:value-type="float" office:value="3.65449" table:style-name="ce1">
            <text:p>3,65449</text:p>
          </table:table-cell>
          <table:table-cell office:value-type="float" office:value="3.65449" table:formula="of:=MEDIAN([.B61:.B63])" table:style-name="ce1">
            <text:p>3,65449</text:p>
          </table:table-cell>
          <table:table-cell office:value-type="float" office:value="3.65449" table:formula="of:=MEDIAN([.B60:.B64])" table:style-name="ce1">
            <text:p>3,65449</text:p>
          </table:table-cell>
          <table:table-cell office:value-type="float" office:value="1.4699999999999935E-2" table:formula="of:=[.D62]-[.D61]" table:style-name="ce1">
            <text:p>0,0147</text:p>
          </table:table-cell>
          <table:table-cell table:number-columns-repeated="16379"/>
        </table:table-row>
        <table:table-row table:style-name="ro1">
          <table:table-cell office:value-type="float" office:value="0.75704000000000005" table:style-name="ce1">
            <text:p>0,75704</text:p>
          </table:table-cell>
          <table:table-cell office:value-type="float" office:value="3.6567699999999999" table:style-name="ce1">
            <text:p>3,65677</text:p>
          </table:table-cell>
          <table:table-cell office:value-type="float" office:value="3.6567699999999999" table:formula="of:=MEDIAN([.B62:.B64])" table:style-name="ce1">
            <text:p>3,65677</text:p>
          </table:table-cell>
          <table:table-cell office:value-type="float" office:value="3.65449" table:formula="of:=MEDIAN([.B61:.B65])" table:style-name="ce1">
            <text:p>3,65449</text:p>
          </table:table-cell>
          <table:table-cell office:value-type="float" office:value="0" table:formula="of:=[.D63]-[.D6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78167200000000003" table:style-name="ce1">
            <text:p>0,781672</text:p>
          </table:table-cell>
          <table:table-cell office:value-type="float" office:value="3.7948499999999998" table:style-name="ce1">
            <text:p>3,79485</text:p>
          </table:table-cell>
          <table:table-cell office:value-type="float" office:value="3.6567699999999999" table:formula="of:=MEDIAN([.B63:.B65])" table:style-name="ce1">
            <text:p>3,65677</text:p>
          </table:table-cell>
          <table:table-cell office:value-type="float" office:value="3.6567699999999999" table:formula="of:=MEDIAN([.B62:.B66])" table:style-name="ce1">
            <text:p>3,65677</text:p>
          </table:table-cell>
          <table:table-cell office:value-type="float" office:value="2.2799999999998377E-3" table:formula="of:=[.D64]-[.D63]" table:style-name="ce1">
            <text:p>0,00228</text:p>
          </table:table-cell>
          <table:table-cell table:number-columns-repeated="16379"/>
        </table:table-row>
        <table:table-row table:style-name="ro1">
          <table:table-cell office:value-type="float" office:value="0.78182799999999997" table:style-name="ce1">
            <text:p>0,781828</text:p>
          </table:table-cell>
          <table:table-cell office:value-type="float" office:value="3.5716199999999998" table:style-name="ce1">
            <text:p>3,57162</text:p>
          </table:table-cell>
          <table:table-cell office:value-type="float" office:value="3.7682199999999999" table:formula="of:=MEDIAN([.B64:.B66])" table:style-name="ce1">
            <text:p>3,76822</text:p>
          </table:table-cell>
          <table:table-cell office:value-type="float" office:value="3.7682199999999999" table:formula="of:=MEDIAN([.B63:.B67])" table:style-name="ce1">
            <text:p>3,76822</text:p>
          </table:table-cell>
          <table:table-cell office:value-type="float" office:value="0.11145000000000005" table:formula="of:=[.D65]-[.D64]" table:style-name="ce1">
            <text:p>0,11145</text:p>
          </table:table-cell>
          <table:table-cell table:number-columns-repeated="16379"/>
        </table:table-row>
        <table:table-row table:style-name="ro1">
          <table:table-cell office:value-type="float" office:value="0.80957199999999996" table:style-name="ce1">
            <text:p>0,809572</text:p>
          </table:table-cell>
          <table:table-cell office:value-type="float" office:value="3.7682199999999999" table:style-name="ce1">
            <text:p>3,76822</text:p>
          </table:table-cell>
          <table:table-cell office:value-type="float" office:value="3.7682199999999999" table:formula="of:=MEDIAN([.B65:.B67])" table:style-name="ce1">
            <text:p>3,76822</text:p>
          </table:table-cell>
          <table:table-cell office:value-type="float" office:value="3.7682199999999999" table:formula="of:=MEDIAN([.B64:.B68])" table:style-name="ce1">
            <text:p>3,76822</text:p>
          </table:table-cell>
          <table:table-cell office:value-type="float" office:value="0" table:formula="of:=[.D66]-[.D6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809728" table:style-name="ce1">
            <text:p>0,809728</text:p>
          </table:table-cell>
          <table:table-cell office:value-type="float" office:value="3.7682199999999999" table:style-name="ce1">
            <text:p>3,76822</text:p>
          </table:table-cell>
          <table:table-cell office:value-type="float" office:value="3.7682199999999999" table:formula="of:=MEDIAN([.B66:.B68])" table:style-name="ce1">
            <text:p>3,76822</text:p>
          </table:table-cell>
          <table:table-cell office:value-type="float" office:value="3.7682199999999999" table:formula="of:=MEDIAN([.B65:.B69])" table:style-name="ce1">
            <text:p>3,76822</text:p>
          </table:table-cell>
          <table:table-cell office:value-type="float" office:value="0" table:formula="of:=[.D67]-[.D6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83453599999999994" table:style-name="ce1">
            <text:p>0,834536</text:p>
          </table:table-cell>
          <table:table-cell office:value-type="float" office:value="3.7680899999999999" table:style-name="ce1">
            <text:p>3,76809</text:p>
          </table:table-cell>
          <table:table-cell office:value-type="float" office:value="3.7682199999999999" table:formula="of:=MEDIAN([.B67:.B69])" table:style-name="ce1">
            <text:p>3,76822</text:p>
          </table:table-cell>
          <table:table-cell office:value-type="float" office:value="3.7682199999999999" table:formula="of:=MEDIAN([.B66:.B70])" table:style-name="ce1">
            <text:p>3,76822</text:p>
          </table:table-cell>
          <table:table-cell office:value-type="float" office:value="0" table:formula="of:=[.D68]-[.D6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83468799999999999" table:style-name="ce1">
            <text:p>0,834688</text:p>
          </table:table-cell>
          <table:table-cell office:value-type="float" office:value="3.7686999999999999" table:style-name="ce1">
            <text:p>3,7687</text:p>
          </table:table-cell>
          <table:table-cell office:value-type="float" office:value="3.7680899999999999" table:formula="of:=MEDIAN([.B68:.B70])" table:style-name="ce1">
            <text:p>3,76809</text:p>
          </table:table-cell>
          <table:table-cell office:value-type="float" office:value="3.7682199999999999" table:formula="of:=MEDIAN([.B67:.B71])" table:style-name="ce1">
            <text:p>3,76822</text:p>
          </table:table-cell>
          <table:table-cell office:value-type="float" office:value="0" table:formula="of:=[.D69]-[.D6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85978399999999999" table:style-name="ce1">
            <text:p>0,859784</text:p>
          </table:table-cell>
          <table:table-cell office:value-type="float" office:value="3.7257099999999999" table:style-name="ce1">
            <text:p>3,72571</text:p>
          </table:table-cell>
          <table:table-cell office:value-type="float" office:value="3.7686999999999999" table:formula="of:=MEDIAN([.B69:.B71])" table:style-name="ce1">
            <text:p>3,7687</text:p>
          </table:table-cell>
          <table:table-cell office:value-type="float" office:value="3.7686999999999999" table:formula="of:=MEDIAN([.B68:.B72])" table:style-name="ce1">
            <text:p>3,7687</text:p>
          </table:table-cell>
          <table:table-cell office:value-type="float" office:value="4.8000000000003595E-4" table:formula="of:=[.D70]-[.D69]" table:style-name="ce1">
            <text:p>0,00048</text:p>
          </table:table-cell>
          <table:table-cell table:number-columns-repeated="16379"/>
        </table:table-row>
        <table:table-row table:style-name="ro1">
          <table:table-cell office:value-type="float" office:value="0.85994000000000004" table:style-name="ce1">
            <text:p>0,85994</text:p>
          </table:table-cell>
          <table:table-cell office:value-type="float" office:value="3.9442400000000002" table:style-name="ce1">
            <text:p>3,94424</text:p>
          </table:table-cell>
          <table:table-cell office:value-type="float" office:value="3.93614" table:formula="of:=MEDIAN([.B70:.B72])" table:style-name="ce1">
            <text:p>3,93614</text:p>
          </table:table-cell>
          <table:table-cell office:value-type="float" office:value="3.7686999999999999" table:formula="of:=MEDIAN([.B69:.B73])" table:style-name="ce1">
            <text:p>3,7687</text:p>
          </table:table-cell>
          <table:table-cell office:value-type="float" office:value="0" table:formula="of:=[.D71]-[.D7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88508799999999999" table:style-name="ce1">
            <text:p>0,885088</text:p>
          </table:table-cell>
          <table:table-cell office:value-type="float" office:value="3.93614" table:style-name="ce1">
            <text:p>3,93614</text:p>
          </table:table-cell>
          <table:table-cell office:value-type="float" office:value="3.93614" table:formula="of:=MEDIAN([.B71:.B73])" table:style-name="ce1">
            <text:p>3,93614</text:p>
          </table:table-cell>
          <table:table-cell office:value-type="float" office:value="3.8562799999999999" table:formula="of:=MEDIAN([.B70:.B74])" table:style-name="ce1">
            <text:p>3,85628</text:p>
          </table:table-cell>
          <table:table-cell office:value-type="float" office:value="8.7579999999999991E-2" table:formula="of:=[.D72]-[.D71]" table:style-name="ce1">
            <text:p>0,08758</text:p>
          </table:table-cell>
          <table:table-cell table:number-columns-repeated="16379"/>
        </table:table-row>
        <table:table-row table:style-name="ro1">
          <table:table-cell office:value-type="float" office:value="0.88524400000000003" table:style-name="ce1">
            <text:p>0,885244</text:p>
          </table:table-cell>
          <table:table-cell office:value-type="float" office:value="3.71746" table:style-name="ce1">
            <text:p>3,71746</text:p>
          </table:table-cell>
          <table:table-cell office:value-type="float" office:value="3.8562799999999999" table:formula="of:=MEDIAN([.B72:.B74])" table:style-name="ce1">
            <text:p>3,85628</text:p>
          </table:table-cell>
          <table:table-cell office:value-type="float" office:value="3.8562799999999999" table:formula="of:=MEDIAN([.B71:.B75])" table:style-name="ce1">
            <text:p>3,85628</text:p>
          </table:table-cell>
          <table:table-cell office:value-type="float" office:value="0" table:formula="of:=[.D73]-[.D7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1091599999999995" table:style-name="ce1">
            <text:p>0,910916</text:p>
          </table:table-cell>
          <table:table-cell office:value-type="float" office:value="3.8562799999999999" table:style-name="ce1">
            <text:p>3,85628</text:p>
          </table:table-cell>
          <table:table-cell office:value-type="float" office:value="3.8562799999999999" table:formula="of:=MEDIAN([.B73:.B75])" table:style-name="ce1">
            <text:p>3,85628</text:p>
          </table:table-cell>
          <table:table-cell office:value-type="float" office:value="3.8562799999999999" table:formula="of:=MEDIAN([.B72:.B76])" table:style-name="ce1">
            <text:p>3,85628</text:p>
          </table:table-cell>
          <table:table-cell office:value-type="float" office:value="0" table:formula="of:=[.D74]-[.D73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1107199999999999" table:style-name="ce1">
            <text:p>0,911072</text:p>
          </table:table-cell>
          <table:table-cell office:value-type="float" office:value="3.8562799999999999" table:style-name="ce1">
            <text:p>3,85628</text:p>
          </table:table-cell>
          <table:table-cell office:value-type="float" office:value="3.8562799999999999" table:formula="of:=MEDIAN([.B74:.B76])" table:style-name="ce1">
            <text:p>3,85628</text:p>
          </table:table-cell>
          <table:table-cell office:value-type="float" office:value="3.8562799999999999" table:formula="of:=MEDIAN([.B73:.B77])" table:style-name="ce1">
            <text:p>3,85628</text:p>
          </table:table-cell>
          <table:table-cell office:value-type="float" office:value="0" table:formula="of:=[.D75]-[.D7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35164" table:style-name="ce1">
            <text:p>0,935164</text:p>
          </table:table-cell>
          <table:table-cell office:value-type="float" office:value="3.8793600000000001" table:style-name="ce1">
            <text:p>3,87936</text:p>
          </table:table-cell>
          <table:table-cell office:value-type="float" office:value="3.8767999999999998" table:formula="of:=MEDIAN([.B75:.B77])" table:style-name="ce1">
            <text:p>3,8768</text:p>
          </table:table-cell>
          <table:table-cell office:value-type="float" office:value="3.8767999999999998" table:formula="of:=MEDIAN([.B74:.B78])" table:style-name="ce1">
            <text:p>3,8768</text:p>
          </table:table-cell>
          <table:table-cell office:value-type="float" office:value="2.0519999999999872E-2" table:formula="of:=[.D76]-[.D75]" table:style-name="ce1">
            <text:p>0,02052</text:p>
          </table:table-cell>
          <table:table-cell table:number-columns-repeated="16379"/>
        </table:table-row>
        <table:table-row table:style-name="ro1">
          <table:table-cell office:value-type="float" office:value="0.93533599999999995" table:style-name="ce1">
            <text:p>0,935336</text:p>
          </table:table-cell>
          <table:table-cell office:value-type="float" office:value="3.8767999999999998" table:style-name="ce1">
            <text:p>3,8768</text:p>
          </table:table-cell>
          <table:table-cell office:value-type="float" office:value="3.8793600000000001" table:formula="of:=MEDIAN([.B76:.B78])" table:style-name="ce1">
            <text:p>3,87936</text:p>
          </table:table-cell>
          <table:table-cell office:value-type="float" office:value="3.8793600000000001" table:formula="of:=MEDIAN([.B75:.B79])" table:style-name="ce1">
            <text:p>3,87936</text:p>
          </table:table-cell>
          <table:table-cell office:value-type="float" office:value="2.5600000000003398E-3" table:formula="of:=[.D77]-[.D76]" table:style-name="ce1">
            <text:p>0,00256</text:p>
          </table:table-cell>
          <table:table-cell table:number-columns-repeated="16379"/>
        </table:table-row>
        <table:table-row table:style-name="ro1">
          <table:table-cell office:value-type="float" office:value="0.96053200000000005" table:style-name="ce1">
            <text:p>0,960532</text:p>
          </table:table-cell>
          <table:table-cell office:value-type="float" office:value="4.1443300000000001" table:style-name="ce1">
            <text:p>4,14433</text:p>
          </table:table-cell>
          <table:table-cell office:value-type="float" office:value="4.1443300000000001" table:formula="of:=MEDIAN([.B77:.B79])" table:style-name="ce1">
            <text:p>4,14433</text:p>
          </table:table-cell>
          <table:table-cell office:value-type="float" office:value="4.0128899999999996" table:formula="of:=MEDIAN([.B76:.B80])" table:style-name="ce1">
            <text:p>4,01289</text:p>
          </table:table-cell>
          <table:table-cell office:value-type="float" office:value="0.13352999999999948" table:formula="of:=[.D78]-[.D77]" table:style-name="ce1">
            <text:p>0,13353</text:p>
          </table:table-cell>
          <table:table-cell table:number-columns-repeated="16379"/>
        </table:table-row>
        <table:table-row table:style-name="ro1">
          <table:table-cell office:value-type="float" office:value="0.9607" table:style-name="ce1">
            <text:p>0,9607</text:p>
          </table:table-cell>
          <table:table-cell office:value-type="float" office:value="4.1449800000000003" table:style-name="ce1">
            <text:p>4,14498</text:p>
          </table:table-cell>
          <table:table-cell office:value-type="float" office:value="4.1443300000000001" table:formula="of:=MEDIAN([.B78:.B80])" table:style-name="ce1">
            <text:p>4,14433</text:p>
          </table:table-cell>
          <table:table-cell office:value-type="float" office:value="4.0128899999999996" table:formula="of:=MEDIAN([.B77:.B81])" table:style-name="ce1">
            <text:p>4,01289</text:p>
          </table:table-cell>
          <table:table-cell office:value-type="float" office:value="0" table:formula="of:=[.D79]-[.D7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8535200000000001" table:style-name="ce1">
            <text:p>0,985352</text:p>
          </table:table-cell>
          <table:table-cell office:value-type="float" office:value="4.0128899999999996" table:style-name="ce1">
            <text:p>4,01289</text:p>
          </table:table-cell>
          <table:table-cell office:value-type="float" office:value="4.0128899999999996" table:formula="of:=MEDIAN([.B79:.B81])" table:style-name="ce1">
            <text:p>4,01289</text:p>
          </table:table-cell>
          <table:table-cell office:value-type="float" office:value="4.0128899999999996" table:formula="of:=MEDIAN([.B78:.B82])" table:style-name="ce1">
            <text:p>4,01289</text:p>
          </table:table-cell>
          <table:table-cell office:value-type="float" office:value="0" table:formula="of:=[.D80]-[.D7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8551599999999995" table:style-name="ce1">
            <text:p>0,985516</text:p>
          </table:table-cell>
          <table:table-cell office:value-type="float" office:value="3.7905600000000002" table:style-name="ce1">
            <text:p>3,79056</text:p>
          </table:table-cell>
          <table:table-cell office:value-type="float" office:value="3.9249700000000001" table:formula="of:=MEDIAN([.B80:.B82])" table:style-name="ce1">
            <text:p>3,92497</text:p>
          </table:table-cell>
          <table:table-cell office:value-type="float" office:value="4.0128899999999996" table:formula="of:=MEDIAN([.B79:.B83])" table:style-name="ce1">
            <text:p>4,01289</text:p>
          </table:table-cell>
          <table:table-cell office:value-type="float" office:value="0" table:formula="of:=[.D81]-[.D8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0107280000000001" table:style-name="ce1">
            <text:p>1,010728</text:p>
          </table:table-cell>
          <table:table-cell office:value-type="float" office:value="3.9249700000000001" table:style-name="ce1">
            <text:p>3,92497</text:p>
          </table:table-cell>
          <table:table-cell office:value-type="float" office:value="3.9249700000000001" table:formula="of:=MEDIAN([.B81:.B83])" table:style-name="ce1">
            <text:p>3,92497</text:p>
          </table:table-cell>
          <table:table-cell office:value-type="float" office:value="4.0128899999999996" table:formula="of:=MEDIAN([.B80:.B84])" table:style-name="ce1">
            <text:p>4,01289</text:p>
          </table:table-cell>
          <table:table-cell office:value-type="float" office:value="0" table:formula="of:=[.D82]-[.D8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0108839999999999" table:style-name="ce1">
            <text:p>1,010884</text:p>
          </table:table-cell>
          <table:table-cell office:value-type="float" office:value="4.1443300000000001" table:style-name="ce1">
            <text:p>4,14433</text:p>
          </table:table-cell>
          <table:table-cell office:value-type="float" office:value="4.0219699999999996" table:formula="of:=MEDIAN([.B82:.B84])" table:style-name="ce1">
            <text:p>4,02197</text:p>
          </table:table-cell>
          <table:table-cell office:value-type="float" office:value="4.0219699999999996" table:formula="of:=MEDIAN([.B81:.B85])" table:style-name="ce1">
            <text:p>4,02197</text:p>
          </table:table-cell>
          <table:table-cell office:value-type="float" office:value="9.079999999999977E-3" table:formula="of:=[.D83]-[.D82]" table:style-name="ce1">
            <text:p>0,00908</text:p>
          </table:table-cell>
          <table:table-cell table:number-columns-repeated="16379"/>
        </table:table-row>
        <table:table-row table:style-name="ro1">
          <table:table-cell office:value-type="float" office:value="1.0354920000000001" table:style-name="ce1">
            <text:p>1,035492</text:p>
          </table:table-cell>
          <table:table-cell office:value-type="float" office:value="4.0219699999999996" table:style-name="ce1">
            <text:p>4,02197</text:p>
          </table:table-cell>
          <table:table-cell office:value-type="float" office:value="4.1443300000000001" table:formula="of:=MEDIAN([.B83:.B85])" table:style-name="ce1">
            <text:p>4,14433</text:p>
          </table:table-cell>
          <table:table-cell office:value-type="float" office:value="4.1443300000000001" table:formula="of:=MEDIAN([.B82:.B86])" table:style-name="ce1">
            <text:p>4,14433</text:p>
          </table:table-cell>
          <table:table-cell office:value-type="float" office:value="0.12236000000000047" table:formula="of:=[.D84]-[.D83]" table:style-name="ce1">
            <text:p>0,12236</text:p>
          </table:table-cell>
          <table:table-cell table:number-columns-repeated="16379"/>
        </table:table-row>
        <table:table-row table:style-name="ro1">
          <table:table-cell office:value-type="float" office:value="1.03566" table:style-name="ce1">
            <text:p>1,03566</text:p>
          </table:table-cell>
          <table:table-cell office:value-type="float" office:value="4.2433500000000004" table:style-name="ce1">
            <text:p>4,24335</text:p>
          </table:table-cell>
          <table:table-cell office:value-type="float" office:value="4.1449800000000003" table:formula="of:=MEDIAN([.B84:.B86])" table:style-name="ce1">
            <text:p>4,14498</text:p>
          </table:table-cell>
          <table:table-cell office:value-type="float" office:value="4.1443300000000001" table:formula="of:=MEDIAN([.B83:.B87])" table:style-name="ce1">
            <text:p>4,14433</text:p>
          </table:table-cell>
          <table:table-cell office:value-type="float" office:value="0" table:formula="of:=[.D85]-[.D8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060856" table:style-name="ce1">
            <text:p>1,060856</text:p>
          </table:table-cell>
          <table:table-cell office:value-type="float" office:value="4.1449800000000003" table:style-name="ce1">
            <text:p>4,14498</text:p>
          </table:table-cell>
          <table:table-cell office:value-type="float" office:value="4.1449800000000003" table:formula="of:=MEDIAN([.B85:.B87])" table:style-name="ce1">
            <text:p>4,14498</text:p>
          </table:table-cell>
          <table:table-cell office:value-type="float" office:value="4.1449800000000003" table:formula="of:=MEDIAN([.B84:.B88])" table:style-name="ce1">
            <text:p>4,14498</text:p>
          </table:table-cell>
          <table:table-cell office:value-type="float" office:value="6.5000000000026148E-4" table:formula="of:=[.D86]-[.D85]" table:style-name="ce1">
            <text:p>0,00065</text:p>
          </table:table-cell>
          <table:table-cell table:number-columns-repeated="16379"/>
        </table:table-row>
        <table:table-row table:style-name="ro1">
          <table:table-cell office:value-type="float" office:value="1.061008" table:style-name="ce1">
            <text:p>1,061008</text:p>
          </table:table-cell>
          <table:table-cell office:value-type="float" office:value="3.9293" table:style-name="ce1">
            <text:p>3,9293</text:p>
          </table:table-cell>
          <table:table-cell office:value-type="float" office:value="4.1449800000000003" table:formula="of:=MEDIAN([.B86:.B88])" table:style-name="ce1">
            <text:p>4,14498</text:p>
          </table:table-cell>
          <table:table-cell office:value-type="float" office:value="4.1449800000000003" table:formula="of:=MEDIAN([.B85:.B89])" table:style-name="ce1">
            <text:p>4,14498</text:p>
          </table:table-cell>
          <table:table-cell office:value-type="float" office:value="0" table:formula="of:=[.D87]-[.D8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0856920000000001" table:style-name="ce1">
            <text:p>1,085692</text:p>
          </table:table-cell>
          <table:table-cell office:value-type="float" office:value="4.2331000000000003" table:style-name="ce1">
            <text:p>4,2331</text:p>
          </table:table-cell>
          <table:table-cell office:value-type="float" office:value="4.0096600000000002" table:formula="of:=MEDIAN([.B87:.B89])" table:style-name="ce1">
            <text:p>4,00966</text:p>
          </table:table-cell>
          <table:table-cell office:value-type="float" office:value="4.0886699999999996" table:formula="of:=MEDIAN([.B86:.B90])" table:style-name="ce1">
            <text:p>4,08867</text:p>
          </table:table-cell>
          <table:table-cell office:value-type="float" office:value="-5.6310000000000748E-2" table:formula="of:=[.D88]-[.D87]" table:style-name="ce1">
            <text:p>-0,05631</text:p>
          </table:table-cell>
          <table:table-cell table:number-columns-repeated="16379"/>
        </table:table-row>
        <table:table-row table:style-name="ro1">
          <table:table-cell office:value-type="float" office:value="1.0858479999999999" table:style-name="ce1">
            <text:p>1,085848</text:p>
          </table:table-cell>
          <table:table-cell office:value-type="float" office:value="4.0096600000000002" table:style-name="ce1">
            <text:p>4,00966</text:p>
          </table:table-cell>
          <table:table-cell office:value-type="float" office:value="4.0886699999999996" table:formula="of:=MEDIAN([.B88:.B90])" table:style-name="ce1">
            <text:p>4,08867</text:p>
          </table:table-cell>
          <table:table-cell office:value-type="float" office:value="4.0886699999999996" table:formula="of:=MEDIAN([.B87:.B91])" table:style-name="ce1">
            <text:p>4,08867</text:p>
          </table:table-cell>
          <table:table-cell office:value-type="float" office:value="0" table:formula="of:=[.D89]-[.D8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110052" table:style-name="ce1">
            <text:p>1,110052</text:p>
          </table:table-cell>
          <table:table-cell office:value-type="float" office:value="4.0886699999999996" table:style-name="ce1">
            <text:p>4,08867</text:p>
          </table:table-cell>
          <table:table-cell office:value-type="float" office:value="4.0886699999999996" table:formula="of:=MEDIAN([.B89:.B91])" table:style-name="ce1">
            <text:p>4,08867</text:p>
          </table:table-cell>
          <table:table-cell office:value-type="float" office:value="4.0886699999999996" table:formula="of:=MEDIAN([.B88:.B92])" table:style-name="ce1">
            <text:p>4,08867</text:p>
          </table:table-cell>
          <table:table-cell office:value-type="float" office:value="0" table:formula="of:=[.D90]-[.D8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11022" table:style-name="ce1">
            <text:p>1,11022</text:p>
          </table:table-cell>
          <table:table-cell office:value-type="float" office:value="4.3136900000000002" table:style-name="ce1">
            <text:p>4,31369</text:p>
          </table:table-cell>
          <table:table-cell office:value-type="float" office:value="4.0886699999999996" table:formula="of:=MEDIAN([.B90:.B92])" table:style-name="ce1">
            <text:p>4,08867</text:p>
          </table:table-cell>
          <table:table-cell office:value-type="float" office:value="4.0774600000000003" table:formula="of:=MEDIAN([.B89:.B93])" table:style-name="ce1">
            <text:p>4,07746</text:p>
          </table:table-cell>
          <table:table-cell office:value-type="float" office:value="-1.1209999999999276E-2" table:formula="of:=[.D91]-[.D90]" table:style-name="ce1">
            <text:p>-0,01121</text:p>
          </table:table-cell>
          <table:table-cell table:number-columns-repeated="16379"/>
        </table:table-row>
        <table:table-row table:style-name="ro1">
          <table:table-cell office:value-type="float" office:value="1.135848" table:style-name="ce1">
            <text:p>1,135848</text:p>
          </table:table-cell>
          <table:table-cell office:value-type="float" office:value="4.0755699999999999" table:style-name="ce1">
            <text:p>4,07557</text:p>
          </table:table-cell>
          <table:table-cell office:value-type="float" office:value="4.0774600000000003" table:formula="of:=MEDIAN([.B91:.B93])" table:style-name="ce1">
            <text:p>4,07746</text:p>
          </table:table-cell>
          <table:table-cell office:value-type="float" office:value="4.0886699999999996" table:formula="of:=MEDIAN([.B90:.B94])" table:style-name="ce1">
            <text:p>4,08867</text:p>
          </table:table-cell>
          <table:table-cell office:value-type="float" office:value="1.1209999999999276E-2" table:formula="of:=[.D92]-[.D91]" table:style-name="ce1">
            <text:p>0,01121</text:p>
          </table:table-cell>
          <table:table-cell table:number-columns-repeated="16379"/>
        </table:table-row>
        <table:table-row table:style-name="ro1">
          <table:table-cell office:value-type="float" office:value="1.136004" table:style-name="ce1">
            <text:p>1,136004</text:p>
          </table:table-cell>
          <table:table-cell office:value-type="float" office:value="4.0774600000000003" table:style-name="ce1">
            <text:p>4,07746</text:p>
          </table:table-cell>
          <table:table-cell office:value-type="float" office:value="4.0774600000000003" table:formula="of:=MEDIAN([.B92:.B94])" table:style-name="ce1">
            <text:p>4,07746</text:p>
          </table:table-cell>
          <table:table-cell office:value-type="float" office:value="4.2412999999999998" table:formula="of:=MEDIAN([.B91:.B95])" table:style-name="ce1">
            <text:p>4,2413</text:p>
          </table:table-cell>
          <table:table-cell office:value-type="float" office:value="0.15263000000000027" table:formula="of:=[.D93]-[.D92]" table:style-name="ce1">
            <text:p>0,15263</text:p>
          </table:table-cell>
          <table:table-cell table:number-columns-repeated="16379"/>
        </table:table-row>
        <table:table-row table:style-name="ro1">
          <table:table-cell office:value-type="float" office:value="1.16062" table:style-name="ce1">
            <text:p>1,16062</text:p>
          </table:table-cell>
          <table:table-cell office:value-type="float" office:value="4.24404" table:style-name="ce1">
            <text:p>4,24404</text:p>
          </table:table-cell>
          <table:table-cell office:value-type="float" office:value="4.2412999999999998" table:formula="of:=MEDIAN([.B93:.B95])" table:style-name="ce1">
            <text:p>4,2413</text:p>
          </table:table-cell>
          <table:table-cell office:value-type="float" office:value="4.1456400000000002" table:formula="of:=MEDIAN([.B92:.B96])" table:style-name="ce1">
            <text:p>4,14564</text:p>
          </table:table-cell>
          <table:table-cell office:value-type="float" office:value="-9.5659999999999634E-2" table:formula="of:=[.D94]-[.D93]" table:style-name="ce1">
            <text:p>-0,09566</text:p>
          </table:table-cell>
          <table:table-cell table:number-columns-repeated="16379"/>
        </table:table-row>
        <table:table-row table:style-name="ro1">
          <table:table-cell office:value-type="float" office:value="1.160792" table:style-name="ce1">
            <text:p>1,160792</text:p>
          </table:table-cell>
          <table:table-cell office:value-type="float" office:value="4.2412999999999998" table:style-name="ce1">
            <text:p>4,2413</text:p>
          </table:table-cell>
          <table:table-cell office:value-type="float" office:value="4.2412999999999998" table:formula="of:=MEDIAN([.B94:.B96])" table:style-name="ce1">
            <text:p>4,2413</text:p>
          </table:table-cell>
          <table:table-cell office:value-type="float" office:value="4.1489099999999999" table:formula="of:=MEDIAN([.B93:.B97])" table:style-name="ce1">
            <text:p>4,14891</text:p>
          </table:table-cell>
          <table:table-cell office:value-type="float" office:value="3.2699999999996621E-3" table:formula="of:=[.D95]-[.D94]" table:style-name="ce1">
            <text:p>0,00327</text:p>
          </table:table-cell>
          <table:table-cell table:number-columns-repeated="16379"/>
        </table:table-row>
        <table:table-row table:style-name="ro1">
          <table:table-cell office:value-type="float" office:value="1.18598" table:style-name="ce1">
            <text:p>1,18598</text:p>
          </table:table-cell>
          <table:table-cell office:value-type="float" office:value="4.1456400000000002" table:style-name="ce1">
            <text:p>4,14564</text:p>
          </table:table-cell>
          <table:table-cell office:value-type="float" office:value="4.1489099999999999" table:formula="of:=MEDIAN([.B95:.B97])" table:style-name="ce1">
            <text:p>4,14891</text:p>
          </table:table-cell>
          <table:table-cell office:value-type="float" office:value="4.2412999999999998" table:formula="of:=MEDIAN([.B94:.B98])" table:style-name="ce1">
            <text:p>4,2413</text:p>
          </table:table-cell>
          <table:table-cell office:value-type="float" office:value="9.2389999999999972E-2" table:formula="of:=[.D96]-[.D95]" table:style-name="ce1">
            <text:p>0,09239</text:p>
          </table:table-cell>
          <table:table-cell table:number-columns-repeated="16379"/>
        </table:table-row>
        <table:table-row table:style-name="ro1">
          <table:table-cell office:value-type="float" office:value="1.186132" table:style-name="ce1">
            <text:p>1,186132</text:p>
          </table:table-cell>
          <table:table-cell office:value-type="float" office:value="4.1489099999999999" table:style-name="ce1">
            <text:p>4,14891</text:p>
          </table:table-cell>
          <table:table-cell office:value-type="float" office:value="4.1489099999999999" table:formula="of:=MEDIAN([.B96:.B98])" table:style-name="ce1">
            <text:p>4,14891</text:p>
          </table:table-cell>
          <table:table-cell office:value-type="float" office:value="4.2412999999999998" table:formula="of:=MEDIAN([.B95:.B99])" table:style-name="ce1">
            <text:p>4,2413</text:p>
          </table:table-cell>
          <table:table-cell office:value-type="float" office:value="0" table:formula="of:=[.D97]-[.D9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2103919999999999" table:style-name="ce1">
            <text:p>1,210392</text:p>
          </table:table-cell>
          <table:table-cell office:value-type="float" office:value="4.3066199999999997" table:style-name="ce1">
            <text:p>4,30662</text:p>
          </table:table-cell>
          <table:table-cell office:value-type="float" office:value="4.3045099999999996" table:formula="of:=MEDIAN([.B97:.B99])" table:style-name="ce1">
            <text:p>4,30451</text:p>
          </table:table-cell>
          <table:table-cell office:value-type="float" office:value="4.24404" table:formula="of:=MEDIAN([.B96:.B100])" table:style-name="ce1">
            <text:p>4,24404</text:p>
          </table:table-cell>
          <table:table-cell office:value-type="float" office:value="2.7400000000001867E-3" table:formula="of:=[.D98]-[.D97]" table:style-name="ce1">
            <text:p>0,00274</text:p>
          </table:table-cell>
          <table:table-cell table:number-columns-repeated="16379"/>
        </table:table-row>
        <table:table-row table:style-name="ro1">
          <table:table-cell office:value-type="float" office:value="1.210556" table:style-name="ce1">
            <text:p>1,210556</text:p>
          </table:table-cell>
          <table:table-cell office:value-type="float" office:value="4.3045099999999996" table:style-name="ce1">
            <text:p>4,30451</text:p>
          </table:table-cell>
          <table:table-cell office:value-type="float" office:value="4.3045099999999996" table:formula="of:=MEDIAN([.B98:.B100])" table:style-name="ce1">
            <text:p>4,30451</text:p>
          </table:table-cell>
          <table:table-cell office:value-type="float" office:value="4.2454099999999997" table:formula="of:=MEDIAN([.B97:.B101])" table:style-name="ce1">
            <text:p>4,24541</text:p>
          </table:table-cell>
          <table:table-cell office:value-type="float" office:value="1.3699999999996493E-3" table:formula="of:=[.D99]-[.D98]" table:style-name="ce1">
            <text:p>0,00137</text:p>
          </table:table-cell>
          <table:table-cell table:number-columns-repeated="16379"/>
        </table:table-row>
        <table:table-row table:style-name="ro1">
          <table:table-cell office:value-type="float" office:value="1.2351639999999999" table:style-name="ce1">
            <text:p>1,235164</text:p>
          </table:table-cell>
          <table:table-cell office:value-type="float" office:value="4.24404" table:style-name="ce1">
            <text:p>4,24404</text:p>
          </table:table-cell>
          <table:table-cell office:value-type="float" office:value="4.2454099999999997" table:formula="of:=MEDIAN([.B99:.B101])" table:style-name="ce1">
            <text:p>4,24541</text:p>
          </table:table-cell>
          <table:table-cell office:value-type="float" office:value="4.2454099999999997" table:formula="of:=MEDIAN([.B98:.B102])" table:style-name="ce1">
            <text:p>4,24541</text:p>
          </table:table-cell>
          <table:table-cell office:value-type="float" office:value="0" table:formula="of:=[.D100]-[.D9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23532" table:style-name="ce1">
            <text:p>1,23532</text:p>
          </table:table-cell>
          <table:table-cell office:value-type="float" office:value="4.2454099999999997" table:style-name="ce1">
            <text:p>4,24541</text:p>
          </table:table-cell>
          <table:table-cell office:value-type="float" office:value="4.24404" table:formula="of:=MEDIAN([.B100:.B102])" table:style-name="ce1">
            <text:p>4,24404</text:p>
          </table:table-cell>
          <table:table-cell office:value-type="float" office:value="4.2454099999999997" table:formula="of:=MEDIAN([.B99:.B103])" table:style-name="ce1">
            <text:p>4,24541</text:p>
          </table:table-cell>
          <table:table-cell office:value-type="float" office:value="0" table:formula="of:=[.D101]-[.D10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2605999999999999" table:style-name="ce1">
            <text:p>1,2606</text:p>
          </table:table-cell>
          <table:table-cell office:value-type="float" office:value="4.1332500000000003" table:style-name="ce1">
            <text:p>4,13325</text:p>
          </table:table-cell>
          <table:table-cell office:value-type="float" office:value="4.2454099999999997" table:formula="of:=MEDIAN([.B101:.B103])" table:style-name="ce1">
            <text:p>4,24541</text:p>
          </table:table-cell>
          <table:table-cell office:value-type="float" office:value="4.2454099999999997" table:formula="of:=MEDIAN([.B100:.B104])" table:style-name="ce1">
            <text:p>4,24541</text:p>
          </table:table-cell>
          <table:table-cell office:value-type="float" office:value="0" table:formula="of:=[.D102]-[.D10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260756" table:style-name="ce1">
            <text:p>1,260756</text:p>
          </table:table-cell>
          <table:table-cell office:value-type="float" office:value="4.3507899999999999" table:style-name="ce1">
            <text:p>4,35079</text:p>
          </table:table-cell>
          <table:table-cell office:value-type="float" office:value="4.3507899999999999" table:formula="of:=MEDIAN([.B102:.B104])" table:style-name="ce1">
            <text:p>4,35079</text:p>
          </table:table-cell>
          <table:table-cell office:value-type="float" office:value="4.2454099999999997" table:formula="of:=MEDIAN([.B101:.B105])" table:style-name="ce1">
            <text:p>4,24541</text:p>
          </table:table-cell>
          <table:table-cell office:value-type="float" office:value="0" table:formula="of:=[.D103]-[.D10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285452" table:style-name="ce1">
            <text:p>1,285452</text:p>
          </table:table-cell>
          <table:table-cell office:value-type="float" office:value="4.45303" table:style-name="ce1">
            <text:p>4,45303</text:p>
          </table:table-cell>
          <table:table-cell office:value-type="float" office:value="4.3507899999999999" table:formula="of:=MEDIAN([.B103:.B105])" table:style-name="ce1">
            <text:p>4,35079</text:p>
          </table:table-cell>
          <table:table-cell office:value-type="float" office:value="4.3507899999999999" table:formula="of:=MEDIAN([.B102:.B106])" table:style-name="ce1">
            <text:p>4,35079</text:p>
          </table:table-cell>
          <table:table-cell office:value-type="float" office:value="0.10538000000000025" table:formula="of:=[.D104]-[.D103]" table:style-name="ce1">
            <text:p>0,10538</text:p>
          </table:table-cell>
          <table:table-cell table:number-columns-repeated="16379"/>
        </table:table-row>
        <table:table-row table:style-name="ro1">
          <table:table-cell office:value-type="float" office:value="1.2856080000000001" table:style-name="ce1">
            <text:p>1,285608</text:p>
          </table:table-cell>
          <table:table-cell office:value-type="float" office:value="4.2303800000000003" table:style-name="ce1">
            <text:p>4,23038</text:p>
          </table:table-cell>
          <table:table-cell office:value-type="float" office:value="4.3617600000000003" table:formula="of:=MEDIAN([.B104:.B106])" table:style-name="ce1">
            <text:p>4,36176</text:p>
          </table:table-cell>
          <table:table-cell office:value-type="float" office:value="4.3617600000000003" table:formula="of:=MEDIAN([.B103:.B107])" table:style-name="ce1">
            <text:p>4,36176</text:p>
          </table:table-cell>
          <table:table-cell office:value-type="float" office:value="1.0970000000000368E-2" table:formula="of:=[.D105]-[.D104]" table:style-name="ce1">
            <text:p>0,01097</text:p>
          </table:table-cell>
          <table:table-cell table:number-columns-repeated="16379"/>
        </table:table-row>
        <table:table-row table:style-name="ro1">
          <table:table-cell office:value-type="float" office:value="1.310824" table:style-name="ce1">
            <text:p>1,310824</text:p>
          </table:table-cell>
          <table:table-cell office:value-type="float" office:value="4.3617600000000003" table:style-name="ce1">
            <text:p>4,36176</text:p>
          </table:table-cell>
          <table:table-cell office:value-type="float" office:value="4.3617600000000003" table:formula="of:=MEDIAN([.B105:.B107])" table:style-name="ce1">
            <text:p>4,36176</text:p>
          </table:table-cell>
          <table:table-cell office:value-type="float" office:value="4.3624499999999999" table:formula="of:=MEDIAN([.B104:.B108])" table:style-name="ce1">
            <text:p>4,36245</text:p>
          </table:table-cell>
          <table:table-cell office:value-type="float" office:value="6.8999999999963535E-4" table:formula="of:=[.D106]-[.D105]" table:style-name="ce1">
            <text:p>0,00069</text:p>
          </table:table-cell>
          <table:table-cell table:number-columns-repeated="16379"/>
        </table:table-row>
        <table:table-row table:style-name="ro1">
          <table:table-cell office:value-type="float" office:value="1.3109759999999999" table:style-name="ce1">
            <text:p>1,310976</text:p>
          </table:table-cell>
          <table:table-cell office:value-type="float" office:value="4.3624499999999999" table:style-name="ce1">
            <text:p>4,36245</text:p>
          </table:table-cell>
          <table:table-cell office:value-type="float" office:value="4.3624499999999999" table:formula="of:=MEDIAN([.B106:.B108])" table:style-name="ce1">
            <text:p>4,36245</text:p>
          </table:table-cell>
          <table:table-cell office:value-type="float" office:value="4.3624499999999999" table:formula="of:=MEDIAN([.B105:.B109])" table:style-name="ce1">
            <text:p>4,36245</text:p>
          </table:table-cell>
          <table:table-cell office:value-type="float" office:value="0" table:formula="of:=[.D107]-[.D10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3360639999999999" table:style-name="ce1">
            <text:p>1,336064</text:p>
          </table:table-cell>
          <table:table-cell office:value-type="float" office:value="4.3845700000000001" table:style-name="ce1">
            <text:p>4,38457</text:p>
          </table:table-cell>
          <table:table-cell office:value-type="float" office:value="4.3818000000000001" table:formula="of:=MEDIAN([.B107:.B109])" table:style-name="ce1">
            <text:p>4,3818</text:p>
          </table:table-cell>
          <table:table-cell office:value-type="float" office:value="4.3624499999999999" table:formula="of:=MEDIAN([.B106:.B110])" table:style-name="ce1">
            <text:p>4,36245</text:p>
          </table:table-cell>
          <table:table-cell office:value-type="float" office:value="0" table:formula="of:=[.D108]-[.D10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3362320000000001" table:style-name="ce1">
            <text:p>1,336232</text:p>
          </table:table-cell>
          <table:table-cell office:value-type="float" office:value="4.3818000000000001" table:style-name="ce1">
            <text:p>4,3818</text:p>
          </table:table-cell>
          <table:table-cell office:value-type="float" office:value="4.3818000000000001" table:formula="of:=MEDIAN([.B108:.B110])" table:style-name="ce1">
            <text:p>4,3818</text:p>
          </table:table-cell>
          <table:table-cell office:value-type="float" office:value="4.3818000000000001" table:formula="of:=MEDIAN([.B107:.B111])" table:style-name="ce1">
            <text:p>4,3818</text:p>
          </table:table-cell>
          <table:table-cell office:value-type="float" office:value="1.93500000000002E-2" table:formula="of:=[.D109]-[.D108]" table:style-name="ce1">
            <text:p>0,01935</text:p>
          </table:table-cell>
          <table:table-cell table:number-columns-repeated="16379"/>
        </table:table-row>
        <table:table-row table:style-name="ro1">
          <table:table-cell office:value-type="float" office:value="1.3650599999999999" table:style-name="ce1">
            <text:p>1,36506</text:p>
          </table:table-cell>
          <table:table-cell office:value-type="float" office:value="4.1982799999999996" table:style-name="ce1">
            <text:p>4,19828</text:p>
          </table:table-cell>
          <table:table-cell office:value-type="float" office:value="4.3818000000000001" table:formula="of:=MEDIAN([.B109:.B111])" table:style-name="ce1">
            <text:p>4,3818</text:p>
          </table:table-cell>
          <table:table-cell office:value-type="float" office:value="4.3845700000000001" table:formula="of:=MEDIAN([.B108:.B112])" table:style-name="ce1">
            <text:p>4,38457</text:p>
          </table:table-cell>
          <table:table-cell office:value-type="float" office:value="2.7699999999999392E-3" table:formula="of:=[.D110]-[.D109]" table:style-name="ce1">
            <text:p>0,00277</text:p>
          </table:table-cell>
          <table:table-cell table:number-columns-repeated="16379"/>
        </table:table-row>
        <table:table-row table:style-name="ro1">
          <table:table-cell office:value-type="float" office:value="1.365232" table:style-name="ce1">
            <text:p>1,365232</text:p>
          </table:table-cell>
          <table:table-cell office:value-type="float" office:value="4.3885100000000001" table:style-name="ce1">
            <text:p>4,38851</text:p>
          </table:table-cell>
          <table:table-cell office:value-type="float" office:value="4.3885100000000001" table:formula="of:=MEDIAN([.B110:.B112])" table:style-name="ce1">
            <text:p>4,38851</text:p>
          </table:table-cell>
          <table:table-cell office:value-type="float" office:value="4.3818000000000001" table:formula="of:=MEDIAN([.B109:.B113])" table:style-name="ce1">
            <text:p>4,3818</text:p>
          </table:table-cell>
          <table:table-cell office:value-type="float" office:value="-2.7699999999999392E-3" table:formula="of:=[.D111]-[.D110]" table:style-name="ce1">
            <text:p>-0,00277</text:p>
          </table:table-cell>
          <table:table-cell table:number-columns-repeated="16379"/>
        </table:table-row>
        <table:table-row table:style-name="ro1">
          <table:table-cell office:value-type="float" office:value="1.3909320000000001" table:style-name="ce1">
            <text:p>1,390932</text:p>
          </table:table-cell>
          <table:table-cell office:value-type="float" office:value="4.4913400000000001" table:style-name="ce1">
            <text:p>4,49134</text:p>
          </table:table-cell>
          <table:table-cell office:value-type="float" office:value="4.3885100000000001" table:formula="of:=MEDIAN([.B111:.B113])" table:style-name="ce1">
            <text:p>4,38851</text:p>
          </table:table-cell>
          <table:table-cell office:value-type="float" office:value="4.3250500000000001" table:formula="of:=MEDIAN([.B110:.B114])" table:style-name="ce1">
            <text:p>4,32505</text:p>
          </table:table-cell>
          <table:table-cell office:value-type="float" office:value="-5.6750000000000078E-2" table:formula="of:=[.D112]-[.D111]" table:style-name="ce1">
            <text:p>-0,05675</text:p>
          </table:table-cell>
          <table:table-cell table:number-columns-repeated="16379"/>
        </table:table-row>
        <table:table-row table:style-name="ro1">
          <table:table-cell office:value-type="float" office:value="1.391084" table:style-name="ce1">
            <text:p>1,391084</text:p>
          </table:table-cell>
          <table:table-cell office:value-type="float" office:value="4.28078" table:style-name="ce1">
            <text:p>4,28078</text:p>
          </table:table-cell>
          <table:table-cell office:value-type="float" office:value="4.3250500000000001" table:formula="of:=MEDIAN([.B112:.B114])" table:style-name="ce1">
            <text:p>4,32505</text:p>
          </table:table-cell>
          <table:table-cell office:value-type="float" office:value="4.3885100000000001" table:formula="of:=MEDIAN([.B111:.B115])" table:style-name="ce1">
            <text:p>4,38851</text:p>
          </table:table-cell>
          <table:table-cell office:value-type="float" office:value="6.3460000000000072E-2" table:formula="of:=[.D113]-[.D112]" table:style-name="ce1">
            <text:p>0,06346</text:p>
          </table:table-cell>
          <table:table-cell table:number-columns-repeated="16379"/>
        </table:table-row>
        <table:table-row table:style-name="ro1">
          <table:table-cell office:value-type="float" office:value="1.4152400000000001" table:style-name="ce1">
            <text:p>1,41524</text:p>
          </table:table-cell>
          <table:table-cell office:value-type="float" office:value="4.3250500000000001" table:style-name="ce1">
            <text:p>4,32505</text:p>
          </table:table-cell>
          <table:table-cell office:value-type="float" office:value="4.3250500000000001" table:formula="of:=MEDIAN([.B113:.B115])" table:style-name="ce1">
            <text:p>4,32505</text:p>
          </table:table-cell>
          <table:table-cell office:value-type="float" office:value="4.4913400000000001" table:formula="of:=MEDIAN([.B112:.B116])" table:style-name="ce1">
            <text:p>4,49134</text:p>
          </table:table-cell>
          <table:table-cell office:value-type="float" office:value="0.10282999999999998" table:formula="of:=[.D114]-[.D113]" table:style-name="ce1">
            <text:p>0,10283</text:p>
          </table:table-cell>
          <table:table-cell table:number-columns-repeated="16379"/>
        </table:table-row>
        <table:table-row table:style-name="ro1">
          <table:table-cell office:value-type="float" office:value="1.415392" table:style-name="ce1">
            <text:p>1,415392</text:p>
          </table:table-cell>
          <table:table-cell office:value-type="float" office:value="4.5526799999999996" table:style-name="ce1">
            <text:p>4,55268</text:p>
          </table:table-cell>
          <table:table-cell office:value-type="float" office:value="4.5003900000000003" table:formula="of:=MEDIAN([.B114:.B116])" table:style-name="ce1">
            <text:p>4,50039</text:p>
          </table:table-cell>
          <table:table-cell office:value-type="float" office:value="4.3250500000000001" table:formula="of:=MEDIAN([.B113:.B117])" table:style-name="ce1">
            <text:p>4,32505</text:p>
          </table:table-cell>
          <table:table-cell office:value-type="float" office:value="-0.16629000000000005" table:formula="of:=[.D115]-[.D114]" table:style-name="ce1">
            <text:p>-0,16629</text:p>
          </table:table-cell>
          <table:table-cell table:number-columns-repeated="16379"/>
        </table:table-row>
        <table:table-row table:style-name="ro1">
          <table:table-cell office:value-type="float" office:value="1.44106" table:style-name="ce1">
            <text:p>1,44106</text:p>
          </table:table-cell>
          <table:table-cell office:value-type="float" office:value="4.5003900000000003" table:style-name="ce1">
            <text:p>4,50039</text:p>
          </table:table-cell>
          <table:table-cell office:value-type="float" office:value="4.5003900000000003" table:formula="of:=MEDIAN([.B115:.B117])" table:style-name="ce1">
            <text:p>4,50039</text:p>
          </table:table-cell>
          <table:table-cell office:value-type="float" office:value="4.3250500000000001" table:formula="of:=MEDIAN([.B114:.B118])" table:style-name="ce1">
            <text:p>4,32505</text:p>
          </table:table-cell>
          <table:table-cell office:value-type="float" office:value="0" table:formula="of:=[.D116]-[.D11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412119999999999" table:style-name="ce1">
            <text:p>1,441212</text:p>
          </table:table-cell>
          <table:table-cell office:value-type="float" office:value="4.2860800000000001" table:style-name="ce1">
            <text:p>4,28608</text:p>
          </table:table-cell>
          <table:table-cell office:value-type="float" office:value="4.3250500000000001" table:formula="of:=MEDIAN([.B116:.B118])" table:style-name="ce1">
            <text:p>4,32505</text:p>
          </table:table-cell>
          <table:table-cell office:value-type="float" office:value="4.5003900000000003" table:formula="of:=MEDIAN([.B115:.B119])" table:style-name="ce1">
            <text:p>4,50039</text:p>
          </table:table-cell>
          <table:table-cell office:value-type="float" office:value="0.17534000000000027" table:formula="of:=[.D117]-[.D116]" table:style-name="ce1">
            <text:p>0,17534</text:p>
          </table:table-cell>
          <table:table-cell table:number-columns-repeated="16379"/>
        </table:table-row>
        <table:table-row table:style-name="ro1">
          <table:table-cell office:value-type="float" office:value="1.465368" table:style-name="ce1">
            <text:p>1,465368</text:p>
          </table:table-cell>
          <table:table-cell office:value-type="float" office:value="4.3250500000000001" table:style-name="ce1">
            <text:p>4,32505</text:p>
          </table:table-cell>
          <table:table-cell office:value-type="float" office:value="4.3250500000000001" table:formula="of:=MEDIAN([.B117:.B119])" table:style-name="ce1">
            <text:p>4,32505</text:p>
          </table:table-cell>
          <table:table-cell office:value-type="float" office:value="4.4616499999999997" table:formula="of:=MEDIAN([.B116:.B120])" table:style-name="ce1">
            <text:p>4,46165</text:p>
          </table:table-cell>
          <table:table-cell office:value-type="float" office:value="-3.8740000000000663E-2" table:formula="of:=[.D118]-[.D117]" table:style-name="ce1">
            <text:p>-0,03874</text:p>
          </table:table-cell>
          <table:table-cell table:number-columns-repeated="16379"/>
        </table:table-row>
        <table:table-row table:style-name="ro1">
          <table:table-cell office:value-type="float" office:value="1.465552" table:style-name="ce1">
            <text:p>1,465552</text:p>
          </table:table-cell>
          <table:table-cell office:value-type="float" office:value="4.5467000000000004" table:style-name="ce1">
            <text:p>4,5467</text:p>
          </table:table-cell>
          <table:table-cell office:value-type="float" office:value="4.4616499999999997" table:formula="of:=MEDIAN([.B118:.B120])" table:style-name="ce1">
            <text:p>4,46165</text:p>
          </table:table-cell>
          <table:table-cell office:value-type="float" office:value="4.4616499999999997" table:formula="of:=MEDIAN([.B117:.B121])" table:style-name="ce1">
            <text:p>4,46165</text:p>
          </table:table-cell>
          <table:table-cell office:value-type="float" office:value="0" table:formula="of:=[.D119]-[.D11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901720000000001" table:style-name="ce1">
            <text:p>1,490172</text:p>
          </table:table-cell>
          <table:table-cell office:value-type="float" office:value="4.4616499999999997" table:style-name="ce1">
            <text:p>4,46165</text:p>
          </table:table-cell>
          <table:table-cell office:value-type="float" office:value="4.4638099999999996" table:formula="of:=MEDIAN([.B119:.B121])" table:style-name="ce1">
            <text:p>4,46381</text:p>
          </table:table-cell>
          <table:table-cell office:value-type="float" office:value="4.4638099999999996" table:formula="of:=MEDIAN([.B118:.B122])" table:style-name="ce1">
            <text:p>4,46381</text:p>
          </table:table-cell>
          <table:table-cell office:value-type="float" office:value="2.1599999999999397E-3" table:formula="of:=[.D120]-[.D119]" table:style-name="ce1">
            <text:p>0,00216</text:p>
          </table:table-cell>
          <table:table-cell table:number-columns-repeated="16379"/>
        </table:table-row>
        <table:table-row table:style-name="ro1">
          <table:table-cell office:value-type="float" office:value="1.4903439999999999" table:style-name="ce1">
            <text:p>1,490344</text:p>
          </table:table-cell>
          <table:table-cell office:value-type="float" office:value="4.4638099999999996" table:style-name="ce1">
            <text:p>4,46381</text:p>
          </table:table-cell>
          <table:table-cell office:value-type="float" office:value="4.4638099999999996" table:formula="of:=MEDIAN([.B120:.B122])" table:style-name="ce1">
            <text:p>4,46381</text:p>
          </table:table-cell>
          <table:table-cell office:value-type="float" office:value="4.4638099999999996" table:formula="of:=MEDIAN([.B119:.B123])" table:style-name="ce1">
            <text:p>4,46381</text:p>
          </table:table-cell>
          <table:table-cell office:value-type="float" office:value="0" table:formula="of:=[.D121]-[.D12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5155559999999999" table:style-name="ce1">
            <text:p>1,515556</text:p>
          </table:table-cell>
          <table:table-cell office:value-type="float" office:value="4.5776899999999996" table:style-name="ce1">
            <text:p>4,57769</text:p>
          </table:table-cell>
          <table:table-cell office:value-type="float" office:value="4.4638099999999996" table:formula="of:=MEDIAN([.B121:.B123])" table:style-name="ce1">
            <text:p>4,46381</text:p>
          </table:table-cell>
          <table:table-cell office:value-type="float" office:value="4.4638099999999996" table:formula="of:=MEDIAN([.B120:.B124])" table:style-name="ce1">
            <text:p>4,46381</text:p>
          </table:table-cell>
          <table:table-cell office:value-type="float" office:value="0" table:formula="of:=[.D122]-[.D12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5157119999999999" table:style-name="ce1">
            <text:p>1,515712</text:p>
          </table:table-cell>
          <table:table-cell office:value-type="float" office:value="4.3624499999999999" table:style-name="ce1">
            <text:p>4,36245</text:p>
          </table:table-cell>
          <table:table-cell office:value-type="float" office:value="4.4724599999999999" table:formula="of:=MEDIAN([.B122:.B124])" table:style-name="ce1">
            <text:p>4,47246</text:p>
          </table:table-cell>
          <table:table-cell office:value-type="float" office:value="4.4710200000000002" table:formula="of:=MEDIAN([.B121:.B125])" table:style-name="ce1">
            <text:p>4,47102</text:p>
          </table:table-cell>
          <table:table-cell office:value-type="float" office:value="7.2100000000006048E-3" table:formula="of:=[.D123]-[.D122]" table:style-name="ce1">
            <text:p>0,00721</text:p>
          </table:table-cell>
          <table:table-cell table:number-columns-repeated="16379"/>
        </table:table-row>
        <table:table-row table:style-name="ro1">
          <table:table-cell office:value-type="float" office:value="1.5403" table:style-name="ce1">
            <text:p>1,5403</text:p>
          </table:table-cell>
          <table:table-cell office:value-type="float" office:value="4.4724599999999999" table:style-name="ce1">
            <text:p>4,47246</text:p>
          </table:table-cell>
          <table:table-cell office:value-type="float" office:value="4.4710200000000002" table:formula="of:=MEDIAN([.B123:.B125])" table:style-name="ce1">
            <text:p>4,47102</text:p>
          </table:table-cell>
          <table:table-cell office:value-type="float" office:value="4.4724599999999999" table:formula="of:=MEDIAN([.B122:.B126])" table:style-name="ce1">
            <text:p>4,47246</text:p>
          </table:table-cell>
          <table:table-cell office:value-type="float" office:value="1.4399999999996638E-3" table:formula="of:=[.D124]-[.D123]" table:style-name="ce1">
            <text:p>0,00144</text:p>
          </table:table-cell>
          <table:table-cell table:number-columns-repeated="16379"/>
        </table:table-row>
        <table:table-row table:style-name="ro1">
          <table:table-cell office:value-type="float" office:value="1.5404640000000001" table:style-name="ce1">
            <text:p>1,540464</text:p>
          </table:table-cell>
          <table:table-cell office:value-type="float" office:value="4.4710200000000002" table:style-name="ce1">
            <text:p>4,47102</text:p>
          </table:table-cell>
          <table:table-cell office:value-type="float" office:value="4.4724599999999999" table:formula="of:=MEDIAN([.B124:.B126])" table:style-name="ce1">
            <text:p>4,47246</text:p>
          </table:table-cell>
          <table:table-cell office:value-type="float" office:value="4.4724599999999999" table:formula="of:=MEDIAN([.B123:.B127])" table:style-name="ce1">
            <text:p>4,47246</text:p>
          </table:table-cell>
          <table:table-cell office:value-type="float" office:value="0" table:formula="of:=[.D125]-[.D12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5658080000000001" table:style-name="ce1">
            <text:p>1,565808</text:p>
          </table:table-cell>
          <table:table-cell office:value-type="float" office:value="4.5554300000000003" table:style-name="ce1">
            <text:p>4,55543</text:p>
          </table:table-cell>
          <table:table-cell office:value-type="float" office:value="4.5554300000000003" table:formula="of:=MEDIAN([.B125:.B127])" table:style-name="ce1">
            <text:p>4,55543</text:p>
          </table:table-cell>
          <table:table-cell office:value-type="float" office:value="4.4724599999999999" table:formula="of:=MEDIAN([.B124:.B128])" table:style-name="ce1">
            <text:p>4,47246</text:p>
          </table:table-cell>
          <table:table-cell office:value-type="float" office:value="0" table:formula="of:=[.D126]-[.D12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56596" table:style-name="ce1">
            <text:p>1,56596</text:p>
          </table:table-cell>
          <table:table-cell office:value-type="float" office:value="4.5575799999999997" table:style-name="ce1">
            <text:p>4,55758</text:p>
          </table:table-cell>
          <table:table-cell office:value-type="float" office:value="4.5554300000000003" table:formula="of:=MEDIAN([.B126:.B128])" table:style-name="ce1">
            <text:p>4,55543</text:p>
          </table:table-cell>
          <table:table-cell office:value-type="float" office:value="4.5554300000000003" table:formula="of:=MEDIAN([.B125:.B129])" table:style-name="ce1">
            <text:p>4,55543</text:p>
          </table:table-cell>
          <table:table-cell office:value-type="float" office:value="8.2970000000000432E-2" table:formula="of:=[.D127]-[.D126]" table:style-name="ce1">
            <text:p>0,08297</text:p>
          </table:table-cell>
          <table:table-cell table:number-columns-repeated="16379"/>
        </table:table-row>
        <table:table-row table:style-name="ro1">
          <table:table-cell office:value-type="float" office:value="1.591132" table:style-name="ce1">
            <text:p>1,591132</text:p>
          </table:table-cell>
          <table:table-cell office:value-type="float" office:value="4.3700299999999999" table:style-name="ce1">
            <text:p>4,37003</text:p>
          </table:table-cell>
          <table:table-cell office:value-type="float" office:value="4.5575799999999997" table:formula="of:=MEDIAN([.B127:.B129])" table:style-name="ce1">
            <text:p>4,55758</text:p>
          </table:table-cell>
          <table:table-cell office:value-type="float" office:value="4.5575799999999997" table:formula="of:=MEDIAN([.B126:.B130])" table:style-name="ce1">
            <text:p>4,55758</text:p>
          </table:table-cell>
          <table:table-cell office:value-type="float" office:value="2.1499999999994301E-3" table:formula="of:=[.D128]-[.D127]" table:style-name="ce1">
            <text:p>0,00215</text:p>
          </table:table-cell>
          <table:table-cell table:number-columns-repeated="16379"/>
        </table:table-row>
        <table:table-row table:style-name="ro1">
          <table:table-cell office:value-type="float" office:value="1.591296" table:style-name="ce1">
            <text:p>1,591296</text:p>
          </table:table-cell>
          <table:table-cell office:value-type="float" office:value="4.58636" table:style-name="ce1">
            <text:p>4,58636</text:p>
          </table:table-cell>
          <table:table-cell office:value-type="float" office:value="4.5837399999999997" table:formula="of:=MEDIAN([.B128:.B130])" table:style-name="ce1">
            <text:p>4,58374</text:p>
          </table:table-cell>
          <table:table-cell office:value-type="float" office:value="4.5837399999999997" table:formula="of:=MEDIAN([.B127:.B131])" table:style-name="ce1">
            <text:p>4,58374</text:p>
          </table:table-cell>
          <table:table-cell office:value-type="float" office:value="2.6159999999999961E-2" table:formula="of:=[.D129]-[.D128]" table:style-name="ce1">
            <text:p>0,02616</text:p>
          </table:table-cell>
          <table:table-cell table:number-columns-repeated="16379"/>
        </table:table-row>
        <table:table-row table:style-name="ro1">
          <table:table-cell office:value-type="float" office:value="1.620104" table:style-name="ce1">
            <text:p>1,620104</text:p>
          </table:table-cell>
          <table:table-cell office:value-type="float" office:value="4.5837399999999997" table:style-name="ce1">
            <text:p>4,58374</text:p>
          </table:table-cell>
          <table:table-cell office:value-type="float" office:value="4.585" table:formula="of:=MEDIAN([.B129:.B131])" table:style-name="ce1">
            <text:p>4,585</text:p>
          </table:table-cell>
          <table:table-cell office:value-type="float" office:value="4.5837399999999997" table:formula="of:=MEDIAN([.B128:.B132])" table:style-name="ce1">
            <text:p>4,58374</text:p>
          </table:table-cell>
          <table:table-cell office:value-type="float" office:value="0" table:formula="of:=[.D130]-[.D12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62026" table:style-name="ce1">
            <text:p>1,62026</text:p>
          </table:table-cell>
          <table:table-cell office:value-type="float" office:value="4.585" table:style-name="ce1">
            <text:p>4,585</text:p>
          </table:table-cell>
          <table:table-cell office:value-type="float" office:value="4.5837399999999997" table:formula="of:=MEDIAN([.B130:.B132])" table:style-name="ce1">
            <text:p>4,58374</text:p>
          </table:table-cell>
          <table:table-cell office:value-type="float" office:value="4.5837399999999997" table:formula="of:=MEDIAN([.B129:.B133])" table:style-name="ce1">
            <text:p>4,58374</text:p>
          </table:table-cell>
          <table:table-cell office:value-type="float" office:value="0" table:formula="of:=[.D131]-[.D13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64588" table:style-name="ce1">
            <text:p>1,64588</text:p>
          </table:table-cell>
          <table:table-cell office:value-type="float" office:value="4.50807" table:style-name="ce1">
            <text:p>4,50807</text:p>
          </table:table-cell>
          <table:table-cell office:value-type="float" office:value="4.50807" table:formula="of:=MEDIAN([.B131:.B133])" table:style-name="ce1">
            <text:p>4,50807</text:p>
          </table:table-cell>
          <table:table-cell office:value-type="float" office:value="4.5511900000000001" table:formula="of:=MEDIAN([.B130:.B134])" table:style-name="ce1">
            <text:p>4,55119</text:p>
          </table:table-cell>
          <table:table-cell office:value-type="float" office:value="-3.2549999999999635E-2" table:formula="of:=[.D132]-[.D131]" table:style-name="ce1">
            <text:p>-0,03255</text:p>
          </table:table-cell>
          <table:table-cell table:number-columns-repeated="16379"/>
        </table:table-row>
        <table:table-row table:style-name="ro1">
          <table:table-cell office:value-type="float" office:value="1.6460360000000001" table:style-name="ce1">
            <text:p>1,646036</text:p>
          </table:table-cell>
          <table:table-cell office:value-type="float" office:value="4.50807" table:style-name="ce1">
            <text:p>4,50807</text:p>
          </table:table-cell>
          <table:table-cell office:value-type="float" office:value="4.50807" table:formula="of:=MEDIAN([.B132:.B134])" table:style-name="ce1">
            <text:p>4,50807</text:p>
          </table:table-cell>
          <table:table-cell office:value-type="float" office:value="4.5511900000000001" table:formula="of:=MEDIAN([.B131:.B135])" table:style-name="ce1">
            <text:p>4,55119</text:p>
          </table:table-cell>
          <table:table-cell office:value-type="float" office:value="0" table:formula="of:=[.D133]-[.D13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670196" table:style-name="ce1">
            <text:p>1,670196</text:p>
          </table:table-cell>
          <table:table-cell office:value-type="float" office:value="4.5511900000000001" table:style-name="ce1">
            <text:p>4,55119</text:p>
          </table:table-cell>
          <table:table-cell office:value-type="float" office:value="4.5511900000000001" table:formula="of:=MEDIAN([.B133:.B135])" table:style-name="ce1">
            <text:p>4,55119</text:p>
          </table:table-cell>
          <table:table-cell office:value-type="float" office:value="4.50807" table:formula="of:=MEDIAN([.B132:.B136])" table:style-name="ce1">
            <text:p>4,50807</text:p>
          </table:table-cell>
          <table:table-cell office:value-type="float" office:value="-4.3120000000000047E-2" table:formula="of:=[.D134]-[.D133]" table:style-name="ce1">
            <text:p>-0,04312</text:p>
          </table:table-cell>
          <table:table-cell table:number-columns-repeated="16379"/>
        </table:table-row>
        <table:table-row table:style-name="ro1">
          <table:table-cell office:value-type="float" office:value="1.6703520000000001" table:style-name="ce1">
            <text:p>1,670352</text:p>
          </table:table-cell>
          <table:table-cell office:value-type="float" office:value="4.5511900000000001" table:style-name="ce1">
            <text:p>4,55119</text:p>
          </table:table-cell>
          <table:table-cell office:value-type="float" office:value="4.5511900000000001" table:formula="of:=MEDIAN([.B134:.B136])" table:style-name="ce1">
            <text:p>4,55119</text:p>
          </table:table-cell>
          <table:table-cell office:value-type="float" office:value="4.50807" table:formula="of:=MEDIAN([.B133:.B137])" table:style-name="ce1">
            <text:p>4,50807</text:p>
          </table:table-cell>
          <table:table-cell office:value-type="float" office:value="0" table:formula="of:=[.D135]-[.D13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696096" table:style-name="ce1">
            <text:p>1,696096</text:p>
          </table:table-cell>
          <table:table-cell office:value-type="float" office:value="4.4864899999999999" table:style-name="ce1">
            <text:p>4,48649</text:p>
          </table:table-cell>
          <table:table-cell office:value-type="float" office:value="4.4864899999999999" table:formula="of:=MEDIAN([.B135:.B137])" table:style-name="ce1">
            <text:p>4,48649</text:p>
          </table:table-cell>
          <table:table-cell office:value-type="float" office:value="4.5399799999999999" table:formula="of:=MEDIAN([.B134:.B138])" table:style-name="ce1">
            <text:p>4,53998</text:p>
          </table:table-cell>
          <table:table-cell office:value-type="float" office:value="3.1909999999999883E-2" table:formula="of:=[.D136]-[.D135]" table:style-name="ce1">
            <text:p>0,03191</text:p>
          </table:table-cell>
          <table:table-cell table:number-columns-repeated="16379"/>
        </table:table-row>
        <table:table-row table:style-name="ro1">
          <table:table-cell office:value-type="float" office:value="1.6962520000000001" table:style-name="ce1">
            <text:p>1,696252</text:p>
          </table:table-cell>
          <table:table-cell office:value-type="float" office:value="4.4864899999999999" table:style-name="ce1">
            <text:p>4,48649</text:p>
          </table:table-cell>
          <table:table-cell office:value-type="float" office:value="4.4864899999999999" table:formula="of:=MEDIAN([.B136:.B138])" table:style-name="ce1">
            <text:p>4,48649</text:p>
          </table:table-cell>
          <table:table-cell office:value-type="float" office:value="4.5399799999999999" table:formula="of:=MEDIAN([.B135:.B139])" table:style-name="ce1">
            <text:p>4,53998</text:p>
          </table:table-cell>
          <table:table-cell office:value-type="float" office:value="0" table:formula="of:=[.D137]-[.D13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720472" table:style-name="ce1">
            <text:p>1,720472</text:p>
          </table:table-cell>
          <table:table-cell office:value-type="float" office:value="4.5399799999999999" table:style-name="ce1">
            <text:p>4,53998</text:p>
          </table:table-cell>
          <table:table-cell office:value-type="float" office:value="4.5399799999999999" table:formula="of:=MEDIAN([.B137:.B139])" table:style-name="ce1">
            <text:p>4,53998</text:p>
          </table:table-cell>
          <table:table-cell office:value-type="float" office:value="4.5399799999999999" table:formula="of:=MEDIAN([.B136:.B140])" table:style-name="ce1">
            <text:p>4,53998</text:p>
          </table:table-cell>
          <table:table-cell office:value-type="float" office:value="0" table:formula="of:=[.D138]-[.D13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720628" table:style-name="ce1">
            <text:p>1,720628</text:p>
          </table:table-cell>
          <table:table-cell office:value-type="float" office:value="4.5399799999999999" table:style-name="ce1">
            <text:p>4,53998</text:p>
          </table:table-cell>
          <table:table-cell office:value-type="float" office:value="4.5399799999999999" table:formula="of:=MEDIAN([.B138:.B140])" table:style-name="ce1">
            <text:p>4,53998</text:p>
          </table:table-cell>
          <table:table-cell office:value-type="float" office:value="4.5399799999999999" table:formula="of:=MEDIAN([.B137:.B141])" table:style-name="ce1">
            <text:p>4,53998</text:p>
          </table:table-cell>
          <table:table-cell office:value-type="float" office:value="0" table:formula="of:=[.D139]-[.D13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7463280000000001" table:style-name="ce1">
            <text:p>1,746328</text:p>
          </table:table-cell>
          <table:table-cell office:value-type="float" office:value="4.7081299999999997" table:style-name="ce1">
            <text:p>4,70813</text:p>
          </table:table-cell>
          <table:table-cell office:value-type="float" office:value="4.7066699999999999" table:formula="of:=MEDIAN([.B139:.B141])" table:style-name="ce1">
            <text:p>4,70667</text:p>
          </table:table-cell>
          <table:table-cell office:value-type="float" office:value="4.5753000000000004" table:formula="of:=MEDIAN([.B138:.B142])" table:style-name="ce1">
            <text:p>4,5753</text:p>
          </table:table-cell>
          <table:table-cell office:value-type="float" office:value="3.5320000000000462E-2" table:formula="of:=[.D140]-[.D139]" table:style-name="ce1">
            <text:p>0,03532</text:p>
          </table:table-cell>
          <table:table-cell table:number-columns-repeated="16379"/>
        </table:table-row>
        <table:table-row table:style-name="ro1">
          <table:table-cell office:value-type="float" office:value="1.7464919999999999" table:style-name="ce1">
            <text:p>1,746492</text:p>
          </table:table-cell>
          <table:table-cell office:value-type="float" office:value="4.7066699999999999" table:style-name="ce1">
            <text:p>4,70667</text:p>
          </table:table-cell>
          <table:table-cell office:value-type="float" office:value="4.7066699999999999" table:formula="of:=MEDIAN([.B140:.B142])" table:style-name="ce1">
            <text:p>4,70667</text:p>
          </table:table-cell>
          <table:table-cell office:value-type="float" office:value="4.57728" table:formula="of:=MEDIAN([.B139:.B143])" table:style-name="ce1">
            <text:p>4,57728</text:p>
          </table:table-cell>
          <table:table-cell office:value-type="float" office:value="1.9799999999996487E-3" table:formula="of:=[.D141]-[.D140]" table:style-name="ce1">
            <text:p>0,00198</text:p>
          </table:table-cell>
          <table:table-cell table:number-columns-repeated="16379"/>
        </table:table-row>
        <table:table-row table:style-name="ro1">
          <table:table-cell office:value-type="float" office:value="1.7741439999999999" table:style-name="ce1">
            <text:p>1,774144</text:p>
          </table:table-cell>
          <table:table-cell office:value-type="float" office:value="4.5753000000000004" table:style-name="ce1">
            <text:p>4,5753</text:p>
          </table:table-cell>
          <table:table-cell office:value-type="float" office:value="4.57728" table:formula="of:=MEDIAN([.B141:.B143])" table:style-name="ce1">
            <text:p>4,57728</text:p>
          </table:table-cell>
          <table:table-cell office:value-type="float" office:value="4.5892600000000003" table:formula="of:=MEDIAN([.B140:.B144])" table:style-name="ce1">
            <text:p>4,58926</text:p>
          </table:table-cell>
          <table:table-cell office:value-type="float" office:value="1.1980000000000324E-2" table:formula="of:=[.D142]-[.D141]" table:style-name="ce1">
            <text:p>0,01198</text:p>
          </table:table-cell>
          <table:table-cell table:number-columns-repeated="16379"/>
        </table:table-row>
        <table:table-row table:style-name="ro1">
          <table:table-cell office:value-type="float" office:value="1.7742960000000001" table:style-name="ce1">
            <text:p>1,774296</text:p>
          </table:table-cell>
          <table:table-cell office:value-type="float" office:value="4.57728" table:style-name="ce1">
            <text:p>4,57728</text:p>
          </table:table-cell>
          <table:table-cell office:value-type="float" office:value="4.57728" table:formula="of:=MEDIAN([.B142:.B144])" table:style-name="ce1">
            <text:p>4,57728</text:p>
          </table:table-cell>
          <table:table-cell office:value-type="float" office:value="4.5885300000000004" table:formula="of:=MEDIAN([.B141:.B145])" table:style-name="ce1">
            <text:p>4,58853</text:p>
          </table:table-cell>
          <table:table-cell office:value-type="float" office:value="-7.299999999998974E-4" table:formula="of:=[.D143]-[.D142]" table:style-name="ce1">
            <text:p>-0,00073</text:p>
          </table:table-cell>
          <table:table-cell table:number-columns-repeated="16379"/>
        </table:table-row>
        <table:table-row table:style-name="ro1">
          <table:table-cell office:value-type="float" office:value="1.799464" table:style-name="ce1">
            <text:p>1,799464</text:p>
          </table:table-cell>
          <table:table-cell office:value-type="float" office:value="4.5892600000000003" table:style-name="ce1">
            <text:p>4,58926</text:p>
          </table:table-cell>
          <table:table-cell office:value-type="float" office:value="4.5885300000000004" table:formula="of:=MEDIAN([.B143:.B145])" table:style-name="ce1">
            <text:p>4,58853</text:p>
          </table:table-cell>
          <table:table-cell office:value-type="float" office:value="4.5784099999999999" table:formula="of:=MEDIAN([.B142:.B146])" table:style-name="ce1">
            <text:p>4,57841</text:p>
          </table:table-cell>
          <table:table-cell office:value-type="float" office:value="-1.0120000000000573E-2" table:formula="of:=[.D144]-[.D143]" table:style-name="ce1">
            <text:p>-0,01012</text:p>
          </table:table-cell>
          <table:table-cell table:number-columns-repeated="16379"/>
        </table:table-row>
        <table:table-row table:style-name="ro1">
          <table:table-cell office:value-type="float" office:value="1.79962" table:style-name="ce1">
            <text:p>1,79962</text:p>
          </table:table-cell>
          <table:table-cell office:value-type="float" office:value="4.5885300000000004" table:style-name="ce1">
            <text:p>4,58853</text:p>
          </table:table-cell>
          <table:table-cell office:value-type="float" office:value="4.5885300000000004" table:formula="of:=MEDIAN([.B144:.B146])" table:style-name="ce1">
            <text:p>4,58853</text:p>
          </table:table-cell>
          <table:table-cell office:value-type="float" office:value="4.5784099999999999" table:formula="of:=MEDIAN([.B143:.B147])" table:style-name="ce1">
            <text:p>4,57841</text:p>
          </table:table-cell>
          <table:table-cell office:value-type="float" office:value="0" table:formula="of:=[.D145]-[.D14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8248439999999999" table:style-name="ce1">
            <text:p>1,824844</text:p>
          </table:table-cell>
          <table:table-cell office:value-type="float" office:value="4.5784099999999999" table:style-name="ce1">
            <text:p>4,57841</text:p>
          </table:table-cell>
          <table:table-cell office:value-type="float" office:value="4.5784099999999999" table:formula="of:=MEDIAN([.B145:.B147])" table:style-name="ce1">
            <text:p>4,57841</text:p>
          </table:table-cell>
          <table:table-cell office:value-type="float" office:value="4.5885300000000004" table:formula="of:=MEDIAN([.B144:.B148])" table:style-name="ce1">
            <text:p>4,58853</text:p>
          </table:table-cell>
          <table:table-cell office:value-type="float" office:value="1.0120000000000573E-2" table:formula="of:=[.D146]-[.D145]" table:style-name="ce1">
            <text:p>0,01012</text:p>
          </table:table-cell>
          <table:table-cell table:number-columns-repeated="16379"/>
        </table:table-row>
        <table:table-row table:style-name="ro1">
          <table:table-cell office:value-type="float" office:value="1.825" table:style-name="ce1">
            <text:p>1,825</text:p>
          </table:table-cell>
          <table:table-cell office:value-type="float" office:value="4.5784099999999999" table:style-name="ce1">
            <text:p>4,57841</text:p>
          </table:table-cell>
          <table:table-cell office:value-type="float" office:value="4.5784099999999999" table:formula="of:=MEDIAN([.B146:.B148])" table:style-name="ce1">
            <text:p>4,57841</text:p>
          </table:table-cell>
          <table:table-cell office:value-type="float" office:value="4.5885300000000004" table:formula="of:=MEDIAN([.B145:.B149])" table:style-name="ce1">
            <text:p>4,58853</text:p>
          </table:table-cell>
          <table:table-cell office:value-type="float" office:value="0" table:formula="of:=[.D147]-[.D14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8496440000000001" table:style-name="ce1">
            <text:p>1,849644</text:p>
          </table:table-cell>
          <table:table-cell office:value-type="float" office:value="4.6854800000000001" table:style-name="ce1">
            <text:p>4,68548</text:p>
          </table:table-cell>
          <table:table-cell office:value-type="float" office:value="4.6854800000000001" table:formula="of:=MEDIAN([.B147:.B149])" table:style-name="ce1">
            <text:p>4,68548</text:p>
          </table:table-cell>
          <table:table-cell office:value-type="float" office:value="4.5784099999999999" table:formula="of:=MEDIAN([.B146:.B150])" table:style-name="ce1">
            <text:p>4,57841</text:p>
          </table:table-cell>
          <table:table-cell office:value-type="float" office:value="-1.0120000000000573E-2" table:formula="of:=[.D148]-[.D147]" table:style-name="ce1">
            <text:p>-0,01012</text:p>
          </table:table-cell>
          <table:table-cell table:number-columns-repeated="16379"/>
        </table:table-row>
        <table:table-row table:style-name="ro1">
          <table:table-cell office:value-type="float" office:value="1.849796" table:style-name="ce1">
            <text:p>1,849796</text:p>
          </table:table-cell>
          <table:table-cell office:value-type="float" office:value="4.6862399999999997" table:style-name="ce1">
            <text:p>4,68624</text:p>
          </table:table-cell>
          <table:table-cell office:value-type="float" office:value="4.6854800000000001" table:formula="of:=MEDIAN([.B148:.B150])" table:style-name="ce1">
            <text:p>4,68548</text:p>
          </table:table-cell>
          <table:table-cell office:value-type="float" office:value="4.6824599999999998" table:formula="of:=MEDIAN([.B147:.B151])" table:style-name="ce1">
            <text:p>4,68246</text:p>
          </table:table-cell>
          <table:table-cell office:value-type="float" office:value="0.10404999999999998" table:formula="of:=[.D149]-[.D148]" table:style-name="ce1">
            <text:p>0,10405</text:p>
          </table:table-cell>
          <table:table-cell table:number-columns-repeated="16379"/>
        </table:table-row>
        <table:table-row table:style-name="ro1">
          <table:table-cell office:value-type="float" office:value="1.8744559999999999" table:style-name="ce1">
            <text:p>1,874456</text:p>
          </table:table-cell>
          <table:table-cell office:value-type="float" office:value="4.46021" table:style-name="ce1">
            <text:p>4,46021</text:p>
          </table:table-cell>
          <table:table-cell office:value-type="float" office:value="4.6824599999999998" table:formula="of:=MEDIAN([.B149:.B151])" table:style-name="ce1">
            <text:p>4,68246</text:p>
          </table:table-cell>
          <table:table-cell office:value-type="float" office:value="4.6824599999999998" table:formula="of:=MEDIAN([.B148:.B152])" table:style-name="ce1">
            <text:p>4,68246</text:p>
          </table:table-cell>
          <table:table-cell office:value-type="float" office:value="0" table:formula="of:=[.D150]-[.D14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8746119999999999" table:style-name="ce1">
            <text:p>1,874612</text:p>
          </table:table-cell>
          <table:table-cell office:value-type="float" office:value="4.6824599999999998" table:style-name="ce1">
            <text:p>4,68246</text:p>
          </table:table-cell>
          <table:table-cell office:value-type="float" office:value="4.5776899999999996" table:formula="of:=MEDIAN([.B150:.B152])" table:style-name="ce1">
            <text:p>4,57769</text:p>
          </table:table-cell>
          <table:table-cell office:value-type="float" office:value="4.5776899999999996" table:formula="of:=MEDIAN([.B149:.B153])" table:style-name="ce1">
            <text:p>4,57769</text:p>
          </table:table-cell>
          <table:table-cell office:value-type="float" office:value="-0.10477000000000025" table:formula="of:=[.D151]-[.D150]" table:style-name="ce1">
            <text:p>-0,10477</text:p>
          </table:table-cell>
          <table:table-cell table:number-columns-repeated="16379"/>
        </table:table-row>
        <table:table-row table:style-name="ro1">
          <table:table-cell office:value-type="float" office:value="1.89984" table:style-name="ce1">
            <text:p>1,89984</text:p>
          </table:table-cell>
          <table:table-cell office:value-type="float" office:value="4.5776899999999996" table:style-name="ce1">
            <text:p>4,57769</text:p>
          </table:table-cell>
          <table:table-cell office:value-type="float" office:value="4.5776899999999996" table:formula="of:=MEDIAN([.B151:.B153])" table:style-name="ce1">
            <text:p>4,57769</text:p>
          </table:table-cell>
          <table:table-cell office:value-type="float" office:value="4.5776899999999996" table:formula="of:=MEDIAN([.B150:.B154])" table:style-name="ce1">
            <text:p>4,57769</text:p>
          </table:table-cell>
          <table:table-cell office:value-type="float" office:value="0" table:formula="of:=[.D152]-[.D15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899996" table:style-name="ce1">
            <text:p>1,899996</text:p>
          </table:table-cell>
          <table:table-cell office:value-type="float" office:value="4.5776899999999996" table:style-name="ce1">
            <text:p>4,57769</text:p>
          </table:table-cell>
          <table:table-cell office:value-type="float" office:value="4.5776899999999996" table:formula="of:=MEDIAN([.B152:.B154])" table:style-name="ce1">
            <text:p>4,57769</text:p>
          </table:table-cell>
          <table:table-cell office:value-type="float" office:value="4.5776899999999996" table:formula="of:=MEDIAN([.B151:.B155])" table:style-name="ce1">
            <text:p>4,57769</text:p>
          </table:table-cell>
          <table:table-cell office:value-type="float" office:value="0" table:formula="of:=[.D153]-[.D15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9241360000000001" table:style-name="ce1">
            <text:p>1,924136</text:p>
          </table:table-cell>
          <table:table-cell office:value-type="float" office:value="4.5549299999999997" table:style-name="ce1">
            <text:p>4,55493</text:p>
          </table:table-cell>
          <table:table-cell office:value-type="float" office:value="4.5549299999999997" table:formula="of:=MEDIAN([.B153:.B155])" table:style-name="ce1">
            <text:p>4,55493</text:p>
          </table:table-cell>
          <table:table-cell office:value-type="float" office:value="4.5776899999999996" table:formula="of:=MEDIAN([.B152:.B156])" table:style-name="ce1">
            <text:p>4,57769</text:p>
          </table:table-cell>
          <table:table-cell office:value-type="float" office:value="0" table:formula="of:=[.D154]-[.D153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9243079999999999" table:style-name="ce1">
            <text:p>1,924308</text:p>
          </table:table-cell>
          <table:table-cell office:value-type="float" office:value="4.5519400000000001" table:style-name="ce1">
            <text:p>4,55194</text:p>
          </table:table-cell>
          <table:table-cell office:value-type="float" office:value="4.5549299999999997" table:formula="of:=MEDIAN([.B154:.B156])" table:style-name="ce1">
            <text:p>4,55493</text:p>
          </table:table-cell>
          <table:table-cell office:value-type="float" office:value="4.5776899999999996" table:formula="of:=MEDIAN([.B153:.B157])" table:style-name="ce1">
            <text:p>4,57769</text:p>
          </table:table-cell>
          <table:table-cell office:value-type="float" office:value="0" table:formula="of:=[.D155]-[.D15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950032" table:style-name="ce1">
            <text:p>1,950032</text:p>
          </table:table-cell>
          <table:table-cell office:value-type="float" office:value="4.70085" table:style-name="ce1">
            <text:p>4,70085</text:p>
          </table:table-cell>
          <table:table-cell office:value-type="float" office:value="4.70085" table:formula="of:=MEDIAN([.B155:.B157])" table:style-name="ce1">
            <text:p>4,70085</text:p>
          </table:table-cell>
          <table:table-cell office:value-type="float" office:value="4.5647000000000002" table:formula="of:=MEDIAN([.B154:.B158])" table:style-name="ce1">
            <text:p>4,5647</text:p>
          </table:table-cell>
          <table:table-cell office:value-type="float" office:value="-1.2989999999999391E-2" table:formula="of:=[.D156]-[.D155]" table:style-name="ce1">
            <text:p>-0,01299</text:p>
          </table:table-cell>
          <table:table-cell table:number-columns-repeated="16379"/>
        </table:table-row>
        <table:table-row table:style-name="ro1">
          <table:table-cell office:value-type="float" office:value="1.950188" table:style-name="ce1">
            <text:p>1,950188</text:p>
          </table:table-cell>
          <table:table-cell office:value-type="float" office:value="4.7037599999999999" table:style-name="ce1">
            <text:p>4,70376</text:p>
          </table:table-cell>
          <table:table-cell office:value-type="float" office:value="4.70085" table:formula="of:=MEDIAN([.B156:.B158])" table:style-name="ce1">
            <text:p>4,70085</text:p>
          </table:table-cell>
          <table:table-cell office:value-type="float" office:value="4.5647000000000002" table:formula="of:=MEDIAN([.B155:.B159])" table:style-name="ce1">
            <text:p>4,5647</text:p>
          </table:table-cell>
          <table:table-cell office:value-type="float" office:value="0" table:formula="of:=[.D157]-[.D15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9742759999999999" table:style-name="ce1">
            <text:p>1,974276</text:p>
          </table:table-cell>
          <table:table-cell office:value-type="float" office:value="4.5647000000000002" table:style-name="ce1">
            <text:p>4,5647</text:p>
          </table:table-cell>
          <table:table-cell office:value-type="float" office:value="4.5647000000000002" table:formula="of:=MEDIAN([.B157:.B159])" table:style-name="ce1">
            <text:p>4,5647</text:p>
          </table:table-cell>
          <table:table-cell office:value-type="float" office:value="4.70085" table:formula="of:=MEDIAN([.B156:.B160])" table:style-name="ce1">
            <text:p>4,70085</text:p>
          </table:table-cell>
          <table:table-cell office:value-type="float" office:value="0.13614999999999977" table:formula="of:=[.D158]-[.D157]" table:style-name="ce1">
            <text:p>0,13615</text:p>
          </table:table-cell>
          <table:table-cell table:number-columns-repeated="16379"/>
        </table:table-row>
        <table:table-row table:style-name="ro1">
          <table:table-cell office:value-type="float" office:value="1.974456" table:style-name="ce1">
            <text:p>1,974456</text:p>
          </table:table-cell>
          <table:table-cell office:value-type="float" office:value="4.5601900000000004" table:style-name="ce1">
            <text:p>4,56019</text:p>
          </table:table-cell>
          <table:table-cell office:value-type="float" office:value="4.5647000000000002" table:formula="of:=MEDIAN([.B158:.B160])" table:style-name="ce1">
            <text:p>4,5647</text:p>
          </table:table-cell>
          <table:table-cell office:value-type="float" office:value="4.7037599999999999" table:formula="of:=MEDIAN([.B157:.B161])" table:style-name="ce1">
            <text:p>4,70376</text:p>
          </table:table-cell>
          <table:table-cell office:value-type="float" office:value="2.9099999999999682E-3" table:formula="of:=[.D159]-[.D158]" table:style-name="ce1">
            <text:p>0,00291</text:p>
          </table:table-cell>
          <table:table-cell table:number-columns-repeated="16379"/>
        </table:table-row>
        <table:table-row table:style-name="ro1">
          <table:table-cell office:value-type="float" office:value="2.0001440000000001" table:style-name="ce1">
            <text:p>2,000144</text:p>
          </table:table-cell>
          <table:table-cell office:value-type="float" office:value="4.70594" table:style-name="ce1">
            <text:p>4,70594</text:p>
          </table:table-cell>
          <table:table-cell office:value-type="float" office:value="4.70594" table:formula="of:=MEDIAN([.B159:.B161])" table:style-name="ce1">
            <text:p>4,70594</text:p>
          </table:table-cell>
          <table:table-cell office:value-type="float" office:value="4.70594" table:formula="of:=MEDIAN([.B158:.B162])" table:style-name="ce1">
            <text:p>4,70594</text:p>
          </table:table-cell>
          <table:table-cell office:value-type="float" office:value="2.1800000000000708E-3" table:formula="of:=[.D160]-[.D159]" table:style-name="ce1">
            <text:p>0,00218</text:p>
          </table:table-cell>
          <table:table-cell table:number-columns-repeated="16379"/>
        </table:table-row>
        <table:table-row table:style-name="ro1">
          <table:table-cell office:value-type="float" office:value="2.0003000000000002" table:style-name="ce1">
            <text:p>2,0003</text:p>
          </table:table-cell>
          <table:table-cell office:value-type="float" office:value="4.7103099999999998" table:style-name="ce1">
            <text:p>4,71031</text:p>
          </table:table-cell>
          <table:table-cell office:value-type="float" office:value="4.7103099999999998" table:formula="of:=MEDIAN([.B160:.B162])" table:style-name="ce1">
            <text:p>4,71031</text:p>
          </table:table-cell>
          <table:table-cell office:value-type="float" office:value="4.7103099999999998" table:formula="of:=MEDIAN([.B159:.B163])" table:style-name="ce1">
            <text:p>4,71031</text:p>
          </table:table-cell>
          <table:table-cell office:value-type="float" office:value="4.369999999999763E-3" table:formula="of:=[.D161]-[.D160]" table:style-name="ce1">
            <text:p>0,00437</text:p>
          </table:table-cell>
          <table:table-cell table:number-columns-repeated="16379" table:style-name="ce1"/>
        </table:table-row>
        <table:table-row table:style-name="ro1">
          <table:table-cell office:value-type="float" office:value="2.024492" table:style-name="ce1">
            <text:p>2,024492</text:p>
          </table:table-cell>
          <table:table-cell office:value-type="float" office:value="4.7724700000000002" table:style-name="ce1">
            <text:p>4,77247</text:p>
          </table:table-cell>
          <table:table-cell office:value-type="float" office:value="4.7724700000000002" table:formula="of:=MEDIAN([.B161:.B163])" table:style-name="ce1">
            <text:p>4,77247</text:p>
          </table:table-cell>
          <table:table-cell office:value-type="float" office:value="4.7103099999999998" table:formula="of:=MEDIAN([.B160:.B164])" table:style-name="ce1">
            <text:p>4,71031</text:p>
          </table:table-cell>
          <table:table-cell office:value-type="float" office:value="0" table:formula="of:=[.D162]-[.D16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024648" table:style-name="ce1">
            <text:p>2,024648</text:p>
          </table:table-cell>
          <table:table-cell office:value-type="float" office:value="4.7724700000000002" table:style-name="ce1">
            <text:p>4,77247</text:p>
          </table:table-cell>
          <table:table-cell office:value-type="float" office:value="4.7724700000000002" table:formula="of:=MEDIAN([.B162:.B164])" table:style-name="ce1">
            <text:p>4,77247</text:p>
          </table:table-cell>
          <table:table-cell office:value-type="float" office:value="4.7103099999999998" table:formula="of:=MEDIAN([.B161:.B165])" table:style-name="ce1">
            <text:p>4,71031</text:p>
          </table:table-cell>
          <table:table-cell office:value-type="float" office:value="0" table:formula="of:=[.D163]-[.D16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0493239999999999" table:style-name="ce1">
            <text:p>2,049324</text:p>
          </table:table-cell>
          <table:table-cell office:value-type="float" office:value="4.4566100000000004" table:style-name="ce1">
            <text:p>4,45661</text:p>
          </table:table-cell>
          <table:table-cell office:value-type="float" office:value="4.6779400000000004" table:formula="of:=MEDIAN([.B163:.B165])" table:style-name="ce1">
            <text:p>4,67794</text:p>
          </table:table-cell>
          <table:table-cell office:value-type="float" office:value="4.7724700000000002" table:formula="of:=MEDIAN([.B162:.B166])" table:style-name="ce1">
            <text:p>4,77247</text:p>
          </table:table-cell>
          <table:table-cell office:value-type="float" office:value="6.2160000000000437E-2" table:formula="of:=[.D164]-[.D163]" table:style-name="ce1">
            <text:p>0,06216</text:p>
          </table:table-cell>
          <table:table-cell table:number-columns-repeated="16379" table:style-name="ce1"/>
        </table:table-row>
        <table:table-row table:style-name="ro1">
          <table:table-cell office:value-type="float" office:value="2.0494880000000002" table:style-name="ce1">
            <text:p>2,049488</text:p>
          </table:table-cell>
          <table:table-cell office:value-type="float" office:value="4.6779400000000004" table:style-name="ce1">
            <text:p>4,67794</text:p>
          </table:table-cell>
          <table:table-cell office:value-type="float" office:value="4.6779400000000004" table:formula="of:=MEDIAN([.B164:.B166])" table:style-name="ce1">
            <text:p>4,67794</text:p>
          </table:table-cell>
          <table:table-cell office:value-type="float" office:value="4.7724700000000002" table:formula="of:=MEDIAN([.B163:.B167])" table:style-name="ce1">
            <text:p>4,77247</text:p>
          </table:table-cell>
          <table:table-cell office:value-type="float" office:value="0" table:formula="of:=[.D165]-[.D164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0747360000000001" table:style-name="ce1">
            <text:p>2,074736</text:p>
          </table:table-cell>
          <table:table-cell office:value-type="float" office:value="4.7903900000000004" table:style-name="ce1">
            <text:p>4,79039</text:p>
          </table:table-cell>
          <table:table-cell office:value-type="float" office:value="4.7903900000000004" table:formula="of:=MEDIAN([.B165:.B167])" table:style-name="ce1">
            <text:p>4,79039</text:p>
          </table:table-cell>
          <table:table-cell office:value-type="float" office:value="4.6802000000000001" table:formula="of:=MEDIAN([.B164:.B168])" table:style-name="ce1">
            <text:p>4,6802</text:p>
          </table:table-cell>
          <table:table-cell office:value-type="float" office:value="-9.2270000000000074E-2" table:formula="of:=[.D166]-[.D165]" table:style-name="ce1">
            <text:p>-0,09227</text:p>
          </table:table-cell>
          <table:table-cell table:number-columns-repeated="16379" table:style-name="ce1"/>
        </table:table-row>
        <table:table-row table:style-name="ro1">
          <table:table-cell office:value-type="float" office:value="2.0748880000000001" table:style-name="ce1">
            <text:p>2,074888</text:p>
          </table:table-cell>
          <table:table-cell office:value-type="float" office:value="4.7926500000000001" table:style-name="ce1">
            <text:p>4,79265</text:p>
          </table:table-cell>
          <table:table-cell office:value-type="float" office:value="4.7903900000000004" table:formula="of:=MEDIAN([.B166:.B168])" table:style-name="ce1">
            <text:p>4,79039</text:p>
          </table:table-cell>
          <table:table-cell office:value-type="float" office:value="4.6802000000000001" table:formula="of:=MEDIAN([.B165:.B169])" table:style-name="ce1">
            <text:p>4,6802</text:p>
          </table:table-cell>
          <table:table-cell office:value-type="float" office:value="0" table:formula="of:=[.D167]-[.D16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099564" table:style-name="ce1">
            <text:p>2,099564</text:p>
          </table:table-cell>
          <table:table-cell office:value-type="float" office:value="4.6802000000000001" table:style-name="ce1">
            <text:p>4,6802</text:p>
          </table:table-cell>
          <table:table-cell office:value-type="float" office:value="4.6802000000000001" table:formula="of:=MEDIAN([.B167:.B169])" table:style-name="ce1">
            <text:p>4,6802</text:p>
          </table:table-cell>
          <table:table-cell office:value-type="float" office:value="4.6802000000000001" table:formula="of:=MEDIAN([.B166:.B170])" table:style-name="ce1">
            <text:p>4,6802</text:p>
          </table:table-cell>
          <table:table-cell office:value-type="float" office:value="0" table:formula="of:=[.D168]-[.D16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099736" table:style-name="ce1">
            <text:p>2,099736</text:p>
          </table:table-cell>
          <table:table-cell office:value-type="float" office:value="4.6764299999999999" table:style-name="ce1">
            <text:p>4,67643</text:p>
          </table:table-cell>
          <table:table-cell office:value-type="float" office:value="4.6764299999999999" table:formula="of:=MEDIAN([.B168:.B170])" table:style-name="ce1">
            <text:p>4,67643</text:p>
          </table:table-cell>
          <table:table-cell office:value-type="float" office:value="4.6764299999999999" table:formula="of:=MEDIAN([.B167:.B171])" table:style-name="ce1">
            <text:p>4,67643</text:p>
          </table:table-cell>
          <table:table-cell office:value-type="float" office:value="-3.7700000000002731E-3" table:formula="of:=[.D169]-[.D168]" table:style-name="ce1">
            <text:p>-0,00377</text:p>
          </table:table-cell>
          <table:table-cell table:number-columns-repeated="16379" table:style-name="ce1"/>
        </table:table-row>
        <table:table-row table:style-name="ro1">
          <table:table-cell office:value-type="float" office:value="2.1249600000000002" table:style-name="ce1">
            <text:p>2,12496</text:p>
          </table:table-cell>
          <table:table-cell office:value-type="float" office:value="4.57552" table:style-name="ce1">
            <text:p>4,57552</text:p>
          </table:table-cell>
          <table:table-cell office:value-type="float" office:value="4.5784099999999999" table:formula="of:=MEDIAN([.B169:.B171])" table:style-name="ce1">
            <text:p>4,57841</text:p>
          </table:table-cell>
          <table:table-cell office:value-type="float" office:value="4.6764299999999999" table:formula="of:=MEDIAN([.B168:.B172])" table:style-name="ce1">
            <text:p>4,67643</text:p>
          </table:table-cell>
          <table:table-cell office:value-type="float" office:value="0" table:formula="of:=[.D170]-[.D169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1251159999999998" table:style-name="ce1">
            <text:p>2,125116</text:p>
          </table:table-cell>
          <table:table-cell office:value-type="float" office:value="4.5784099999999999" table:style-name="ce1">
            <text:p>4,57841</text:p>
          </table:table-cell>
          <table:table-cell office:value-type="float" office:value="4.5784099999999999" table:formula="of:=MEDIAN([.B170:.B172])" table:style-name="ce1">
            <text:p>4,57841</text:p>
          </table:table-cell>
          <table:table-cell office:value-type="float" office:value="4.6764299999999999" table:formula="of:=MEDIAN([.B169:.B173])" table:style-name="ce1">
            <text:p>4,67643</text:p>
          </table:table-cell>
          <table:table-cell office:value-type="float" office:value="0" table:formula="of:=[.D171]-[.D17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1497480000000002" table:style-name="ce1">
            <text:p>2,149748</text:p>
          </table:table-cell>
          <table:table-cell office:value-type="float" office:value="4.6877500000000003" table:style-name="ce1">
            <text:p>4,68775</text:p>
          </table:table-cell>
          <table:table-cell office:value-type="float" office:value="4.6877500000000003" table:formula="of:=MEDIAN([.B171:.B173])" table:style-name="ce1">
            <text:p>4,68775</text:p>
          </table:table-cell>
          <table:table-cell office:value-type="float" office:value="4.6877500000000003" table:formula="of:=MEDIAN([.B170:.B174])" table:style-name="ce1">
            <text:p>4,68775</text:p>
          </table:table-cell>
          <table:table-cell office:value-type="float" office:value="1.1320000000000441E-2" table:formula="of:=[.D172]-[.D171]" table:style-name="ce1">
            <text:p>0,01132</text:p>
          </table:table-cell>
          <table:table-cell table:number-columns-repeated="16379" table:style-name="ce1"/>
        </table:table-row>
        <table:table-row table:style-name="ro1">
          <table:table-cell office:value-type="float" office:value="2.1499199999999998" table:style-name="ce1">
            <text:p>2,14992</text:p>
          </table:table-cell>
          <table:table-cell office:value-type="float" office:value="4.9078099999999996" table:style-name="ce1">
            <text:p>4,90781</text:p>
          </table:table-cell>
          <table:table-cell office:value-type="float" office:value="4.7693300000000001" table:formula="of:=MEDIAN([.B172:.B174])" table:style-name="ce1">
            <text:p>4,76933</text:p>
          </table:table-cell>
          <table:table-cell office:value-type="float" office:value="4.6877500000000003" table:formula="of:=MEDIAN([.B171:.B175])" table:style-name="ce1">
            <text:p>4,68775</text:p>
          </table:table-cell>
          <table:table-cell office:value-type="float" office:value="0" table:formula="of:=[.D173]-[.D17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174112" table:style-name="ce1">
            <text:p>2,174112</text:p>
          </table:table-cell>
          <table:table-cell office:value-type="float" office:value="4.7693300000000001" table:style-name="ce1">
            <text:p>4,76933</text:p>
          </table:table-cell>
          <table:table-cell office:value-type="float" office:value="4.7693300000000001" table:formula="of:=MEDIAN([.B173:.B175])" table:style-name="ce1">
            <text:p>4,76933</text:p>
          </table:table-cell>
          <table:table-cell office:value-type="float" office:value="4.6877500000000003" table:formula="of:=MEDIAN([.B172:.B176])" table:style-name="ce1">
            <text:p>4,68775</text:p>
          </table:table-cell>
          <table:table-cell office:value-type="float" office:value="0" table:formula="of:=[.D174]-[.D173]" table:style-name="ce1">
            <text:p>0</text:p>
          </table:table-cell>
          <table:table-cell office:value-type="string" table:number-columns-spanned="1" table:number-rows-spanned="5" table:style-name="ce5">
            <text:p>% Difference between the filtered deltas</text:p>
          </table:table-cell>
          <table:table-cell table:number-columns-repeated="16378"/>
        </table:table-row>
        <table:table-row table:style-name="ro2">
          <table:table-cell office:value-type="float" office:value="2.174264" table:style-name="ce1">
            <text:p>2,174264</text:p>
          </table:table-cell>
          <table:table-cell office:value-type="float" office:value="4.5459500000000004" table:style-name="ce1">
            <text:p>4,54595</text:p>
          </table:table-cell>
          <table:table-cell office:value-type="float" office:value="4.5604399999999998" table:formula="of:=MEDIAN([.B174:.B176])" table:style-name="ce1">
            <text:p>4,56044</text:p>
          </table:table-cell>
          <table:table-cell office:value-type="float" office:value="4.7693300000000001" table:formula="of:=MEDIAN([.B173:.B177])" table:style-name="ce1">
            <text:p>4,76933</text:p>
          </table:table-cell>
          <table:table-cell office:value-type="float" office:value="8.1579999999999764E-2" table:formula="of:=[.D175]-[.D174]" table:style-name="ce1">
            <text:p>0,08158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2.199592" table:style-name="ce1">
            <text:p>2,199592</text:p>
          </table:table-cell>
          <table:table-cell office:value-type="float" office:value="4.5604399999999998" table:style-name="ce1">
            <text:p>4,56044</text:p>
          </table:table-cell>
          <table:table-cell office:value-type="float" office:value="4.5604399999999998" table:formula="of:=MEDIAN([.B175:.B177])" table:style-name="ce1">
            <text:p>4,56044</text:p>
          </table:table-cell>
          <table:table-cell office:value-type="float" office:value="4.6907800000000002" table:formula="of:=MEDIAN([.B174:.B178])" table:style-name="ce1">
            <text:p>4,69078</text:p>
          </table:table-cell>
          <table:table-cell office:value-type="float" office:value="-7.8549999999999898E-2" table:formula="of:=[.D176]-[.D175]" table:style-name="ce1">
            <text:p>-0,07855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2.1997640000000001" table:style-name="ce1">
            <text:p>2,199764</text:p>
          </table:table-cell>
          <table:table-cell office:value-type="float" office:value="4.77386" table:style-name="ce1">
            <text:p>4,77386</text:p>
          </table:table-cell>
          <table:table-cell office:value-type="float" office:value="4.6907800000000002" table:formula="of:=MEDIAN([.B176:.B178])" table:style-name="ce1">
            <text:p>4,69078</text:p>
          </table:table-cell>
          <table:table-cell office:value-type="float" office:value="4.6907800000000002" table:formula="of:=MEDIAN([.B175:.B179])" table:style-name="ce1">
            <text:p>4,69078</text:p>
          </table:table-cell>
          <table:table-cell office:value-type="float" office:value="0" table:formula="of:=[.D177]-[.D176]" table:style-name="ce1">
            <text:p>0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2.224364" table:style-name="ce1">
            <text:p>2,224364</text:p>
          </table:table-cell>
          <table:table-cell office:value-type="float" office:value="4.6907800000000002" table:style-name="ce1">
            <text:p>4,69078</text:p>
          </table:table-cell>
          <table:table-cell office:value-type="float" office:value="4.6923000000000004" table:formula="of:=MEDIAN([.B177:.B179])" table:style-name="ce1">
            <text:p>4,6923</text:p>
          </table:table-cell>
          <table:table-cell office:value-type="float" office:value="4.6923000000000004" table:formula="of:=MEDIAN([.B176:.B180])" table:style-name="ce1">
            <text:p>4,6923</text:p>
          </table:table-cell>
          <table:table-cell office:value-type="float" office:value="1.5200000000001879E-3" table:formula="of:=[.D178]-[.D177]" table:style-name="ce1">
            <text:p>0,00152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2.2245279999999998" table:style-name="ce1">
            <text:p>2,224528</text:p>
          </table:table-cell>
          <table:table-cell office:value-type="float" office:value="4.6923000000000004" table:style-name="ce1">
            <text:p>4,6923</text:p>
          </table:table-cell>
          <table:table-cell office:value-type="float" office:value="4.6923000000000004" table:formula="of:=MEDIAN([.B178:.B180])" table:style-name="ce1">
            <text:p>4,6923</text:p>
          </table:table-cell>
          <table:table-cell office:value-type="float" office:value="4.77386" table:formula="of:=MEDIAN([.B177:.B181])" table:style-name="ce1">
            <text:p>4,77386</text:p>
          </table:table-cell>
          <table:table-cell office:value-type="float" office:value="8.1559999999999633E-2" table:formula="of:=[.D179]-[.D178]" table:style-name="ce1">
            <text:p>0,08156</text:p>
          </table:table-cell>
          <table:table-cell office:value-type="float" office:value="1.0797831909015393E-2" table:formula="of:=(AVERAGE([.E178:.E180])/[.B179])*100" table:style-name="ce1">
            <text:p>0,010797832</text:p>
          </table:table-cell>
          <table:table-cell table:number-columns-repeated="16378"/>
        </table:table-row>
        <table:table-row table:style-name="ro1">
          <table:table-cell office:value-type="float" office:value="2.2498079999999998" table:style-name="ce1">
            <text:p>2,249808</text:p>
          </table:table-cell>
          <table:table-cell office:value-type="float" office:value="4.7843600000000004" table:style-name="ce1">
            <text:p>4,78436</text:p>
          </table:table-cell>
          <table:table-cell office:value-type="float" office:value="4.7836100000000004" table:formula="of:=MEDIAN([.B179:.B181])" table:style-name="ce1">
            <text:p>4,78361</text:p>
          </table:table-cell>
          <table:table-cell office:value-type="float" office:value="4.6923000000000004" table:formula="of:=MEDIAN([.B178:.B182])" table:style-name="ce1">
            <text:p>4,6923</text:p>
          </table:table-cell>
          <table:table-cell office:value-type="float" office:value="-8.1559999999999633E-2" table:formula="of:=[.D180]-[.D179]" table:style-name="ce1">
            <text:p>-0,08156</text:p>
          </table:table-cell>
          <table:table-cell office:value-type="float" office:value="0" table:formula="of:=(AVERAGE([.E179:.E181])/[.B180])*1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.2499760000000002" table:style-name="ce1">
            <text:p>2,249976</text:p>
          </table:table-cell>
          <table:table-cell office:value-type="float" office:value="4.7836100000000004" table:style-name="ce1">
            <text:p>4,78361</text:p>
          </table:table-cell>
          <table:table-cell office:value-type="float" office:value="4.7836100000000004" table:formula="of:=MEDIAN([.B180:.B182])" table:style-name="ce1">
            <text:p>4,78361</text:p>
          </table:table-cell>
          <table:table-cell office:value-type="float" office:value="4.6923000000000004" table:formula="of:=MEDIAN([.B179:.B183])" table:style-name="ce1">
            <text:p>4,6923</text:p>
          </table:table-cell>
          <table:table-cell office:value-type="float" office:value="0" table:formula="of:=[.D181]-[.D180]" table:style-name="ce1">
            <text:p>0</text:p>
          </table:table-cell>
          <table:table-cell office:value-type="float" office:value="-0.73647308204473216" table:formula="of:=(AVERAGE([.E180:.E182])/[.B181])*100" table:style-name="ce1">
            <text:p>-0,736473082</text:p>
          </table:table-cell>
          <table:table-cell table:number-columns-repeated="16378"/>
        </table:table-row>
        <table:table-row table:style-name="ro1">
          <table:table-cell office:value-type="float" office:value="2.2747120000000001" table:style-name="ce1">
            <text:p>2,274712</text:p>
          </table:table-cell>
          <table:table-cell office:value-type="float" office:value="4.6659199999999998" table:style-name="ce1">
            <text:p>4,66592</text:p>
          </table:table-cell>
          <table:table-cell office:value-type="float" office:value="4.6681699999999999" table:formula="of:=MEDIAN([.B181:.B183])" table:style-name="ce1">
            <text:p>4,66817</text:p>
          </table:table-cell>
          <table:table-cell office:value-type="float" office:value="4.6681699999999999" table:formula="of:=MEDIAN([.B180:.B184])" table:style-name="ce1">
            <text:p>4,66817</text:p>
          </table:table-cell>
          <table:table-cell office:value-type="float" office:value="-2.4130000000000429E-2" table:formula="of:=[.D182]-[.D181]" table:style-name="ce1">
            <text:p>-0,02413</text:p>
          </table:table-cell>
          <table:table-cell office:value-type="float" office:value="-0.17238472441305203" table:formula="of:=(AVERAGE([.E181:.E183])/[.B182])*100" table:style-name="ce1">
            <text:p>-0,172384724</text:p>
          </table:table-cell>
          <table:table-cell table:number-columns-repeated="16378"/>
        </table:table-row>
        <table:table-row table:style-name="ro1">
          <table:table-cell office:value-type="float" office:value="2.2748680000000001" table:style-name="ce1">
            <text:p>2,274868</text:p>
          </table:table-cell>
          <table:table-cell office:value-type="float" office:value="4.6681699999999999" table:style-name="ce1">
            <text:p>4,66817</text:p>
          </table:table-cell>
          <table:table-cell office:value-type="float" office:value="4.6659199999999998" table:formula="of:=MEDIAN([.B182:.B184])" table:style-name="ce1">
            <text:p>4,66592</text:p>
          </table:table-cell>
          <table:table-cell office:value-type="float" office:value="4.6681699999999999" table:formula="of:=MEDIAN([.B181:.B185])" table:style-name="ce1">
            <text:p>4,66817</text:p>
          </table:table-cell>
          <table:table-cell office:value-type="float" office:value="0" table:formula="of:=[.D183]-[.D182]" table:style-name="ce1">
            <text:p>0</text:p>
          </table:table-cell>
          <table:table-cell office:value-type="float" office:value="-0.17230163711547516" table:formula="of:=(AVERAGE([.E182:.E184])/[.B183])*100" table:style-name="ce1">
            <text:p>-0,172301637</text:p>
          </table:table-cell>
          <table:table-cell table:number-columns-repeated="16378"/>
        </table:table-row>
        <table:table-row table:style-name="ro1">
          <table:table-cell office:value-type="float" office:value="2.3000159999999998" table:style-name="ce1">
            <text:p>2,300016</text:p>
          </table:table-cell>
          <table:table-cell office:value-type="float" office:value="4.5921599999999998" table:style-name="ce1">
            <text:p>4,59216</text:p>
          </table:table-cell>
          <table:table-cell office:value-type="float" office:value="4.6681699999999999" table:formula="of:=MEDIAN([.B183:.B185])" table:style-name="ce1">
            <text:p>4,66817</text:p>
          </table:table-cell>
          <table:table-cell office:value-type="float" office:value="4.6681699999999999" table:formula="of:=MEDIAN([.B182:.B186])" table:style-name="ce1">
            <text:p>4,66817</text:p>
          </table:table-cell>
          <table:table-cell office:value-type="float" office:value="0" table:formula="of:=[.D184]-[.D183]" table:style-name="ce1">
            <text:p>0</text:p>
          </table:table-cell>
          <table:table-cell office:value-type="float" office:value="0" table:formula="of:=(AVERAGE([.E183:.E185])/[.B184])*1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.3001879999999999" table:style-name="ce1">
            <text:p>2,300188</text:p>
          </table:table-cell>
          <table:table-cell office:value-type="float" office:value="4.8077899999999998" table:style-name="ce1">
            <text:p>4,80779</text:p>
          </table:table-cell>
          <table:table-cell office:value-type="float" office:value="4.8077899999999998" table:formula="of:=MEDIAN([.B184:.B186])" table:style-name="ce1">
            <text:p>4,80779</text:p>
          </table:table-cell>
          <table:table-cell office:value-type="float" office:value="4.6681699999999999" table:formula="of:=MEDIAN([.B183:.B187])" table:style-name="ce1">
            <text:p>4,66817</text:p>
          </table:table-cell>
          <table:table-cell office:value-type="float" office:value="0" table:formula="of:=[.D185]-[.D184]" table:style-name="ce1">
            <text:p>0</text:p>
          </table:table-cell>
          <table:table-cell office:value-type="float" office:value="0.8473747813444461" table:formula="of:=(AVERAGE([.E184:.E186])/[.B185])*100" table:style-name="ce1">
            <text:p>0,847374781</text:p>
          </table:table-cell>
          <table:table-cell table:number-columns-repeated="16378"/>
        </table:table-row>
        <table:table-row table:style-name="ro1">
          <table:table-cell office:value-type="float" office:value="2.325304" table:style-name="ce1">
            <text:p>2,325304</text:p>
          </table:table-cell>
          <table:table-cell office:value-type="float" office:value="4.8138800000000002" table:style-name="ce1">
            <text:p>4,81388</text:p>
          </table:table-cell>
          <table:table-cell office:value-type="float" office:value="4.8077899999999998" table:formula="of:=MEDIAN([.B185:.B187])" table:style-name="ce1">
            <text:p>4,80779</text:p>
          </table:table-cell>
          <table:table-cell office:value-type="float" office:value="4.7903900000000004" table:formula="of:=MEDIAN([.B184:.B188])" table:style-name="ce1">
            <text:p>4,79039</text:p>
          </table:table-cell>
          <table:table-cell office:value-type="float" office:value="0.12222000000000044" table:formula="of:=[.D186]-[.D185]" table:style-name="ce1">
            <text:p>0,12222</text:p>
          </table:table-cell>
          <table:table-cell office:value-type="float" office:value="0.87240784287656947" table:formula="of:=(AVERAGE([.E185:.E187])/[.B186])*100" table:style-name="ce1">
            <text:p>0,872407843</text:p>
          </table:table-cell>
          <table:table-cell table:number-columns-repeated="16378"/>
        </table:table-row>
        <table:table-row table:style-name="ro1">
          <table:table-cell office:value-type="float" office:value="2.3254760000000001" table:style-name="ce1">
            <text:p>2,325476</text:p>
          </table:table-cell>
          <table:table-cell office:value-type="float" office:value="4.5950600000000001" table:style-name="ce1">
            <text:p>4,59506</text:p>
          </table:table-cell>
          <table:table-cell office:value-type="float" office:value="4.7903900000000004" table:formula="of:=MEDIAN([.B186:.B188])" table:style-name="ce1">
            <text:p>4,79039</text:p>
          </table:table-cell>
          <table:table-cell office:value-type="float" office:value="4.7941599999999998" table:formula="of:=MEDIAN([.B185:.B189])" table:style-name="ce1">
            <text:p>4,79416</text:p>
          </table:table-cell>
          <table:table-cell office:value-type="float" office:value="3.769999999999385E-3" table:formula="of:=[.D187]-[.D186]" table:style-name="ce1">
            <text:p>0,00377</text:p>
          </table:table-cell>
          <table:table-cell office:value-type="float" office:value="0.88660430984579408" table:formula="of:=(AVERAGE([.E186:.E188])/[.B187])*100" table:style-name="ce1">
            <text:p>0,88660431</text:p>
          </table:table-cell>
          <table:table-cell table:number-columns-repeated="16378"/>
        </table:table-row>
        <table:table-row table:style-name="ro1">
          <table:table-cell office:value-type="float" office:value="2.3507159999999998" table:style-name="ce1">
            <text:p>2,350716</text:p>
          </table:table-cell>
          <table:table-cell office:value-type="float" office:value="4.7903900000000004" table:style-name="ce1">
            <text:p>4,79039</text:p>
          </table:table-cell>
          <table:table-cell office:value-type="float" office:value="4.7903900000000004" table:formula="of:=MEDIAN([.B187:.B189])" table:style-name="ce1">
            <text:p>4,79039</text:p>
          </table:table-cell>
          <table:table-cell office:value-type="float" office:value="4.7903900000000004" table:formula="of:=MEDIAN([.B186:.B190])" table:style-name="ce1">
            <text:p>4,79039</text:p>
          </table:table-cell>
          <table:table-cell office:value-type="float" office:value="-3.769999999999385E-3" table:formula="of:=[.D188]-[.D187]" table:style-name="ce1">
            <text:p>-0,00377</text:p>
          </table:table-cell>
          <table:table-cell office:value-type="float" office:value="-1.278044863431441" table:formula="of:=(AVERAGE([.E187:.E189])/[.B188])*100" table:style-name="ce1">
            <text:p>-1,278044863</text:p>
          </table:table-cell>
          <table:table-cell table:number-columns-repeated="16378"/>
        </table:table-row>
        <table:table-row table:style-name="ro1">
          <table:table-cell office:value-type="float" office:value="2.3508680000000002" table:style-name="ce1">
            <text:p>2,350868</text:p>
          </table:table-cell>
          <table:table-cell office:value-type="float" office:value="4.7941599999999998" table:style-name="ce1">
            <text:p>4,79416</text:p>
          </table:table-cell>
          <table:table-cell office:value-type="float" office:value="4.7903900000000004" table:formula="of:=MEDIAN([.B188:.B190])" table:style-name="ce1">
            <text:p>4,79039</text:p>
          </table:table-cell>
          <table:table-cell office:value-type="float" office:value="4.6067200000000001" table:formula="of:=MEDIAN([.B187:.B191])" table:style-name="ce1">
            <text:p>4,60672</text:p>
          </table:table-cell>
          <table:table-cell office:value-type="float" office:value="-0.18367000000000022" table:formula="of:=[.D189]-[.D188]" table:style-name="ce1">
            <text:p>-0,18367</text:p>
          </table:table-cell>
          <table:table-cell office:value-type="float" office:value="-0.1344691596998549" table:formula="of:=(AVERAGE([.E188:.E190])/[.B189])*100" table:style-name="ce1">
            <text:p>-0,13446916</text:p>
          </table:table-cell>
          <table:table-cell table:number-columns-repeated="16378"/>
        </table:table-row>
        <table:table-row table:style-name="ro1">
          <table:table-cell office:value-type="float" office:value="2.3759399999999999" table:style-name="ce1">
            <text:p>2,37594</text:p>
          </table:table-cell>
          <table:table-cell office:value-type="float" office:value="4.6067200000000001" table:style-name="ce1">
            <text:p>4,60672</text:p>
          </table:table-cell>
          <table:table-cell office:value-type="float" office:value="4.6067200000000001" table:formula="of:=MEDIAN([.B189:.B191])" table:style-name="ce1">
            <text:p>4,60672</text:p>
          </table:table-cell>
          <table:table-cell office:value-type="float" office:value="4.7748200000000001" table:formula="of:=MEDIAN([.B188:.B192])" table:style-name="ce1">
            <text:p>4,77482</text:p>
          </table:table-cell>
          <table:table-cell office:value-type="float" office:value="0.16809999999999992" table:formula="of:=[.D190]-[.D189]" table:style-name="ce1">
            <text:p>0,1681</text:p>
          </table:table-cell>
          <table:table-cell office:value-type="float" office:value="-0.11266150319533424" table:formula="of:=(AVERAGE([.E189:.E191])/[.B190])*100" table:style-name="ce1">
            <text:p>-0,112661503</text:p>
          </table:table-cell>
          <table:table-cell table:number-columns-repeated="16378"/>
        </table:table-row>
        <table:table-row table:style-name="ro1">
          <table:table-cell office:value-type="float" office:value="2.376112" table:style-name="ce1">
            <text:p>2,376112</text:p>
          </table:table-cell>
          <table:table-cell office:value-type="float" office:value="4.6030699999999998" table:style-name="ce1">
            <text:p>4,60307</text:p>
          </table:table-cell>
          <table:table-cell office:value-type="float" office:value="4.6067200000000001" table:formula="of:=MEDIAN([.B190:.B192])" table:style-name="ce1">
            <text:p>4,60672</text:p>
          </table:table-cell>
          <table:table-cell office:value-type="float" office:value="4.7748200000000001" table:formula="of:=MEDIAN([.B189:.B193])" table:style-name="ce1">
            <text:p>4,77482</text:p>
          </table:table-cell>
          <table:table-cell office:value-type="float" office:value="0" table:formula="of:=[.D191]-[.D190]" table:style-name="ce1">
            <text:p>0</text:p>
          </table:table-cell>
          <table:table-cell office:value-type="float" office:value="0.64493189690069108" table:formula="of:=(AVERAGE([.E190:.E192])/[.B191])*100" table:style-name="ce1">
            <text:p>0,644931897</text:p>
          </table:table-cell>
          <table:table-cell table:number-columns-repeated="16378"/>
        </table:table-row>
        <table:table-row table:style-name="ro1">
          <table:table-cell office:value-type="float" office:value="2.4002759999999999" table:style-name="ce1">
            <text:p>2,400276</text:p>
          </table:table-cell>
          <table:table-cell office:value-type="float" office:value="4.7748200000000001" table:style-name="ce1">
            <text:p>4,77482</text:p>
          </table:table-cell>
          <table:table-cell office:value-type="float" office:value="4.7748200000000001" table:formula="of:=MEDIAN([.B191:.B193])" table:style-name="ce1">
            <text:p>4,77482</text:p>
          </table:table-cell>
          <table:table-cell office:value-type="float" office:value="4.6957800000000001" table:formula="of:=MEDIAN([.B190:.B194])" table:style-name="ce1">
            <text:p>4,69578</text:p>
          </table:table-cell>
          <table:table-cell office:value-type="float" office:value="-7.9039999999999999E-2" table:formula="of:=[.D192]-[.D191]" table:style-name="ce1">
            <text:p>-0,07904</text:p>
          </table:table-cell>
          <table:table-cell office:value-type="float" office:value="0" table:formula="of:=(AVERAGE([.E191:.E193])/[.B192])*1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.4004400000000001" table:style-name="ce1">
            <text:p>2,40044</text:p>
          </table:table-cell>
          <table:table-cell office:value-type="float" office:value="4.7763900000000001" table:style-name="ce1">
            <text:p>4,77639</text:p>
          </table:table-cell>
          <table:table-cell office:value-type="float" office:value="4.7748200000000001" table:formula="of:=MEDIAN([.B192:.B194])" table:style-name="ce1">
            <text:p>4,77482</text:p>
          </table:table-cell>
          <table:table-cell office:value-type="float" office:value="4.7748200000000001" table:formula="of:=MEDIAN([.B191:.B195])" table:style-name="ce1">
            <text:p>4,77482</text:p>
          </table:table-cell>
          <table:table-cell office:value-type="float" office:value="7.9039999999999999E-2" table:formula="of:=[.D193]-[.D192]" table:style-name="ce1">
            <text:p>0,07904</text:p>
          </table:table-cell>
          <table:table-cell office:value-type="float" office:value="1.0956670902781329E-2" table:formula="of:=(AVERAGE([.E192:.E194])/[.B193])*100" table:style-name="ce1">
            <text:p>0,010956671</text:p>
          </table:table-cell>
          <table:table-cell table:number-columns-repeated="16378"/>
        </table:table-row>
        <table:table-row table:style-name="ro1">
          <table:table-cell office:value-type="float" office:value="2.4262000000000001" table:style-name="ce1">
            <text:p>2,4262</text:p>
          </table:table-cell>
          <table:table-cell office:value-type="float" office:value="4.6957800000000001" table:style-name="ce1">
            <text:p>4,69578</text:p>
          </table:table-cell>
          <table:table-cell office:value-type="float" office:value="4.7763900000000001" table:formula="of:=MEDIAN([.B193:.B195])" table:style-name="ce1">
            <text:p>4,77639</text:p>
          </table:table-cell>
          <table:table-cell office:value-type="float" office:value="4.7763900000000001" table:formula="of:=MEDIAN([.B192:.B196])" table:style-name="ce1">
            <text:p>4,77639</text:p>
          </table:table-cell>
          <table:table-cell office:value-type="float" office:value="1.5700000000000713E-3" table:formula="of:=[.D194]-[.D193]" table:style-name="ce1">
            <text:p>0,00157</text:p>
          </table:table-cell>
          <table:table-cell office:value-type="float" office:value="0.57221590449297077" table:formula="of:=(AVERAGE([.E193:.E195])/[.B194])*100" table:style-name="ce1">
            <text:p>0,572215904</text:p>
          </table:table-cell>
          <table:table-cell table:number-columns-repeated="16378"/>
        </table:table-row>
        <table:table-row table:style-name="ro1">
          <table:table-cell office:value-type="float" office:value="2.4263560000000002" table:style-name="ce1">
            <text:p>2,426356</text:p>
          </table:table-cell>
          <table:table-cell office:value-type="float" office:value="4.9107399999999997" table:style-name="ce1">
            <text:p>4,91074</text:p>
          </table:table-cell>
          <table:table-cell office:value-type="float" office:value="4.7866200000000001" table:formula="of:=MEDIAN([.B194:.B196])" table:style-name="ce1">
            <text:p>4,78662</text:p>
          </table:table-cell>
          <table:table-cell office:value-type="float" office:value="4.7763900000000001" table:formula="of:=MEDIAN([.B193:.B197])" table:style-name="ce1">
            <text:p>4,77639</text:p>
          </table:table-cell>
          <table:table-cell office:value-type="float" office:value="0" table:formula="of:=[.D195]-[.D194]" table:style-name="ce1">
            <text:p>0</text:p>
          </table:table-cell>
          <table:table-cell office:value-type="float" office:value="-0.5365111300265677" table:formula="of:=(AVERAGE([.E194:.E196])/[.B195])*100" table:style-name="ce1">
            <text:p>-0,53651113</text:p>
          </table:table-cell>
          <table:table-cell table:number-columns-repeated="16378"/>
        </table:table-row>
        <table:table-row table:style-name="ro1">
          <table:table-cell office:value-type="float" office:value="2.4504760000000001" table:style-name="ce1">
            <text:p>2,450476</text:p>
          </table:table-cell>
          <table:table-cell office:value-type="float" office:value="4.7866200000000001" table:style-name="ce1">
            <text:p>4,78662</text:p>
          </table:table-cell>
          <table:table-cell office:value-type="float" office:value="4.7866200000000001" table:formula="of:=MEDIAN([.B195:.B197])" table:style-name="ce1">
            <text:p>4,78662</text:p>
          </table:table-cell>
          <table:table-cell office:value-type="float" office:value="4.6957800000000001" table:formula="of:=MEDIAN([.B194:.B198])" table:style-name="ce1">
            <text:p>4,69578</text:p>
          </table:table-cell>
          <table:table-cell office:value-type="float" office:value="-8.061000000000007E-2" table:formula="of:=[.D196]-[.D195]" table:style-name="ce1">
            <text:p>-0,08061</text:p>
          </table:table-cell>
          <table:table-cell office:value-type="float" office:value="7.1240248860364674E-2" table:formula="of:=(AVERAGE([.E195:.E197])/[.B196])*100" table:style-name="ce1">
            <text:p>0,071240249</text:p>
          </table:table-cell>
          <table:table-cell table:number-columns-repeated="16378"/>
        </table:table-row>
        <table:table-row table:style-name="ro1">
          <table:table-cell office:value-type="float" office:value="2.4506320000000001" table:style-name="ce1">
            <text:p>2,450632</text:p>
          </table:table-cell>
          <table:table-cell office:value-type="float" office:value="4.5586900000000004" table:style-name="ce1">
            <text:p>4,55869</text:p>
          </table:table-cell>
          <table:table-cell office:value-type="float" office:value="4.6771900000000004" table:formula="of:=MEDIAN([.B196:.B198])" table:style-name="ce1">
            <text:p>4,67719</text:p>
          </table:table-cell>
          <table:table-cell office:value-type="float" office:value="4.7866200000000001" table:formula="of:=MEDIAN([.B195:.B199])" table:style-name="ce1">
            <text:p>4,78662</text:p>
          </table:table-cell>
          <table:table-cell office:value-type="float" office:value="9.0840000000000032E-2" table:formula="of:=[.D197]-[.D196]" table:style-name="ce1">
            <text:p>0,09084</text:p>
          </table:table-cell>
          <table:table-cell office:value-type="float" office:value="7.4802190980303274E-2" table:formula="of:=(AVERAGE([.E196:.E198])/[.B197])*100" table:style-name="ce1">
            <text:p>0,074802191</text:p>
          </table:table-cell>
          <table:table-cell table:number-columns-repeated="16378"/>
        </table:table-row>
        <table:table-row table:style-name="ro1">
          <table:table-cell office:value-type="float" office:value="2.47532" table:style-name="ce1">
            <text:p>2,47532</text:p>
          </table:table-cell>
          <table:table-cell office:value-type="float" office:value="4.6771900000000004" table:style-name="ce1">
            <text:p>4,67719</text:p>
          </table:table-cell>
          <table:table-cell office:value-type="float" office:value="4.6771900000000004" table:formula="of:=MEDIAN([.B197:.B199])" table:style-name="ce1">
            <text:p>4,67719</text:p>
          </table:table-cell>
          <table:table-cell office:value-type="float" office:value="4.7866200000000001" table:formula="of:=MEDIAN([.B196:.B200])" table:style-name="ce1">
            <text:p>4,78662</text:p>
          </table:table-cell>
          <table:table-cell office:value-type="float" office:value="0" table:formula="of:=[.D198]-[.D197]" table:style-name="ce1">
            <text:p>0</text:p>
          </table:table-cell>
          <table:table-cell office:value-type="float" office:value="0.76584444933816853" table:formula="of:=(AVERAGE([.E197:.E199])/[.B198])*100" table:style-name="ce1">
            <text:p>0,765844449</text:p>
          </table:table-cell>
          <table:table-cell table:number-columns-repeated="16378"/>
        </table:table-row>
        <table:table-row table:style-name="ro1">
          <table:table-cell office:value-type="float" office:value="2.4754839999999998" table:style-name="ce1">
            <text:p>2,475484</text:p>
          </table:table-cell>
          <table:table-cell office:value-type="float" office:value="4.8983299999999996" table:style-name="ce1">
            <text:p>4,89833</text:p>
          </table:table-cell>
          <table:table-cell office:value-type="float" office:value="4.8032399999999997" table:formula="of:=MEDIAN([.B198:.B200])" table:style-name="ce1">
            <text:p>4,80324</text:p>
          </table:table-cell>
          <table:table-cell office:value-type="float" office:value="4.8032399999999997" table:formula="of:=MEDIAN([.B197:.B201])" table:style-name="ce1">
            <text:p>4,80324</text:p>
          </table:table-cell>
          <table:table-cell office:value-type="float" office:value="1.6619999999999635E-2" table:formula="of:=[.D199]-[.D198]" table:style-name="ce1">
            <text:p>0,01662</text:p>
          </table:table-cell>
          <table:table-cell office:value-type="float" office:value="0.11309977073818789" table:formula="of:=(AVERAGE([.E198:.E200])/[.B199])*100" table:style-name="ce1">
            <text:p>0,113099771</text:p>
          </table:table-cell>
          <table:table-cell table:number-columns-repeated="16378"/>
        </table:table-row>
        <table:table-row table:style-name="ro1">
          <table:table-cell office:value-type="float" office:value="2.500664" table:style-name="ce1">
            <text:p>2,500664</text:p>
          </table:table-cell>
          <table:table-cell office:value-type="float" office:value="4.8032399999999997" table:style-name="ce1">
            <text:p>4,80324</text:p>
          </table:table-cell>
          <table:table-cell office:value-type="float" office:value="4.8055199999999996" table:formula="of:=MEDIAN([.B199:.B201])" table:style-name="ce1">
            <text:p>4,80552</text:p>
          </table:table-cell>
          <table:table-cell office:value-type="float" office:value="4.8032399999999997" table:formula="of:=MEDIAN([.B198:.B202])" table:style-name="ce1">
            <text:p>4,80324</text:p>
          </table:table-cell>
          <table:table-cell office:value-type="float" office:value="0" table:formula="of:=[.D200]-[.D199]" table:style-name="ce1">
            <text:p>0</text:p>
          </table:table-cell>
          <table:table-cell office:value-type="float" office:value="0.11533881296791079" table:formula="of:=(AVERAGE([.E199:.E201])/[.B200])*100" table:style-name="ce1">
            <text:p>0,115338813</text:p>
          </table:table-cell>
          <table:table-cell table:number-columns-repeated="16378"/>
        </table:table-row>
        <table:table-row table:style-name="ro1">
          <table:table-cell office:value-type="float" office:value="2.5008159999999999" table:style-name="ce1">
            <text:p>2,500816</text:p>
          </table:table-cell>
          <table:table-cell office:value-type="float" office:value="4.8055199999999996" table:style-name="ce1">
            <text:p>4,80552</text:p>
          </table:table-cell>
          <table:table-cell office:value-type="float" office:value="4.8032399999999997" table:formula="of:=MEDIAN([.B200:.B202])" table:style-name="ce1">
            <text:p>4,80324</text:p>
          </table:table-cell>
          <table:table-cell office:value-type="float" office:value="4.8032399999999997" table:formula="of:=MEDIAN([.B199:.B203])" table:style-name="ce1">
            <text:p>4,80324</text:p>
          </table:table-cell>
          <table:table-cell office:value-type="float" office:value="0" table:formula="of:=[.D201]-[.D200]" table:style-name="ce1">
            <text:p>0</text:p>
          </table:table-cell>
          <table:table-cell office:value-type="float" office:value="-6.2983124961849268E-2" table:formula="of:=(AVERAGE([.E200:.E202])/[.B201])*100" table:style-name="ce1">
            <text:p>-0,062983125</text:p>
          </table:table-cell>
          <table:table-cell table:number-columns-repeated="16378"/>
        </table:table-row>
        <table:table-row table:style-name="ro1">
          <table:table-cell office:value-type="float" office:value="2.525468" table:style-name="ce1">
            <text:p>2,525468</text:p>
          </table:table-cell>
          <table:table-cell office:value-type="float" office:value="4.6847300000000001" table:style-name="ce1">
            <text:p>4,68473</text:p>
          </table:table-cell>
          <table:table-cell office:value-type="float" office:value="4.6847300000000001" table:formula="of:=MEDIAN([.B201:.B203])" table:style-name="ce1">
            <text:p>4,68473</text:p>
          </table:table-cell>
          <table:table-cell office:value-type="float" office:value="4.7941599999999998" table:formula="of:=MEDIAN([.B200:.B204])" table:style-name="ce1">
            <text:p>4,79416</text:p>
          </table:table-cell>
          <table:table-cell office:value-type="float" office:value="-9.079999999999977E-3" table:formula="of:=[.D202]-[.D201]" table:style-name="ce1">
            <text:p>-0,00908</text:p>
          </table:table-cell>
          <table:table-cell office:value-type="float" office:value="-8.6095321039485972E-2" table:formula="of:=(AVERAGE([.E201:.E203])/[.B202])*100" table:style-name="ce1">
            <text:p>-0,086095321</text:p>
          </table:table-cell>
          <table:table-cell table:number-columns-repeated="16378"/>
        </table:table-row>
        <table:table-row table:style-name="ro1">
          <table:table-cell office:value-type="float" office:value="2.52562" table:style-name="ce1">
            <text:p>2,52562</text:p>
          </table:table-cell>
          <table:table-cell office:value-type="float" office:value="4.6847300000000001" table:style-name="ce1">
            <text:p>4,68473</text:p>
          </table:table-cell>
          <table:table-cell office:value-type="float" office:value="4.6847300000000001" table:formula="of:=MEDIAN([.B202:.B204])" table:style-name="ce1">
            <text:p>4,68473</text:p>
          </table:table-cell>
          <table:table-cell office:value-type="float" office:value="4.7911400000000004" table:formula="of:=MEDIAN([.B201:.B205])" table:style-name="ce1">
            <text:p>4,79114</text:p>
          </table:table-cell>
          <table:table-cell office:value-type="float" office:value="-3.0199999999993565E-3" table:formula="of:=[.D203]-[.D202]" table:style-name="ce1">
            <text:p>-0,00302</text:p>
          </table:table-cell>
          <table:table-cell office:value-type="float" office:value="-0.84323607408181944" table:formula="of:=(AVERAGE([.E202:.E204])/[.B203])*100" table:style-name="ce1">
            <text:p>-0,843236074</text:p>
          </table:table-cell>
          <table:table-cell table:number-columns-repeated="16378"/>
        </table:table-row>
        <table:table-row table:style-name="ro1">
          <table:table-cell office:value-type="float" office:value="2.5508600000000001" table:style-name="ce1">
            <text:p>2,55086</text:p>
          </table:table-cell>
          <table:table-cell office:value-type="float" office:value="4.7941599999999998" table:style-name="ce1">
            <text:p>4,79416</text:p>
          </table:table-cell>
          <table:table-cell office:value-type="float" office:value="4.7911400000000004" table:formula="of:=MEDIAN([.B203:.B205])" table:style-name="ce1">
            <text:p>4,79114</text:p>
          </table:table-cell>
          <table:table-cell office:value-type="float" office:value="4.6847300000000001" table:formula="of:=MEDIAN([.B202:.B206])" table:style-name="ce1">
            <text:p>4,68473</text:p>
          </table:table-cell>
          <table:table-cell office:value-type="float" office:value="-0.10641000000000034" table:formula="of:=[.D204]-[.D203]" table:style-name="ce1">
            <text:p>-0,10641</text:p>
          </table:table-cell>
          <table:table-cell office:value-type="float" office:value="-0.76085626401009909" table:formula="of:=(AVERAGE([.E203:.E205])/[.B204])*100" table:style-name="ce1">
            <text:p>-0,760856264</text:p>
          </table:table-cell>
          <table:table-cell table:number-columns-repeated="16378"/>
        </table:table-row>
        <table:table-row table:style-name="ro1">
          <table:table-cell office:value-type="float" office:value="2.5510280000000001" table:style-name="ce1">
            <text:p>2,551028</text:p>
          </table:table-cell>
          <table:table-cell office:value-type="float" office:value="4.7911400000000004" table:style-name="ce1">
            <text:p>4,79114</text:p>
          </table:table-cell>
          <table:table-cell office:value-type="float" office:value="4.7911400000000004" table:formula="of:=MEDIAN([.B204:.B206])" table:style-name="ce1">
            <text:p>4,79114</text:p>
          </table:table-cell>
          <table:table-cell office:value-type="float" office:value="4.6847300000000001" table:formula="of:=MEDIAN([.B203:.B207])" table:style-name="ce1">
            <text:p>4,68473</text:p>
          </table:table-cell>
          <table:table-cell office:value-type="float" office:value="0" table:formula="of:=[.D205]-[.D204]" table:style-name="ce1">
            <text:p>0</text:p>
          </table:table-cell>
          <table:table-cell office:value-type="float" office:value="-8.0774095517977762E-2" table:formula="of:=(AVERAGE([.E204:.E206])/[.B205])*100" table:style-name="ce1">
            <text:p>-0,080774096</text:p>
          </table:table-cell>
          <table:table-cell table:number-columns-repeated="16378"/>
        </table:table-row>
        <table:table-row table:style-name="ro1">
          <table:table-cell office:value-type="float" office:value="2.5757400000000001" table:style-name="ce1">
            <text:p>2,57574</text:p>
          </table:table-cell>
          <table:table-cell office:value-type="float" office:value="4.67042" table:style-name="ce1">
            <text:p>4,67042</text:p>
          </table:table-cell>
          <table:table-cell office:value-type="float" office:value="4.6734200000000001" table:formula="of:=MEDIAN([.B205:.B207])" table:style-name="ce1">
            <text:p>4,67342</text:p>
          </table:table-cell>
          <table:table-cell office:value-type="float" office:value="4.7795300000000003" table:formula="of:=MEDIAN([.B204:.B208])" table:style-name="ce1">
            <text:p>4,77953</text:p>
          </table:table-cell>
          <table:table-cell office:value-type="float" office:value="9.4800000000000217E-2" table:formula="of:=[.D206]-[.D205]" table:style-name="ce1">
            <text:p>0,0948</text:p>
          </table:table-cell>
          <table:table-cell office:value-type="float" office:value="0.67103172733929384" table:formula="of:=(AVERAGE([.E205:.E207])/[.B206])*100" table:style-name="ce1">
            <text:p>0,671031727</text:p>
          </table:table-cell>
          <table:table-cell table:number-columns-repeated="16378"/>
        </table:table-row>
        <table:table-row table:style-name="ro1">
          <table:table-cell office:value-type="float" office:value="2.5758920000000001" table:style-name="ce1">
            <text:p>2,575892</text:p>
          </table:table-cell>
          <table:table-cell office:value-type="float" office:value="4.6734200000000001" table:style-name="ce1">
            <text:p>4,67342</text:p>
          </table:table-cell>
          <table:table-cell office:value-type="float" office:value="4.6734200000000001" table:formula="of:=MEDIAN([.B206:.B208])" table:style-name="ce1">
            <text:p>4,67342</text:p>
          </table:table-cell>
          <table:table-cell office:value-type="float" office:value="4.7787499999999996" table:formula="of:=MEDIAN([.B205:.B209])" table:style-name="ce1">
            <text:p>4,77875</text:p>
          </table:table-cell>
          <table:table-cell office:value-type="float" office:value="-7.8000000000066905E-4" table:formula="of:=[.D207]-[.D206]" table:style-name="ce1">
            <text:p>-0,00078</text:p>
          </table:table-cell>
          <table:table-cell office:value-type="float" office:value="9.9498868066643195E-2" table:formula="of:=(AVERAGE([.E206:.E208])/[.B207])*100" table:style-name="ce1">
            <text:p>0,099498868</text:p>
          </table:table-cell>
          <table:table-cell table:number-columns-repeated="16378"/>
        </table:table-row>
        <table:table-row table:style-name="ro1">
          <table:table-cell office:value-type="float" office:value="2.6000519999999998" table:style-name="ce1">
            <text:p>2,600052</text:p>
          </table:table-cell>
          <table:table-cell office:value-type="float" office:value="4.7795300000000003" table:style-name="ce1">
            <text:p>4,77953</text:p>
          </table:table-cell>
          <table:table-cell office:value-type="float" office:value="4.7787499999999996" table:formula="of:=MEDIAN([.B207:.B209])" table:style-name="ce1">
            <text:p>4,77875</text:p>
          </table:table-cell>
          <table:table-cell office:value-type="float" office:value="4.6986800000000004" table:formula="of:=MEDIAN([.B206:.B210])" table:style-name="ce1">
            <text:p>4,69868</text:p>
          </table:table-cell>
          <table:table-cell office:value-type="float" office:value="-8.0069999999999197E-2" table:formula="of:=[.D208]-[.D207]" table:style-name="ce1">
            <text:p>-0,08007</text:p>
          </table:table-cell>
          <table:table-cell office:value-type="float" office:value="-5.4398654261030473E-3" table:formula="of:=(AVERAGE([.E207:.E209])/[.B208])*100" table:style-name="ce1">
            <text:p>-0,005439865</text:p>
          </table:table-cell>
          <table:table-cell table:number-columns-repeated="16378"/>
        </table:table-row>
        <table:table-row table:style-name="ro1">
          <table:table-cell office:value-type="float" office:value="2.6002079999999999" table:style-name="ce1">
            <text:p>2,600208</text:p>
          </table:table-cell>
          <table:table-cell office:value-type="float" office:value="4.7787499999999996" table:style-name="ce1">
            <text:p>4,77875</text:p>
          </table:table-cell>
          <table:table-cell office:value-type="float" office:value="4.7787499999999996" table:formula="of:=MEDIAN([.B208:.B210])" table:style-name="ce1">
            <text:p>4,77875</text:p>
          </table:table-cell>
          <table:table-cell office:value-type="float" office:value="4.7787499999999996" table:formula="of:=MEDIAN([.B207:.B211])" table:style-name="ce1">
            <text:p>4,77875</text:p>
          </table:table-cell>
          <table:table-cell office:value-type="float" office:value="8.0069999999999197E-2" table:formula="of:=[.D209]-[.D208]" table:style-name="ce1">
            <text:p>0,08007</text:p>
          </table:table-cell>
          <table:table-cell office:value-type="float" office:value="5.4407533350818316E-3" table:formula="of:=(AVERAGE([.E208:.E210])/[.B209])*100" table:style-name="ce1">
            <text:p>0,005440753</text:p>
          </table:table-cell>
          <table:table-cell table:number-columns-repeated="16378"/>
        </table:table-row>
        <table:table-row table:style-name="ro1">
          <table:table-cell office:value-type="float" office:value="2.6259600000000001" table:style-name="ce1">
            <text:p>2,62596</text:p>
          </table:table-cell>
          <table:table-cell office:value-type="float" office:value="4.6986800000000004" table:style-name="ce1">
            <text:p>4,69868</text:p>
          </table:table-cell>
          <table:table-cell office:value-type="float" office:value="4.7787499999999996" table:formula="of:=MEDIAN([.B209:.B211])" table:style-name="ce1">
            <text:p>4,77875</text:p>
          </table:table-cell>
          <table:table-cell office:value-type="float" office:value="4.7795300000000003" table:formula="of:=MEDIAN([.B208:.B212])" table:style-name="ce1">
            <text:p>4,77953</text:p>
          </table:table-cell>
          <table:table-cell office:value-type="float" office:value="7.8000000000066905E-4" table:formula="of:=[.D210]-[.D209]" table:style-name="ce1">
            <text:p>0,00078</text:p>
          </table:table-cell>
          <table:table-cell office:value-type="float" office:value="0.56803187278128597" table:formula="of:=(AVERAGE([.E209:.E211])/[.B210])*100" table:style-name="ce1">
            <text:p>0,568031873</text:p>
          </table:table-cell>
          <table:table-cell table:number-columns-repeated="16378"/>
        </table:table-row>
        <table:table-row table:style-name="ro1">
          <table:table-cell office:value-type="float" office:value="2.626128" table:style-name="ce1">
            <text:p>2,626128</text:p>
          </table:table-cell>
          <table:table-cell office:value-type="float" office:value="4.90998" table:style-name="ce1">
            <text:p>4,90998</text:p>
          </table:table-cell>
          <table:table-cell office:value-type="float" office:value="4.7803199999999997" table:formula="of:=MEDIAN([.B210:.B212])" table:style-name="ce1">
            <text:p>4,78032</text:p>
          </table:table-cell>
          <table:table-cell office:value-type="float" office:value="4.7787499999999996" table:formula="of:=MEDIAN([.B209:.B213])" table:style-name="ce1">
            <text:p>4,77875</text:p>
          </table:table-cell>
          <table:table-cell office:value-type="float" office:value="-7.8000000000066905E-4" table:formula="of:=[.D211]-[.D210]" table:style-name="ce1">
            <text:p>-0,00078</text:p>
          </table:table-cell>
          <table:table-cell office:value-type="float" office:value="1.0658563442892987E-2" table:formula="of:=(AVERAGE([.E210:.E212])/[.B211])*100" table:style-name="ce1">
            <text:p>0,010658563</text:p>
          </table:table-cell>
          <table:table-cell table:number-columns-repeated="16378"/>
        </table:table-row>
        <table:table-row table:style-name="ro1">
          <table:table-cell office:value-type="float" office:value="2.6502680000000001" table:style-name="ce1">
            <text:p>2,650268</text:p>
          </table:table-cell>
          <table:table-cell office:value-type="float" office:value="4.7803199999999997" table:style-name="ce1">
            <text:p>4,78032</text:p>
          </table:table-cell>
          <table:table-cell office:value-type="float" office:value="4.7803199999999997" table:formula="of:=MEDIAN([.B211:.B213])" table:style-name="ce1">
            <text:p>4,78032</text:p>
          </table:table-cell>
          <table:table-cell office:value-type="float" office:value="4.7803199999999997" table:formula="of:=MEDIAN([.B210:.B214])" table:style-name="ce1">
            <text:p>4,78032</text:p>
          </table:table-cell>
          <table:table-cell office:value-type="float" office:value="1.5700000000000713E-3" table:formula="of:=[.D212]-[.D211]" table:style-name="ce1">
            <text:p>0,00157</text:p>
          </table:table-cell>
          <table:table-cell office:value-type="float" office:value="7.4611462551981205E-3" table:formula="of:=(AVERAGE([.E211:.E213])/[.B212])*100" table:style-name="ce1">
            <text:p>0,007461146</text:p>
          </table:table-cell>
          <table:table-cell table:number-columns-repeated="16378"/>
        </table:table-row>
        <table:table-row table:style-name="ro1">
          <table:table-cell office:value-type="float" office:value="2.6504319999999999" table:style-name="ce1">
            <text:p>2,650432</text:p>
          </table:table-cell>
          <table:table-cell office:value-type="float" office:value="4.5534299999999996" table:style-name="ce1">
            <text:p>4,55343</text:p>
          </table:table-cell>
          <table:table-cell office:value-type="float" office:value="4.7803199999999997" table:formula="of:=MEDIAN([.B212:.B214])" table:style-name="ce1">
            <text:p>4,78032</text:p>
          </table:table-cell>
          <table:table-cell office:value-type="float" office:value="4.7805999999999997" table:formula="of:=MEDIAN([.B211:.B215])" table:style-name="ce1">
            <text:p>4,7806</text:p>
          </table:table-cell>
          <table:table-cell office:value-type="float" office:value="2.8000000000005798E-4" table:formula="of:=[.D213]-[.D212]" table:style-name="ce1">
            <text:p>0,00028</text:p>
          </table:table-cell>
          <table:table-cell office:value-type="float" office:value="1.3542904286805987E-2" table:formula="of:=(AVERAGE([.E212:.E214])/[.B213])*100" table:style-name="ce1">
            <text:p>0,013542904</text:p>
          </table:table-cell>
          <table:table-cell table:number-columns-repeated="16378"/>
        </table:table-row>
        <table:table-row table:style-name="ro1">
          <table:table-cell office:value-type="float" office:value="2.675732" table:style-name="ce1">
            <text:p>2,675732</text:p>
          </table:table-cell>
          <table:table-cell office:value-type="float" office:value="4.7805999999999997" table:style-name="ce1">
            <text:p>4,7806</text:p>
          </table:table-cell>
          <table:table-cell office:value-type="float" office:value="4.7805999999999997" table:formula="of:=MEDIAN([.B213:.B215])" table:style-name="ce1">
            <text:p>4,7806</text:p>
          </table:table-cell>
          <table:table-cell office:value-type="float" office:value="4.7805999999999997" table:formula="of:=MEDIAN([.B212:.B216])" table:style-name="ce1">
            <text:p>4,7806</text:p>
          </table:table-cell>
          <table:table-cell office:value-type="float" office:value="0" table:formula="of:=[.D214]-[.D213]" table:style-name="ce1">
            <text:p>0</text:p>
          </table:table-cell>
          <table:table-cell office:value-type="float" office:value="1.7710468699888807E-2" table:formula="of:=(AVERAGE([.E213:.E215])/[.B214])*100" table:style-name="ce1">
            <text:p>0,017710469</text:p>
          </table:table-cell>
          <table:table-cell table:number-columns-repeated="16378"/>
        </table:table-row>
        <table:table-row table:style-name="ro1">
          <table:table-cell office:value-type="float" office:value="2.6758839999999999" table:style-name="ce1">
            <text:p>2,675884</text:p>
          </table:table-cell>
          <table:table-cell office:value-type="float" office:value="4.7828600000000003" table:style-name="ce1">
            <text:p>4,78286</text:p>
          </table:table-cell>
          <table:table-cell office:value-type="float" office:value="4.7828600000000003" table:formula="of:=MEDIAN([.B214:.B216])" table:style-name="ce1">
            <text:p>4,78286</text:p>
          </table:table-cell>
          <table:table-cell office:value-type="float" office:value="4.7828600000000003" table:formula="of:=MEDIAN([.B213:.B217])" table:style-name="ce1">
            <text:p>4,78286</text:p>
          </table:table-cell>
          <table:table-cell office:value-type="float" office:value="2.2600000000005949E-3" table:formula="of:=[.D215]-[.D214]" table:style-name="ce1">
            <text:p>0,00226</text:p>
          </table:table-cell>
          <table:table-cell office:value-type="float" office:value="1.5750687524483917E-2" table:formula="of:=(AVERAGE([.E214:.E216])/[.B215])*100" table:style-name="ce1">
            <text:p>0,015750688</text:p>
          </table:table-cell>
          <table:table-cell table:number-columns-repeated="16378"/>
        </table:table-row>
        <table:table-row table:style-name="ro1">
          <table:table-cell office:value-type="float" office:value="2.7010079999999999" table:style-name="ce1">
            <text:p>2,701008</text:p>
          </table:table-cell>
          <table:table-cell office:value-type="float" office:value="4.81616" table:style-name="ce1">
            <text:p>4,81616</text:p>
          </table:table-cell>
          <table:table-cell office:value-type="float" office:value="4.8154000000000003" table:formula="of:=MEDIAN([.B215:.B217])" table:style-name="ce1">
            <text:p>4,8154</text:p>
          </table:table-cell>
          <table:table-cell office:value-type="float" office:value="4.7828600000000003" table:formula="of:=MEDIAN([.B214:.B218])" table:style-name="ce1">
            <text:p>4,78286</text:p>
          </table:table-cell>
          <table:table-cell office:value-type="float" office:value="0" table:formula="of:=[.D216]-[.D215]" table:style-name="ce1">
            <text:p>0</text:p>
          </table:table-cell>
          <table:table-cell office:value-type="float" office:value="0.24085578552207987" table:formula="of:=(AVERAGE([.E215:.E217])/[.B216])*100" table:style-name="ce1">
            <text:p>0,240855786</text:p>
          </table:table-cell>
          <table:table-cell table:number-columns-repeated="16378"/>
        </table:table-row>
        <table:table-row table:style-name="ro1">
          <table:table-cell office:value-type="float" office:value="2.7011639999999999" table:style-name="ce1">
            <text:p>2,701164</text:p>
          </table:table-cell>
          <table:table-cell office:value-type="float" office:value="4.8154000000000003" table:style-name="ce1">
            <text:p>4,8154</text:p>
          </table:table-cell>
          <table:table-cell office:value-type="float" office:value="4.8154000000000003" table:formula="of:=MEDIAN([.B216:.B218])" table:style-name="ce1">
            <text:p>4,8154</text:p>
          </table:table-cell>
          <table:table-cell office:value-type="float" office:value="4.8154000000000003" table:formula="of:=MEDIAN([.B215:.B219])" table:style-name="ce1">
            <text:p>4,8154</text:p>
          </table:table-cell>
          <table:table-cell office:value-type="float" office:value="3.2540000000000013E-2" table:formula="of:=[.D217]-[.D216]" table:style-name="ce1">
            <text:p>0,03254</text:p>
          </table:table-cell>
          <table:table-cell office:value-type="float" office:value="0.23051044565352594" table:formula="of:=(AVERAGE([.E216:.E218])/[.B217])*100" table:style-name="ce1">
            <text:p>0,230510446</text:p>
          </table:table-cell>
          <table:table-cell table:number-columns-repeated="16378"/>
        </table:table-row>
        <table:table-row table:style-name="ro1">
          <table:table-cell office:value-type="float" office:value="2.7294800000000001" table:style-name="ce1">
            <text:p>2,72948</text:p>
          </table:table-cell>
          <table:table-cell office:value-type="float" office:value="4.6642299999999999" table:style-name="ce1">
            <text:p>4,66423</text:p>
          </table:table-cell>
          <table:table-cell office:value-type="float" office:value="4.8154000000000003" table:formula="of:=MEDIAN([.B217:.B219])" table:style-name="ce1">
            <text:p>4,8154</text:p>
          </table:table-cell>
          <table:table-cell office:value-type="float" office:value="4.81616" table:formula="of:=MEDIAN([.B216:.B220])" table:style-name="ce1">
            <text:p>4,81616</text:p>
          </table:table-cell>
          <table:table-cell office:value-type="float" office:value="7.5999999999964984E-4" table:formula="of:=[.D218]-[.D217]" table:style-name="ce1">
            <text:p>0,00076</text:p>
          </table:table-cell>
          <table:table-cell office:value-type="float" office:value="0.23254999574777985" table:formula="of:=(AVERAGE([.E217:.E219])/[.B218])*100" table:style-name="ce1">
            <text:p>0,232549996</text:p>
          </table:table-cell>
          <table:table-cell table:number-columns-repeated="16378"/>
        </table:table-row>
        <table:table-row table:style-name="ro1">
          <table:table-cell office:value-type="float" office:value="2.7296360000000002" table:style-name="ce1">
            <text:p>2,729636</text:p>
          </table:table-cell>
          <table:table-cell office:value-type="float" office:value="4.8585700000000003" table:style-name="ce1">
            <text:p>4,85857</text:p>
          </table:table-cell>
          <table:table-cell office:value-type="float" office:value="4.8176899999999998" table:formula="of:=MEDIAN([.B218:.B220])" table:style-name="ce1">
            <text:p>4,81769</text:p>
          </table:table-cell>
          <table:table-cell office:value-type="float" office:value="4.8154000000000003" table:formula="of:=MEDIAN([.B217:.B221])" table:style-name="ce1">
            <text:p>4,8154</text:p>
          </table:table-cell>
          <table:table-cell office:value-type="float" office:value="-7.5999999999964984E-4" table:formula="of:=[.D219]-[.D218]" table:style-name="ce1">
            <text:p>-0,00076</text:p>
          </table:table-cell>
          <table:table-cell office:value-type="float" office:value="-5.2141542333137662E-3" table:formula="of:=(AVERAGE([.E218:.E220])/[.B219])*100" table:style-name="ce1">
            <text:p>-0,005214154</text:p>
          </table:table-cell>
          <table:table-cell table:number-columns-repeated="16378"/>
        </table:table-row>
        <table:table-row table:style-name="ro1">
          <table:table-cell office:value-type="float" office:value="2.7547480000000002" table:style-name="ce1">
            <text:p>2,754748</text:p>
          </table:table-cell>
          <table:table-cell office:value-type="float" office:value="4.8176899999999998" table:style-name="ce1">
            <text:p>4,81769</text:p>
          </table:table-cell>
          <table:table-cell office:value-type="float" office:value="4.8176899999999998" table:formula="of:=MEDIAN([.B219:.B221])" table:style-name="ce1">
            <text:p>4,81769</text:p>
          </table:table-cell>
          <table:table-cell office:value-type="float" office:value="4.8146399999999998" table:formula="of:=MEDIAN([.B218:.B222])" table:style-name="ce1">
            <text:p>4,81464</text:p>
          </table:table-cell>
          <table:table-cell office:value-type="float" office:value="-7.6000000000053802E-4" table:formula="of:=[.D220]-[.D219]" table:style-name="ce1">
            <text:p>-0,00076</text:p>
          </table:table-cell>
          <table:table-cell office:value-type="float" office:value="-1.0516796777433361E-2" table:formula="of:=(AVERAGE([.E219:.E221])/[.B220])*100" table:style-name="ce1">
            <text:p>-0,010516797</text:p>
          </table:table-cell>
          <table:table-cell table:number-columns-repeated="16378"/>
        </table:table-row>
        <table:table-row table:style-name="ro1">
          <table:table-cell office:value-type="float" office:value="2.7549199999999998" table:style-name="ce1">
            <text:p>2,75492</text:p>
          </table:table-cell>
          <table:table-cell office:value-type="float" office:value="4.8146399999999998" table:style-name="ce1">
            <text:p>4,81464</text:p>
          </table:table-cell>
          <table:table-cell office:value-type="float" office:value="4.8146399999999998" table:formula="of:=MEDIAN([.B220:.B222])" table:style-name="ce1">
            <text:p>4,81464</text:p>
          </table:table-cell>
          <table:table-cell office:value-type="float" office:value="4.8146399999999998" table:formula="of:=MEDIAN([.B219:.B223])" table:style-name="ce1">
            <text:p>4,81464</text:p>
          </table:table-cell>
          <table:table-cell office:value-type="float" office:value="0" table:formula="of:=[.D221]-[.D220]" table:style-name="ce1">
            <text:p>0</text:p>
          </table:table-cell>
          <table:table-cell office:value-type="float" office:value="-0.34062775202299589" table:formula="of:=(AVERAGE([.E220:.E222])/[.B221])*100" table:style-name="ce1">
            <text:p>-0,340627752</text:p>
          </table:table-cell>
          <table:table-cell table:number-columns-repeated="16378"/>
        </table:table-row>
        <table:table-row table:style-name="ro1">
          <table:table-cell office:value-type="float" office:value="2.7791440000000001" table:style-name="ce1">
            <text:p>2,779144</text:p>
          </table:table-cell>
          <table:table-cell office:value-type="float" office:value="4.7630800000000004" table:style-name="ce1">
            <text:p>4,76308</text:p>
          </table:table-cell>
          <table:table-cell office:value-type="float" office:value="4.7662000000000004" table:formula="of:=MEDIAN([.B221:.B223])" table:style-name="ce1">
            <text:p>4,7662</text:p>
          </table:table-cell>
          <table:table-cell office:value-type="float" office:value="4.7662000000000004" table:formula="of:=MEDIAN([.B220:.B224])" table:style-name="ce1">
            <text:p>4,7662</text:p>
          </table:table-cell>
          <table:table-cell office:value-type="float" office:value="-4.8439999999999372E-2" table:formula="of:=[.D222]-[.D221]" table:style-name="ce1">
            <text:p>-0,04844</text:p>
          </table:table-cell>
          <table:table-cell office:value-type="float" office:value="-0.36083094692229523" table:formula="of:=(AVERAGE([.E221:.E223])/[.B222])*100" table:style-name="ce1">
            <text:p>-0,360830947</text:p>
          </table:table-cell>
          <table:table-cell table:number-columns-repeated="16378"/>
        </table:table-row>
        <table:table-row table:style-name="ro1">
          <table:table-cell office:value-type="float" office:value="2.7793000000000001" table:style-name="ce1">
            <text:p>2,7793</text:p>
          </table:table-cell>
          <table:table-cell office:value-type="float" office:value="4.7662000000000004" table:style-name="ce1">
            <text:p>4,7662</text:p>
          </table:table-cell>
          <table:table-cell office:value-type="float" office:value="4.7630800000000004" table:formula="of:=MEDIAN([.B222:.B224])" table:style-name="ce1">
            <text:p>4,76308</text:p>
          </table:table-cell>
          <table:table-cell office:value-type="float" office:value="4.7630800000000004" table:formula="of:=MEDIAN([.B221:.B225])" table:style-name="ce1">
            <text:p>4,76308</text:p>
          </table:table-cell>
          <table:table-cell office:value-type="float" office:value="-3.1200000000000117E-3" table:formula="of:=[.D223]-[.D222]" table:style-name="ce1">
            <text:p>-0,00312</text:p>
          </table:table-cell>
          <table:table-cell office:value-type="float" office:value="-0.68370329962373977" table:formula="of:=(AVERAGE([.E222:.E224])/[.B223])*100" table:style-name="ce1">
            <text:p>-0,6837033</text:p>
          </table:table-cell>
          <table:table-cell table:number-columns-repeated="16378"/>
        </table:table-row>
        <table:table-row table:style-name="ro1">
          <table:table-cell office:value-type="float" office:value="2.8049520000000001" table:style-name="ce1">
            <text:p>2,804952</text:p>
          </table:table-cell>
          <table:table-cell office:value-type="float" office:value="4.7168799999999997" table:style-name="ce1">
            <text:p>4,71688</text:p>
          </table:table-cell>
          <table:table-cell office:value-type="float" office:value="4.7168799999999997" table:formula="of:=MEDIAN([.B223:.B225])" table:style-name="ce1">
            <text:p>4,71688</text:p>
          </table:table-cell>
          <table:table-cell office:value-type="float" office:value="4.7168799999999997" table:formula="of:=MEDIAN([.B222:.B226])" table:style-name="ce1">
            <text:p>4,71688</text:p>
          </table:table-cell>
          <table:table-cell office:value-type="float" office:value="-4.6200000000000685E-2" table:formula="of:=[.D224]-[.D223]" table:style-name="ce1">
            <text:p>-0,0462</text:p>
          </table:table-cell>
          <table:table-cell office:value-type="float" office:value="-0.34853547260053752" table:formula="of:=(AVERAGE([.E223:.E225])/[.B224])*100" table:style-name="ce1">
            <text:p>-0,348535473</text:p>
          </table:table-cell>
          <table:table-cell table:number-columns-repeated="16378"/>
        </table:table-row>
        <table:table-row table:style-name="ro1">
          <table:table-cell office:value-type="float" office:value="2.8051080000000002" table:style-name="ce1">
            <text:p>2,805108</text:p>
          </table:table-cell>
          <table:table-cell office:value-type="float" office:value="4.7168799999999997" table:style-name="ce1">
            <text:p>4,71688</text:p>
          </table:table-cell>
          <table:table-cell office:value-type="float" office:value="4.7168799999999997" table:formula="of:=MEDIAN([.B224:.B226])" table:style-name="ce1">
            <text:p>4,71688</text:p>
          </table:table-cell>
          <table:table-cell office:value-type="float" office:value="4.7168799999999997" table:formula="of:=MEDIAN([.B223:.B227])" table:style-name="ce1">
            <text:p>4,71688</text:p>
          </table:table-cell>
          <table:table-cell office:value-type="float" office:value="0" table:formula="of:=[.D225]-[.D224]" table:style-name="ce1">
            <text:p>0</text:p>
          </table:table-cell>
          <table:table-cell office:value-type="float" office:value="-0.32648699988128227" table:formula="of:=(AVERAGE([.E224:.E226])/[.B225])*100" table:style-name="ce1">
            <text:p>-0,326487</text:p>
          </table:table-cell>
          <table:table-cell table:number-columns-repeated="16378"/>
        </table:table-row>
        <table:table-row table:style-name="ro1">
          <table:table-cell office:value-type="float" office:value="2.8299280000000002" table:style-name="ce1">
            <text:p>2,829928</text:p>
          </table:table-cell>
          <table:table-cell office:value-type="float" office:value="4.6524700000000001" table:style-name="ce1">
            <text:p>4,65247</text:p>
          </table:table-cell>
          <table:table-cell office:value-type="float" office:value="4.7168799999999997" table:formula="of:=MEDIAN([.B225:.B227])" table:style-name="ce1">
            <text:p>4,71688</text:p>
          </table:table-cell>
          <table:table-cell office:value-type="float" office:value="4.7168799999999997" table:formula="of:=MEDIAN([.B224:.B228])" table:style-name="ce1">
            <text:p>4,71688</text:p>
          </table:table-cell>
          <table:table-cell office:value-type="float" office:value="0" table:formula="of:=[.D226]-[.D22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.8300839999999998" table:style-name="ce1">
            <text:p>2,830084</text:p>
          </table:table-cell>
          <table:table-cell office:value-type="float" office:value="4.8740100000000002" table:style-name="ce1">
            <text:p>4,87401</text:p>
          </table:table-cell>
          <table:table-cell office:value-type="float" office:value="4.8100699999999996" table:formula="of:=MEDIAN([.B226:.B228])" table:style-name="ce1">
            <text:p>4,81007</text:p>
          </table:table-cell>
          <table:table-cell table:number-columns-repeated="16381" table:style-name="ce1"/>
        </table:table-row>
        <table:table-row table:style-name="ro1">
          <table:table-cell office:value-type="float" office:value="2.8552360000000001" table:style-name="ce1">
            <text:p>2,855236</text:p>
          </table:table-cell>
          <table:table-cell office:value-type="float" office:value="4.8100699999999996" table:style-name="ce1">
            <text:p>4,8100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 Speed</text:p>
          </table:table-cell>
          <table:table-cell office:value-type="float" office:value="4.9107399999999997" table:formula="of:=MAX([.B2:.B228])" table:style-name="ce1">
            <text:p>4,91074</text:p>
          </table:table-cell>
          <table:table-cell table:style-name="ce1"/>
          <table:table-cell office:value-type="string" table:style-name="ce1">
            <text:p>The speed after one T1<text:span text:style-name="T1"><text:s/>should be 63% of the maximum Speed:</text:span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erage Top Speed</text:p>
          </table:table-cell>
          <table:table-cell office:value-type="float" office:value="4.7535075000000004" table:formula="of:=AVERAGE([.B189:.B228])" table:style-name="ce1">
            <text:p>4,7535075</text:p>
          </table:table-cell>
          <table:table-cell table:style-name="ce1"/>
          <table:table-cell office:value-type="float" office:value="2.9947097250000003" table:formula="of:=0.63*[.B231]" table:style-name="ce1">
            <text:p>2,99470972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3">
            <text:p>=&gt; T1 =</text:p>
          </table:table-cell>
          <table:table-cell office:value-type="float" office:value="0.5" table:style-name="ce1">
            <text:p>0,5</text:p>
          </table:table-cell>
          <table:table-cell table:number-columns-repeated="16379" table:style-name="ce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Franz Wernicke</dc:creator>
    <dc:date>2018-01-15T20:24:50Z</dc:date>
    <meta:editing-cycles>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pt" svg:width="453.8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peedValue_Acceleration2.$B$2:.$B$228" chart:class="chart:scatter" chart:attached-axis="primary-y" chart:style-name="G0S0">
            <chart:domain table:cell-range-address="speedValue_Acceleration2.$A$2:.$A$228"/>
            <chart:data-point chart:repeated="2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